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0eaee"/>
      <style:paragraph-properties fo:background-color="#e0eaee"/>
      <style:text-properties style:font-name="DejaVu Sans Mono" fo:font-size="8pt" style:font-size-asian="8pt" style:font-size-complex="8pt"/>
    </style:style>
    <style:style style:name="T1" style:family="text">
      <style:text-properties fo:color="#000000" loext:opacity="100%" fo:font-weight="bold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57ae" loext:opacity="100%"/>
    </style:style>
    <style:style style:name="T4" style:family="text">
      <style:text-properties fo:color="#b07e00" loext:opacity="100%"/>
    </style:style>
    <style:style style:name="T5" style:family="text">
      <style:text-properties fo:color="#010181" loext:opacity="100%"/>
    </style:style>
    <style:style style:name="T6" style:family="text">
      <style:text-properties fo:color="#bf0303" loext:opacity="100%"/>
    </style:style>
    <style:style style:name="T7" style:family="text">
      <style:text-properties fo:color="#838183" loext:opacity="100%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</text:span> <text:span text:style-name="T2">std::{</text:span></text:p>
      <text:p text:style-name="P1"><text:span text:style-name="T2"><text:s text:c="4"/>collections::HashMap,</text:span></text:p>
      <text:p text:style-name="P1"><text:span text:style-name="T2"><text:s text:c="4"/>env,</text:span></text:p>
      <text:p text:style-name="P1"><text:span text:style-name="T2"><text:s text:c="4"/>net::SocketAddr,</text:span></text:p>
      <text:p text:style-name="P1"><text:s text:c="4"/><text:span text:style-name="T3">str</text:span><text:span text:style-name="T2">,</text:span></text:p>
      <text:p text:style-name="P1"><text:span text:style-name="T2"><text:s text:c="4"/>sync::{Arc,</text:span> <text:span text:style-name="T2">Mutex,</text:span> <text:span text:style-name="T2">OnceLock},</text:span></text:p>
      <text:p text:style-name="P1"><text:span text:style-name="T2"><text:s text:c="4"/>time::{Duration,</text:span> <text:span text:style-name="T2">SystemTime},</text:span></text:p>
      <text:p text:style-name="P1"><text:span text:style-name="T2">};</text:span></text:p>
      <text:p text:style-name="P1"><text:span text:style-name="T1">use</text:span> <text:span text:style-name="T2">std::net::{Ipv4Addr,</text:span> <text:span text:style-name="T2">SocketAddrV4};</text:span></text:p>
      <text:p text:style-name="P1"><text:span text:style-name="T1">use</text:span> <text:span text:style-name="T2">log::{debug,</text:span> <text:span text:style-name="T2">error,</text:span> <text:span text:style-name="T2">info,</text:span> <text:span text:style-name="T2">warn};</text:span></text:p>
      <text:p text:style-name="P1"><text:span text:style-name="T1">use</text:span> <text:span text:style-name="T2">rusqlite::{params,</text:span> <text:span text:style-name="T2">Connection};</text:span></text:p>
      <text:p text:style-name="P1"><text:span text:style-name="T1">use</text:span> <text:span text:style-name="T2">thiserror::Error;</text:span></text:p>
      <text:p text:style-name="P1"><text:span text:style-name="T1">use</text:span> <text:span text:style-name="T2">tokio::{</text:span></text:p>
      <text:p text:style-name="P1"><text:span text:style-name="T2"><text:s text:c="4"/>io::{AsyncReadExt,</text:span> <text:span text:style-name="T2">AsyncWriteExt},</text:span></text:p>
      <text:p text:style-name="P1"><text:span text:style-name="T2"><text:s text:c="4"/>net::{TcpListener,</text:span> <text:span text:style-name="T2">TcpStream,</text:span> <text:span text:style-name="T2">UdpSocket},</text:span></text:p>
      <text:p text:style-name="P1"><text:span text:style-name="T2"><text:s text:c="4"/>signal,</text:span></text:p>
      <text:p text:style-name="P1"><text:span text:style-name="T2"><text:s text:c="4"/>task,</text:span></text:p>
      <text:p text:style-name="P1"><text:span text:style-name="T2">};</text:span></text:p>
      <text:p text:style-name="P1"/>
      <text:p text:style-name="P1"><text:span text:style-name="T1">const</text:span> <text:span text:style-name="T2">DEFAULT_TTL:</text:span> <text:span text:style-name="T3">u64</text:span> <text:span text:style-name="T2">=</text:span> <text:span text:style-name="T4">600</text:span><text:span text:style-name="T2">;</text:span></text:p>
      <text:p text:style-name="P1"><text:span text:style-name="T1">const</text:span> <text:span text:style-name="T2">MAX_PACKET_SIZE:</text:span> <text:span text:style-name="T3">usize</text:span> <text:span text:style-name="T2">=</text:span> <text:span text:style-name="T4">4096</text:span><text:span text:style-name="T2">;</text:span></text:p>
      <text:p text:style-name="P1"><text:span text:style-name="T1">const</text:span> <text:span text:style-name="T2">CACHE_CLEANUP_INTERVAL:</text:span> <text:span text:style-name="T2">Duration</text:span> <text:span text:style-name="T2">=</text:span> <text:span text:style-name="T2">Duration::</text:span><text:span text:style-name="T5">from_secs</text:span><text:span text:style-name="T2">(</text:span><text:span text:style-name="T4">300</text:span><text:span text:style-name="T2">);</text:span></text:p>
      <text:p text:style-name="P1"/>
      <text:p text:style-name="P1"><text:span text:style-name="T2">#[</text:span><text:span text:style-name="T5">derive</text:span><text:span text:style-name="T2">(Error,</text:span> <text:span text:style-name="T2">Debug)]</text:span></text:p>
      <text:p text:style-name="P1"><text:span text:style-name="T1">pub</text:span> <text:span text:style-name="T3">enum</text:span> <text:span text:style-name="T2">DnsError</text:span> <text:span text:style-name="T2">{</text:span></text:p>
      <text:p text:style-name="P1"><text:span text:style-name="T2"><text:s text:c="4"/>#[</text:span><text:span text:style-name="T5">error</text:span><text:span text:style-name="T2">(</text:span><text:span text:style-name="T6">"I/O error:</text:span> <text:span text:style-name="T3">{0}</text:span><text:span text:style-name="T6">"</text:span><text:span text:style-name="T2">)]</text:span></text:p>
      <text:p text:style-name="P1"><text:s text:c="4"/><text:span text:style-name="T5">Io</text:span><text:span text:style-name="T2">(#[from]</text:span> <text:span text:style-name="T2">std::io::Error),</text:span></text:p>
      <text:p text:style-name="P1"><text:span text:style-name="T2"><text:s text:c="4"/>#[</text:span><text:span text:style-name="T5">error</text:span><text:span text:style-name="T2">(</text:span><text:span text:style-name="T6">"Database error:</text:span> <text:span text:style-name="T3">{0}</text:span><text:span text:style-name="T6">"</text:span><text:span text:style-name="T2">)]</text:span></text:p>
      <text:p text:style-name="P1"><text:s text:c="4"/><text:span text:style-name="T5">Db</text:span><text:span text:style-name="T2">(#[from]</text:span> <text:span text:style-name="T2">rusqlite::Error),</text:span></text:p>
      <text:p text:style-name="P1"><text:span text:style-name="T2"><text:s text:c="4"/>#[</text:span><text:span text:style-name="T5">error</text:span><text:span text:style-name="T2">(</text:span><text:span text:style-name="T6">"Invalid DNS packet:</text:span> <text:span text:style-name="T3">{0}</text:span><text:span text:style-name="T6">"</text:span><text:span text:style-name="T2">)]</text:span></text:p>
      <text:p text:style-name="P1"><text:s text:c="4"/><text:span text:style-name="T5">Protocol</text:span><text:span text:style-name="T2">(String),</text:span></text:p>
      <text:p text:style-name="P1"><text:span text:style-name="T2"><text:s text:c="4"/>#[</text:span><text:span text:style-name="T5">error</text:span><text:span text:style-name="T2">(</text:span><text:span text:style-name="T6">"Configuration error:</text:span> <text:span text:style-name="T3">{0}</text:span><text:span text:style-name="T6">"</text:span><text:span text:style-name="T2">)]</text:span></text:p>
      <text:p text:style-name="P1"><text:s text:c="4"/><text:span text:style-name="T5">Config</text:span><text:span text:style-name="T2">(String),</text:span></text:p>
      <text:p text:style-name="P1"><text:span text:style-name="T2"><text:s text:c="4"/>#[</text:span><text:span text:style-name="T5">error</text:span><text:span text:style-name="T2">(</text:span><text:span text:style-name="T6">"Shutdown signal received"</text:span><text:span text:style-name="T2">)]</text:span></text:p>
      <text:p text:style-name="P1"><text:span text:style-name="T2"><text:s text:c="4"/>Shutdown,</text:span></text:p>
      <text:p text:style-name="P1"><text:span text:style-name="T2">}</text:span></text:p>
      <text:p text:style-name="P1"/>
      <text:p text:style-name="P1"><text:span text:style-name="T2">#[</text:span><text:span text:style-name="T5">derive</text:span><text:span text:style-name="T2">(Debug,</text:span> <text:span text:style-name="T2">Clone)]</text:span></text:p>
      <text:p text:style-name="P1"><text:span text:style-name="T3">struct</text:span> <text:span text:style-name="T2">ServerConfig</text:span> <text:span text:style-name="T2">{</text:span></text:p>
      <text:p text:style-name="P1"><text:span text:style-name="T2"><text:s text:c="4"/>bind_addr:</text:span> <text:span text:style-name="T2">SocketAddr,</text:span></text:p>
      <text:p text:style-name="P1"><text:span text:style-name="T2"><text:s text:c="4"/>db_path:</text:span> <text:span text:style-name="T2">String,</text:span></text:p>
      <text:p text:style-name="P1"><text:span text:style-name="T2"><text:s text:c="4"/>cache_ttl:</text:span> <text:span text:style-name="T3">u64</text:span><text:span text:style-name="T2">,</text:span></text:p>
      <text:p text:style-name="P1"><text:span text:style-name="T2"><text:s text:c="4"/>enable_ipv6:</text:span> <text:span text:style-name="T2">bool,</text:span></text:p>
      <text:p text:style-name="P1"><text:span text:style-name="T2"><text:s text:c="4"/>max_packet_size:</text:span> <text:span text:style-name="T3">usize</text:span><text:span text:style-name="T2">,</text:span></text:p>
      <text:p text:style-name="P1"><text:span text:style-name="T2"><text:s text:c="4"/>authoritative:</text:span> <text:span text:style-name="T2">bool,</text:span></text:p>
      <text:p text:style-name="P1"><text:span text:style-name="T2"><text:s text:c="4"/>ns_records:</text:span> <text:span text:style-name="T2">Vec&lt;String&gt;,</text:span></text:p>
      <text:p text:style-name="P1"><text:span text:style-name="T2"><text:s text:c="4"/>default_domain:</text:span> <text:span text:style-name="T2">String,</text:span></text:p>
      <text:p text:style-name="P1"><text:span text:style-name="T2"><text:s text:c="4"/>default_ip:</text:span> <text:span text:style-name="T2">String,</text:span></text:p>
      <text:p text:style-name="P1"><text:span text:style-name="T2"><text:s text:c="4"/>forwarders:</text:span> <text:span text:style-name="T2">Vec&lt;SocketAddr&gt;,</text:span></text:p>
      <text:p text:style-name="P1"><text:span text:style-name="T2">}</text:span></text:p>
      <text:p text:style-name="P1"/>
      <text:p text:style-name="P1"><text:span text:style-name="T1">impl</text:span> <text:span text:style-name="T2">ServerConfig</text:span> <text:span text:style-name="T2">{</text:span></text:p>
      <text:p text:style-name="P1"><text:s text:c="4"/><text:span text:style-name="T1">fn</text:span> <text:span text:style-name="T5">from_env</text:span><text:span text:style-name="T2">() -&gt;</text:span> <text:span text:style-name="T2">Result&lt;</text:span><text:span text:style-name="T1">Self</text:span><text:span text:style-name="T2">,</text:span> <text:span text:style-name="T2">DnsError&gt; {</text:span></text:p>
      <text:p text:style-name="P1"><text:s text:c="8"/><text:span text:style-name="T1">let</text:span> <text:span text:style-name="T2">bind_addr</text:span> <text:span text:style-name="T2">=</text:span> <text:span text:style-name="T2">env::</text:span><text:span text:style-name="T5">var</text:span><text:span text:style-name="T2">(</text:span><text:span text:style-name="T6">"DNS_BIND"</text:span><text:span text:style-name="T2">)</text:span></text:p>
      <text:p text:style-name="P1"><text:s text:c="12"/><text:span text:style-name="T2">.</text:span><text:span text:style-name="T5">unwrap_or_else</text:span><text:span text:style-name="T2">(|_|</text:span> <text:span text:style-name="T6">"0.0.0.0:53"</text:span><text:span text:style-name="T2">.</text:span><text:span text:style-name="T5">into</text:span><text:span text:style-name="T2">())</text:span></text:p>
      <text:p text:style-name="P1"><text:s text:c="12"/><text:span text:style-name="T2">.</text:span><text:span text:style-name="T5">parse</text:span><text:span text:style-name="T2">()</text:span></text:p>
      <text:p text:style-name="P1"><text:s text:c="12"/><text:span text:style-name="T2">.</text:span><text:span text:style-name="T5">map_err</text:span><text:span text:style-name="T2">(|_|</text:span> <text:span text:style-name="T2">DnsError::</text:span><text:span text:style-name="T5">Config</text:span><text:span text:style-name="T2">(</text:span><text:span text:style-name="T6">"Invalid DNS_BIND address"</text:span><text:span text:style-name="T2">.</text:span><text:span text:style-name="T5">into</text:span><text:span text:style-name="T2">()))?;</text:span></text:p>
      <text:p text:style-name="P1"/>
      <text:p text:style-name="P1"><text:s text:c="8"/><text:span text:style-name="T1">let</text:span> <text:span text:style-name="T2">forwarders</text:span> <text:span text:style-name="T2">=</text:span> <text:span text:style-name="T2">env::</text:span><text:span text:style-name="T5">var</text:span><text:span text:style-name="T2">(</text:span><text:span text:style-name="T6">"DNS_FORWARDERS"</text:span><text:span text:style-name="T2">)</text:span></text:p>
      <text:p text:style-name="P1"><text:s text:c="12"/><text:span text:style-name="T2">.</text:span><text:span text:style-name="T5">unwrap_or_else</text:span><text:span text:style-name="T2">(|_|</text:span> <text:span text:style-name="T6">"8.8.8.8:53,1.1.1.1:53,9.9.9.9:53"</text:span><text:span text:style-name="T2">.</text:span><text:span text:style-name="T5">into</text:span><text:span text:style-name="T2">())</text:span></text:p>
      <text:p text:style-name="P1"><text:s text:c="12"/><text:span text:style-name="T2">.</text:span><text:span text:style-name="T5">split</text:span><text:span text:style-name="T2">(',')</text:span></text:p>
      <text:p text:style-name="P1"><text:s text:c="12"/><text:span text:style-name="T2">.</text:span><text:span text:style-name="T5">filter_map</text:span><text:span text:style-name="T2">(|s|</text:span> <text:span text:style-name="T2">s.</text:span><text:span text:style-name="T5">trim</text:span><text:span text:style-name="T2">().</text:span><text:span text:style-name="T5">parse</text:span><text:span text:style-name="T2">().</text:span><text:span text:style-name="T5">ok</text:span><text:span text:style-name="T2">())</text:span></text:p>
      <text:p text:style-name="P1"><text:s text:c="12"/><text:span text:style-name="T2">.</text:span><text:span text:style-name="T5">collect</text:span><text:span text:style-name="T2">();</text:span></text:p>
      <text:p text:style-name="P1"/>
      <text:p text:style-name="P1"><text:s text:c="8"/><text:span text:style-name="T5">Ok</text:span><text:span text:style-name="T2">(</text:span><text:span text:style-name="T1">Self</text:span> <text:span text:style-name="T2">{</text:span></text:p>
      <text:p text:style-name="P1"><text:span text:style-name="T2"><text:s text:c="12"/>bind_addr,</text:span></text:p>
      <text:p text:style-name="P1"><text:span text:style-name="T2"><text:s text:c="12"/>db_path:</text:span> <text:span text:style-name="T2">env::</text:span><text:span text:style-name="T5">var</text:span><text:span text:style-name="T2">(</text:span><text:span text:style-name="T6">"DNS_DB_PATH"</text:span><text:span text:style-name="T2">).</text:span><text:span text:style-name="T5">unwrap_or_else</text:span><text:span text:style-name="T2">(|_|</text:span> <text:span text:style-name="T6">"dns.db"</text:span><text:span text:style-name="T2">.</text:span><text:span text:style-name="T5">into</text:span><text:span text:style-name="T2">()),</text:span></text:p>
      <text:p text:style-name="P1"><text:span text:style-name="T2"><text:s text:c="12"/>cache_ttl:</text:span> <text:span text:style-name="T2">env::</text:span><text:span text:style-name="T5">var</text:span><text:span text:style-name="T2">(</text:span><text:span text:style-name="T6">"DNS_CACHE_TTL"</text:span><text:span text:style-name="T2">)</text:span></text:p>
      <text:p text:style-name="P1"><text:s text:c="16"/><text:span text:style-name="T2">.</text:span><text:span text:style-name="T5">ok</text:span><text:span text:style-name="T2">()</text:span></text:p>
      <text:p text:style-name="P1"><text:s text:c="16"/><text:span text:style-name="T2">.</text:span><text:span text:style-name="T5">and_then</text:span><text:span text:style-name="T2">(|v|</text:span> <text:span text:style-name="T2">v.</text:span><text:span text:style-name="T5">parse</text:span><text:span text:style-name="T2">().</text:span><text:span text:style-name="T5">ok</text:span><text:span text:style-name="T2">())</text:span></text:p>
      <text:p text:style-name="P1"><text:s text:c="16"/><text:span text:style-name="T2">.</text:span><text:span text:style-name="T5">unwrap_or</text:span><text:span text:style-name="T2">(DEFAULT_TTL),</text:span></text:p>
      <text:p text:style-name="P1"><text:span text:style-name="T2"><text:s text:c="12"/>enable_ipv6:</text:span> <text:span text:style-name="T2">env::</text:span><text:span text:style-name="T5">var</text:span><text:span text:style-name="T2">(</text:span><text:span text:style-name="T6">"DNS_ENABLE_IPV6"</text:span><text:span text:style-name="T2">)</text:span></text:p>
      <text:p text:style-name="P1"><text:s text:c="16"/><text:span text:style-name="T2">.</text:span><text:span text:style-name="T5">map</text:span><text:span text:style-name="T2">(|v|</text:span> <text:span text:style-name="T2">v</text:span> <text:span text:style-name="T2">==</text:span> <text:span text:style-name="T6">"1"</text:span> <text:span text:style-name="T2">||</text:span> <text:span text:style-name="T2">v.</text:span><text:span text:style-name="T5">eq_ignore_ascii_case</text:span><text:span text:style-name="T2">(</text:span><text:span text:style-name="T6">"true"</text:span><text:span text:style-name="T2">))</text:span></text:p>
      <text:p text:style-name="P1"><text:s text:c="16"/><text:span text:style-name="T2">.</text:span><text:span text:style-name="T5">unwrap_or</text:span><text:span text:style-name="T2">(</text:span><text:span text:style-name="T1">false</text:span><text:span text:style-name="T2">),</text:span></text:p>
      <text:p text:style-name="P1"><text:span text:style-name="T2"><text:s text:c="12"/>max_packet_size:</text:span> <text:span text:style-name="T2">env::</text:span><text:span text:style-name="T5">var</text:span><text:span text:style-name="T2">(</text:span><text:span text:style-name="T6">"DNS_MAX_PACKET_SIZE"</text:span><text:span text:style-name="T2">)</text:span></text:p>
      <text:p text:style-name="P1"><text:s text:c="16"/><text:span text:style-name="T2">.</text:span><text:span text:style-name="T5">ok</text:span><text:span text:style-name="T2">()</text:span></text:p>
      <text:p text:style-name="P1"><text:s text:c="16"/><text:span text:style-name="T2">.</text:span><text:span text:style-name="T5">and_then</text:span><text:span text:style-name="T2">(|v|</text:span> <text:span text:style-name="T2">v.</text:span><text:span text:style-name="T5">parse</text:span><text:span text:style-name="T2">().</text:span><text:span text:style-name="T5">ok</text:span><text:span text:style-name="T2">())</text:span></text:p>
      <text:p text:style-name="P1"><text:s text:c="16"/><text:span text:style-name="T2">.</text:span><text:span text:style-name="T5">unwrap_or</text:span><text:span text:style-name="T2">(MAX_PACKET_SIZE),</text:span></text:p>
      <text:p text:style-name="P1"><text:soft-page-break/><text:span text:style-name="T2"><text:s text:c="12"/>authoritative:</text:span> <text:span text:style-name="T2">env::</text:span><text:span text:style-name="T5">var</text:span><text:span text:style-name="T2">(</text:span><text:span text:style-name="T6">"DNS_AUTHORITATIVE"</text:span><text:span text:style-name="T2">)</text:span></text:p>
      <text:p text:style-name="P1"><text:s text:c="16"/><text:span text:style-name="T2">.</text:span><text:span text:style-name="T5">map</text:span><text:span text:style-name="T2">(|v|</text:span> <text:span text:style-name="T2">v</text:span> <text:span text:style-name="T2">==</text:span> <text:span text:style-name="T6">"1"</text:span> <text:span text:style-name="T2">||</text:span> <text:span text:style-name="T2">v.</text:span><text:span text:style-name="T5">eq_ignore_ascii_case</text:span><text:span text:style-name="T2">(</text:span><text:span text:style-name="T6">"true"</text:span><text:span text:style-name="T2">))</text:span></text:p>
      <text:p text:style-name="P1"><text:s text:c="16"/><text:span text:style-name="T2">.</text:span><text:span text:style-name="T5">unwrap_or</text:span><text:span text:style-name="T2">(</text:span><text:span text:style-name="T1">false</text:span><text:span text:style-name="T2">),</text:span></text:p>
      <text:p text:style-name="P1"><text:span text:style-name="T2"><text:s text:c="12"/>ns_records:</text:span> <text:span text:style-name="T2">env::</text:span><text:span text:style-name="T5">var</text:span><text:span text:style-name="T2">(</text:span><text:span text:style-name="T6">"DNS_NS_RECORDS"</text:span><text:span text:style-name="T2">)</text:span></text:p>
      <text:p text:style-name="P1"><text:s text:c="16"/><text:span text:style-name="T2">.</text:span><text:span text:style-name="T5">map</text:span><text:span text:style-name="T2">(|v|</text:span> <text:span text:style-name="T2">v.</text:span><text:span text:style-name="T5">split</text:span><text:span text:style-name="T2">(',').</text:span><text:span text:style-name="T5">map</text:span><text:span text:style-name="T2">(|s|</text:span> <text:span text:style-name="T2">s.</text:span><text:span text:style-name="T5">trim</text:span><text:span text:style-name="T2">().</text:span><text:span text:style-name="T5">to_string</text:span><text:span text:style-name="T2">()).</text:span><text:span text:style-name="T5">collect</text:span><text:span text:style-name="T2">())</text:span></text:p>
      <text:p text:style-name="P1"><text:s text:c="16"/><text:span text:style-name="T2">.</text:span><text:span text:style-name="T5">unwrap_or_else</text:span><text:span text:style-name="T2">(|_|</text:span> <text:span text:style-name="T2">vec![</text:span><text:span text:style-name="T6">"ns1.bzo.in."</text:span><text:span text:style-name="T2">.</text:span><text:span text:style-name="T5">into</text:span><text:span text:style-name="T2">(),</text:span> <text:span text:style-name="T6">"ns2.bzo.in."</text:span><text:span text:style-name="T2">.</text:span><text:span text:style-name="T5">into</text:span><text:span text:style-name="T2">()]),</text:span></text:p>
      <text:p text:style-name="P1"><text:span text:style-name="T2"><text:s text:c="12"/>default_domain:</text:span> <text:span text:style-name="T2">env::</text:span><text:span text:style-name="T5">var</text:span><text:span text:style-name="T2">(</text:span><text:span text:style-name="T6">"DNS_DEFAULT_DOMAIN"</text:span><text:span text:style-name="T2">).</text:span><text:span text:style-name="T5">unwrap_or_else</text:span><text:span text:style-name="T2">(|_|</text:span> <text:span text:style-name="T6">"bzo.in"</text:span><text:span text:style-name="T2">.</text:span><text:span text:style-name="T5">into</text:span><text:span text:style-name="T2">()),</text:span></text:p>
      <text:p text:style-name="P1"><text:span text:style-name="T2"><text:s text:c="12"/>default_ip:</text:span> <text:span text:style-name="T2">env::</text:span><text:span text:style-name="T5">var</text:span><text:span text:style-name="T2">(</text:span><text:span text:style-name="T6">"DNS_DEFAULT_IP"</text:span><text:span text:style-name="T2">).</text:span><text:span text:style-name="T5">unwrap_or_else</text:span><text:span text:style-name="T2">(|_|</text:span> <text:span text:style-name="T6">"60.254.61.33"</text:span><text:span text:style-name="T2">.</text:span><text:span text:style-name="T5">into</text:span><text:span text:style-name="T2">()),</text:span></text:p>
      <text:p text:style-name="P1"><text:span text:style-name="T2"><text:s text:c="12"/>forwarders,</text:span></text:p>
      <text:p text:style-name="P1"><text:s text:c="8"/><text:span text:style-name="T2">})</text:span></text:p>
      <text:p text:style-name="P1"><text:s text:c="4"/><text:span text:style-name="T2">}</text:span></text:p>
      <text:p text:style-name="P1"><text:span text:style-name="T2">}</text:span></text:p>
      <text:p text:style-name="P1"/>
      <text:p text:style-name="P1"><text:span text:style-name="T2">#[</text:span><text:span text:style-name="T5">derive</text:span><text:span text:style-name="T2">(Debug,</text:span> <text:span text:style-name="T2">Clone)]</text:span></text:p>
      <text:p text:style-name="P1"><text:span text:style-name="T3">struct</text:span> <text:span text:style-name="T2">CacheEntry</text:span> <text:span text:style-name="T2">{</text:span></text:p>
      <text:p text:style-name="P1"><text:span text:style-name="T2"><text:s text:c="4"/>ip:</text:span> <text:span text:style-name="T2">String,</text:span></text:p>
      <text:p text:style-name="P1"><text:span text:style-name="T2"><text:s text:c="4"/>inserted:</text:span> <text:span text:style-name="T2">SystemTime,</text:span></text:p>
      <text:p text:style-name="P1"><text:span text:style-name="T2"><text:s text:c="4"/>ttl:</text:span> <text:span text:style-name="T3">u64</text:span><text:span text:style-name="T2">,</text:span></text:p>
      <text:p text:style-name="P1"><text:span text:style-name="T2">}</text:span></text:p>
      <text:p text:style-name="P1"/>
      <text:p text:style-name="P1"><text:span text:style-name="T2">#[</text:span><text:span text:style-name="T5">derive</text:span><text:span text:style-name="T2">(Debug)]</text:span></text:p>
      <text:p text:style-name="P1"><text:span text:style-name="T2">#[</text:span><text:span text:style-name="T5">derive</text:span><text:span text:style-name="T2">(Clone)]</text:span></text:p>
      <text:p text:style-name="P1"><text:span text:style-name="T3">struct</text:span> <text:span text:style-name="T2">DnsCache</text:span> <text:span text:style-name="T2">{</text:span></text:p>
      <text:p text:style-name="P1"><text:span text:style-name="T2"><text:s text:c="4"/>entries:</text:span> <text:span text:style-name="T2">Arc&lt;Mutex&lt;HashMap&lt;String,</text:span> <text:span text:style-name="T2">CacheEntry&gt;&gt;&gt;,</text:span></text:p>
      <text:p text:style-name="P1"><text:span text:style-name="T2"><text:s text:c="4"/>ns_records:</text:span> <text:span text:style-name="T2">Vec&lt;String&gt;,</text:span></text:p>
      <text:p text:style-name="P1"><text:span text:style-name="T2">}</text:span></text:p>
      <text:p text:style-name="P1"/>
      <text:p text:style-name="P1"><text:span text:style-name="T1">impl</text:span> <text:span text:style-name="T2">DnsCache</text:span> <text:span text:style-name="T2">{</text:span></text:p>
      <text:p text:style-name="P1"><text:s text:c="4"/><text:span text:style-name="T1">fn</text:span> <text:span text:style-name="T5">new</text:span><text:span text:style-name="T2">(ns_records:</text:span> <text:span text:style-name="T2">Vec&lt;String&gt;) -&gt;</text:span> <text:span text:style-name="T1">Self</text:span> <text:span text:style-name="T2">{</text:span></text:p>
      <text:p text:style-name="P1"><text:s text:c="8"/><text:span text:style-name="T1">Self</text:span> <text:span text:style-name="T2">{</text:span></text:p>
      <text:p text:style-name="P1"><text:span text:style-name="T2"><text:s text:c="12"/>entries:</text:span> <text:span text:style-name="T2">Arc::</text:span><text:span text:style-name="T5">new</text:span><text:span text:style-name="T2">(Mutex::</text:span><text:span text:style-name="T5">new</text:span><text:span text:style-name="T2">(HashMap::</text:span><text:span text:style-name="T5">new</text:span><text:span text:style-name="T2">())),</text:span></text:p>
      <text:p text:style-name="P1"><text:span text:style-name="T2"><text:s text:c="12"/>ns_records,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1">fn</text:span> <text:span text:style-name="T5">get</text:span><text:span text:style-name="T2">(&amp;</text:span><text:span text:style-name="T1">self</text:span><text:span text:style-name="T2">,</text:span> <text:span text:style-name="T2">domain: &amp;</text:span><text:span text:style-name="T3">str</text:span><text:span text:style-name="T2">) -&gt;</text:span> <text:span text:style-name="T2">Option&lt;(String,</text:span> <text:span text:style-name="T3">u64</text:span><text:span text:style-name="T2">)&gt; {</text:span></text:p>
      <text:p text:style-name="P1"><text:s text:c="8"/><text:span text:style-name="T1">let mut</text:span> <text:span text:style-name="T2">cache</text:span> <text:span text:style-name="T2">=</text:span> <text:span text:style-name="T1">self</text:span><text:span text:style-name="T2">.entries.</text:span><text:span text:style-name="T5">lock</text:span><text:span text:style-name="T2">().</text:span><text:span text:style-name="T5">unwrap</text:span><text:span text:style-name="T2">();</text:span></text:p>
      <text:p text:style-name="P1"><text:s text:c="8"/><text:span text:style-name="T1">if let</text:span> <text:span text:style-name="T5">Some</text:span><text:span text:style-name="T2">(entry) =</text:span> <text:span text:style-name="T2">cache.</text:span><text:span text:style-name="T5">get</text:span><text:span text:style-name="T2">(domain) {</text:span></text:p>
      <text:p text:style-name="P1"><text:s text:c="12"/><text:span text:style-name="T1">if</text:span> <text:span text:style-name="T2">entry.inserted.</text:span><text:span text:style-name="T5">elapsed</text:span><text:span text:style-name="T2">().</text:span><text:span text:style-name="T5">unwrap_or_default</text:span><text:span text:style-name="T2">().</text:span><text:span text:style-name="T5">as_secs</text:span><text:span text:style-name="T2">() &lt;=</text:span> <text:span text:style-name="T2">entry.ttl</text:span> <text:span text:style-name="T2">{</text:span></text:p>
      <text:p text:style-name="P1"><text:s text:c="16"/><text:span text:style-name="T1">return</text:span> <text:span text:style-name="T5">Some</text:span><text:span text:style-name="T2">((entry.ip.</text:span><text:span text:style-name="T5">clone</text:span><text:span text:style-name="T2">(),</text:span> <text:span text:style-name="T2">entry.ttl));</text:span></text:p>
      <text:p text:style-name="P1"><text:s text:c="12"/><text:span text:style-name="T2">}</text:span></text:p>
      <text:p text:style-name="P1"><text:span text:style-name="T2"><text:s text:c="12"/>cache.</text:span><text:span text:style-name="T5">remove</text:span><text:span text:style-name="T2">(domain);</text:span></text:p>
      <text:p text:style-name="P1"><text:s text:c="8"/><text:span text:style-name="T2">}</text:span></text:p>
      <text:p text:style-name="P1"><text:span text:style-name="T2"><text:s text:c="8"/>None</text:span></text:p>
      <text:p text:style-name="P1"><text:s text:c="4"/><text:span text:style-name="T2">}</text:span></text:p>
      <text:p text:style-name="P1"/>
      <text:p text:style-name="P1"><text:s text:c="4"/><text:span text:style-name="T1">fn</text:span> <text:span text:style-name="T5">set</text:span><text:span text:style-name="T2">(&amp;</text:span><text:span text:style-name="T1">self</text:span><text:span text:style-name="T2">,</text:span> <text:span text:style-name="T2">domain:</text:span> <text:span text:style-name="T2">String,</text:span> <text:span text:style-name="T2">ip:</text:span> <text:span text:style-name="T2">String,</text:span> <text:span text:style-name="T2">ttl:</text:span> <text:span text:style-name="T3">u64</text:span><text:span text:style-name="T2">) {</text:span></text:p>
      <text:p text:style-name="P1"><text:s text:c="8"/><text:span text:style-name="T1">let mut</text:span> <text:span text:style-name="T2">cache</text:span> <text:span text:style-name="T2">=</text:span> <text:span text:style-name="T1">self</text:span><text:span text:style-name="T2">.entries.</text:span><text:span text:style-name="T5">lock</text:span><text:span text:style-name="T2">().</text:span><text:span text:style-name="T5">unwrap</text:span><text:span text:style-name="T2">();</text:span></text:p>
      <text:p text:style-name="P1"><text:span text:style-name="T2"><text:s text:c="8"/>cache.</text:span><text:span text:style-name="T5">insert</text:span><text:span text:style-name="T2">(</text:span></text:p>
      <text:p text:style-name="P1"><text:span text:style-name="T2"><text:s text:c="12"/>domain,</text:span></text:p>
      <text:p text:style-name="P1"><text:span text:style-name="T2"><text:s text:c="12"/>CacheEntry</text:span> <text:span text:style-name="T2">{</text:span></text:p>
      <text:p text:style-name="P1"><text:span text:style-name="T2"><text:s text:c="16"/>ip,</text:span></text:p>
      <text:p text:style-name="P1"><text:span text:style-name="T2"><text:s text:c="16"/>inserted:</text:span> <text:span text:style-name="T2">SystemTime::</text:span><text:span text:style-name="T5">now</text:span><text:span text:style-name="T2">(),</text:span></text:p>
      <text:p text:style-name="P1"><text:span text:style-name="T2"><text:s text:c="16"/>ttl,</text:span></text:p>
      <text:p text:style-name="P1"><text:s text:c="12"/><text:span text:style-name="T2">},</text:span></text:p>
      <text:p text:style-name="P1"><text:s text:c="8"/><text:span text:style-name="T2">);</text:span></text:p>
      <text:p text:style-name="P1"><text:s text:c="4"/><text:span text:style-name="T2">}</text:span></text:p>
      <text:p text:style-name="P1"/>
      <text:p text:style-name="P1"><text:s text:c="4"/><text:span text:style-name="T1">fn</text:span> <text:span text:style-name="T5">cleanup</text:span><text:span text:style-name="T2">(&amp;</text:span><text:span text:style-name="T1">self</text:span><text:span text:style-name="T2">) {</text:span></text:p>
      <text:p text:style-name="P1"><text:s text:c="8"/><text:span text:style-name="T1">let mut</text:span> <text:span text:style-name="T2">cache</text:span> <text:span text:style-name="T2">=</text:span> <text:span text:style-name="T1">self</text:span><text:span text:style-name="T2">.entries.</text:span><text:span text:style-name="T5">lock</text:span><text:span text:style-name="T2">().</text:span><text:span text:style-name="T5">unwrap</text:span><text:span text:style-name="T2">();</text:span></text:p>
      <text:p text:style-name="P1"><text:span text:style-name="T2"><text:s text:c="8"/>cache.</text:span><text:span text:style-name="T5">retain</text:span><text:span text:style-name="T2">(|_,</text:span> <text:span text:style-name="T2">entry| {</text:span></text:p>
      <text:p text:style-name="P1"><text:span text:style-name="T2"><text:s text:c="12"/>entry.inserted.</text:span><text:span text:style-name="T5">elapsed</text:span><text:span text:style-name="T2">().</text:span><text:span text:style-name="T5">map</text:span><text:span text:style-name="T2">(|d|</text:span> <text:span text:style-name="T2">d.</text:span><text:span text:style-name="T5">as_secs</text:span><text:span text:style-name="T2">() &lt;=</text:span> <text:span text:style-name="T2">entry.ttl).</text:span><text:span text:style-name="T5">unwrap_or</text:span><text:span text:style-name="T2">(</text:span><text:span text:style-name="T1">true</text:span><text:span text:style-name="T2">)</text:span></text:p>
      <text:p text:style-name="P1"><text:s text:c="8"/><text:span text:style-name="T2">});</text:span></text:p>
      <text:p text:style-name="P1"><text:s text:c="4"/><text:span text:style-name="T2">}</text:span></text:p>
      <text:p text:style-name="P1"><text:span text:style-name="T2">}</text:span></text:p>
      <text:p text:style-name="P1"/>
      <text:p text:style-name="P1"><text:span text:style-name="T1">static</text:span> <text:span text:style-name="T2">CACHE:</text:span> <text:span text:style-name="T2">OnceLock&lt;DnsCache&gt; =</text:span> <text:span text:style-name="T2">OnceLock::</text:span><text:span text:style-name="T5">new</text:span><text:span text:style-name="T2">();</text:span></text:p>
      <text:p text:style-name="P1"/>
      <text:p text:style-name="P1"><text:span text:style-name="T2">#[tokio::main]</text:span></text:p>
      <text:p text:style-name="P1"><text:span text:style-name="T2">async</text:span> <text:span text:style-name="T1">fn</text:span> <text:span text:style-name="T5">main</text:span><text:span text:style-name="T2">() -&gt;</text:span> <text:span text:style-name="T2">Result&lt;(),</text:span> <text:span text:style-name="T2">DnsError&gt; {</text:span></text:p>
      <text:p text:style-name="P1"><text:span text:style-name="T2"><text:s text:c="4"/>env_logger::Builder::</text:span><text:span text:style-name="T5">from_env</text:span><text:span text:style-name="T2">(env_logger::Env::default().</text:span><text:span text:style-name="T5">default_filter_or</text:span><text:span text:style-name="T2">(</text:span><text:span text:style-name="T6">"info"</text:span><text:span text:style-name="T2">))</text:span></text:p>
      <text:p text:style-name="P1"><text:s text:c="8"/><text:span text:style-name="T2">.</text:span><text:span text:style-name="T5">format_timestamp_micros</text:span><text:span text:style-name="T2">()</text:span></text:p>
      <text:p text:style-name="P1"><text:s text:c="8"/><text:span text:style-name="T2">.</text:span><text:span text:style-name="T5">init</text:span><text:span text:style-name="T2">();</text:span></text:p>
      <text:p text:style-name="P1"/>
      <text:p text:style-name="P1"><text:s text:c="4"/><text:span text:style-name="T1">let</text:span> <text:span text:style-name="T2">config</text:span> <text:span text:style-name="T2">=</text:span> <text:span text:style-name="T2">ServerConfig::</text:span><text:span text:style-name="T5">from_env</text:span><text:span text:style-name="T2">()?;</text:span></text:p>
      <text:p text:style-name="P1"><text:s text:c="4"/><text:span text:style-name="T7">// Initialize cache with NS records from config</text:span></text:p>
      <text:p text:style-name="P1"><text:s text:c="4"/><text:span text:style-name="T1">let</text:span> <text:span text:style-name="T2">cache</text:span> <text:span text:style-name="T2">=</text:span> <text:span text:style-name="T2">CACHE.</text:span><text:span text:style-name="T5">get_or_init</text:span><text:span text:style-name="T2">(||</text:span> <text:span text:style-name="T2">DnsCache::</text:span><text:span text:style-name="T5">new</text:span><text:span text:style-name="T2">(config.ns_records.</text:span><text:span text:style-name="T5">clone</text:span><text:span text:style-name="T2">()));</text:span></text:p>
      <text:p text:style-name="P1"/>
      <text:p text:style-name="P1"><text:soft-page-break/><text:s text:c="4"/><text:span text:style-name="T5">init_db</text:span><text:span text:style-name="T2">(&amp;config.db_path, &amp;config.default_domain, &amp;config.default_ip)?;</text:span></text:p>
      <text:p text:style-name="P1"/>
      <text:p text:style-name="P1"><text:s text:c="4"/><text:span text:style-name="T1">let</text:span> <text:span text:style-name="T2">cache_cleanup</text:span> <text:span text:style-name="T2">=</text:span> <text:span text:style-name="T2">task::</text:span><text:span text:style-name="T5">spawn</text:span><text:span text:style-name="T2">({</text:span></text:p>
      <text:p text:style-name="P1"><text:s text:c="8"/><text:span text:style-name="T1">let</text:span> <text:span text:style-name="T2">cache</text:span> <text:span text:style-name="T2">=</text:span> <text:span text:style-name="T2">cache.</text:span><text:span text:style-name="T5">clone</text:span><text:span text:style-name="T2">();</text:span></text:p>
      <text:p text:style-name="P1"><text:span text:style-name="T2"><text:s text:c="8"/>async</text:span> <text:span text:style-name="T1">move</text:span> <text:span text:style-name="T2">{</text:span></text:p>
      <text:p text:style-name="P1"><text:s text:c="12"/><text:span text:style-name="T1">let mut</text:span> <text:span text:style-name="T2">interval</text:span> <text:span text:style-name="T2">=</text:span> <text:span text:style-name="T2">tokio::time::</text:span><text:span text:style-name="T5">interval</text:span><text:span text:style-name="T2">(CACHE_CLEANUP_INTERVAL);</text:span></text:p>
      <text:p text:style-name="P1"><text:s text:c="12"/><text:span text:style-name="T1">loop</text:span> <text:span text:style-name="T2">{</text:span></text:p>
      <text:p text:style-name="P1"><text:span text:style-name="T2"><text:s text:c="16"/>interval.</text:span><text:span text:style-name="T5">tick</text:span><text:span text:style-name="T2">().await;</text:span></text:p>
      <text:p text:style-name="P1"><text:span text:style-name="T2"><text:s text:c="16"/>cache.</text:span><text:span text:style-name="T5">cleanup</text:span><text:span text:style-name="T2">();</text:span></text:p>
      <text:p text:style-name="P1"><text:s text:c="16"/><text:span text:style-name="T5">debug!</text:span><text:span text:style-name="T2">(</text:span><text:span text:style-name="T6">"Cache cleanup completed"</text:span><text:span text:style-name="T2">);</text:span></text:p>
      <text:p text:style-name="P1"><text:s text:c="12"/><text:span text:style-name="T2">}</text:span></text:p>
      <text:p text:style-name="P1"><text:s text:c="8"/><text:span text:style-name="T2">}</text:span></text:p>
      <text:p text:style-name="P1"><text:s text:c="4"/><text:span text:style-name="T2">});</text:span></text:p>
      <text:p text:style-name="P1"/>
      <text:p text:style-name="P1"><text:s text:c="4"/><text:span text:style-name="T1">let</text:span> <text:span text:style-name="T2">shutdown_signal</text:span> <text:span text:style-name="T2">=</text:span> <text:span text:style-name="T2">async</text:span> <text:span text:style-name="T2">{</text:span></text:p>
      <text:p text:style-name="P1"><text:span text:style-name="T2"><text:s text:c="8"/>signal::</text:span><text:span text:style-name="T5">ctrl_c</text:span><text:span text:style-name="T2">().await.</text:span><text:span text:style-name="T5">expect</text:span><text:span text:style-name="T2">(</text:span><text:span text:style-name="T6">"Failed to listen for shutdown signal"</text:span><text:span text:style-name="T2">);</text:span></text:p>
      <text:p text:style-name="P1"><text:s text:c="8"/><text:span text:style-name="T5">info!</text:span><text:span text:style-name="T2">(</text:span><text:span text:style-name="T6">"Shutdown signal received"</text:span><text:span text:style-name="T2">);</text:span></text:p>
      <text:p text:style-name="P1"><text:s text:c="4"/><text:span text:style-name="T2">};</text:span></text:p>
      <text:p text:style-name="P1"/>
      <text:p text:style-name="P1"><text:s text:c="4"/><text:span text:style-name="T1">let</text:span> <text:span text:style-name="T2">udp_server</text:span> <text:span text:style-name="T2">=</text:span> <text:span text:style-name="T5">run_udp_server</text:span><text:span text:style-name="T2">(config.</text:span><text:span text:style-name="T5">clone</text:span><text:span text:style-name="T2">());</text:span></text:p>
      <text:p text:style-name="P1"><text:s text:c="4"/><text:span text:style-name="T1">let</text:span> <text:span text:style-name="T2">tcp_server</text:span> <text:span text:style-name="T2">=</text:span> <text:span text:style-name="T5">run_tcp_server</text:span><text:span text:style-name="T2">(config.</text:span><text:span text:style-name="T5">clone</text:span><text:span text:style-name="T2">());</text:span></text:p>
      <text:p text:style-name="P1"/>
      <text:p text:style-name="P1"><text:span text:style-name="T2"><text:s text:c="4"/>tokio::select! {</text:span></text:p>
      <text:p text:style-name="P1"><text:span text:style-name="T2"><text:s text:c="8"/>_</text:span> <text:span text:style-name="T2">=</text:span> <text:span text:style-name="T2">shutdown_signal</text:span> <text:span text:style-name="T2">=&gt; {</text:span></text:p>
      <text:p text:style-name="P1"><text:s text:c="12"/><text:span text:style-name="T5">info!</text:span><text:span text:style-name="T2">(</text:span><text:span text:style-name="T6">"Initiating graceful shutdown..."</text:span><text:span text:style-name="T2">);</text:span></text:p>
      <text:p text:style-name="P1"><text:span text:style-name="T2"><text:s text:c="12"/>cache_cleanup.</text:span><text:span text:style-name="T5">abort</text:span><text:span text:style-name="T2">();</text:span></text:p>
      <text:p text:style-name="P1"><text:s text:c="12"/><text:span text:style-name="T5">Ok</text:span><text:span text:style-name="T2">(())</text:span></text:p>
      <text:p text:style-name="P1"><text:s text:c="8"/><text:span text:style-name="T2">},</text:span></text:p>
      <text:p text:style-name="P1"><text:span text:style-name="T2"><text:s text:c="8"/>res</text:span> <text:span text:style-name="T2">=</text:span> <text:span text:style-name="T2">udp_server</text:span> <text:span text:style-name="T2">=&gt;</text:span> <text:span text:style-name="T2">res,</text:span></text:p>
      <text:p text:style-name="P1"><text:span text:style-name="T2"><text:s text:c="8"/>res</text:span> <text:span text:style-name="T2">=</text:span> <text:span text:style-name="T2">tcp_server</text:span> <text:span text:style-name="T2">=&gt;</text:span> <text:span text:style-name="T2">res,</text:span></text:p>
      <text:p text:style-name="P1"><text:s text:c="4"/><text:span text:style-name="T2">}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run_udp_server</text:span><text:span text:style-name="T2">(config:</text:span> <text:span text:style-name="T2">ServerConfig) -&gt;</text:span> <text:span text:style-name="T2">Result&lt;(),</text:span> <text:span text:style-name="T2">DnsError&gt; {</text:span></text:p>
      <text:p text:style-name="P1"><text:s text:c="4"/><text:span text:style-name="T1">let</text:span> <text:span text:style-name="T2">socket</text:span> <text:span text:style-name="T2">=</text:span> <text:span text:style-name="T2">UdpSocket::</text:span><text:span text:style-name="T5">bind</text:span><text:span text:style-name="T2">(config.bind_addr).await?;</text:span></text:p>
      <text:p text:style-name="P1"><text:s text:c="4"/><text:span text:style-name="T5">info!</text:span><text:span text:style-name="T2">(</text:span><text:span text:style-name="T6">"UDP DNS server listening on</text:span> <text:span text:style-name="T3">{}</text:span><text:span text:style-name="T6">"</text:span><text:span text:style-name="T2">,</text:span> <text:span text:style-name="T2">config.bind_addr);</text:span></text:p>
      <text:p text:style-name="P1"><text:s text:c="4"/><text:span text:style-name="T1">let</text:span> <text:span text:style-name="T2">socket</text:span> <text:span text:style-name="T2">=</text:span> <text:span text:style-name="T2">Arc::</text:span><text:span text:style-name="T5">new</text:span><text:span text:style-name="T2">(socket);</text:span></text:p>
      <text:p text:style-name="P1"><text:s text:c="4"/><text:span text:style-name="T1">let mut</text:span> <text:span text:style-name="T2">buf</text:span> <text:span text:style-name="T2">=</text:span> <text:span text:style-name="T2">vec![</text:span><text:span text:style-name="T4">0u8</text:span><text:span text:style-name="T2">;</text:span> <text:span text:style-name="T2">config.max_packet_size];</text:span></text:p>
      <text:p text:style-name="P1"/>
      <text:p text:style-name="P1"><text:s text:c="4"/><text:span text:style-name="T1">loop</text:span> <text:span text:style-name="T2">{</text:span></text:p>
      <text:p text:style-name="P1"><text:s text:c="8"/><text:span text:style-name="T1">match</text:span> <text:span text:style-name="T2">socket.</text:span><text:span text:style-name="T5">recv_from</text:span><text:span text:style-name="T2">(&amp;</text:span><text:span text:style-name="T1">mut</text:span> <text:span text:style-name="T2">buf).await</text:span> <text:span text:style-name="T2">{</text:span></text:p>
      <text:p text:style-name="P1"><text:s text:c="12"/><text:span text:style-name="T5">Ok</text:span><text:span text:style-name="T2">((amt,</text:span> <text:span text:style-name="T2">src)) =&gt; {</text:span></text:p>
      <text:p text:style-name="P1"><text:s text:c="16"/><text:span text:style-name="T1">let</text:span> <text:span text:style-name="T2">query</text:span> <text:span text:style-name="T2">=</text:span> <text:span text:style-name="T2">buf[..amt].</text:span><text:span text:style-name="T5">to_vec</text:span><text:span text:style-name="T2">();</text:span></text:p>
      <text:p text:style-name="P1"><text:s text:c="16"/><text:span text:style-name="T1">let</text:span> <text:span text:style-name="T2">socket</text:span> <text:span text:style-name="T2">=</text:span> <text:span text:style-name="T2">socket.</text:span><text:span text:style-name="T5">clone</text:span><text:span text:style-name="T2">();</text:span></text:p>
      <text:p text:style-name="P1"><text:s text:c="16"/><text:span text:style-name="T1">let</text:span> <text:span text:style-name="T2">config</text:span> <text:span text:style-name="T2">=</text:span> <text:span text:style-name="T2">config.</text:span><text:span text:style-name="T5">clone</text:span><text:span text:style-name="T2">();</text:span></text:p>
      <text:p text:style-name="P1"><text:span text:style-name="T2"><text:s text:c="16"/>task::</text:span><text:span text:style-name="T5">spawn</text:span><text:span text:style-name="T2">(async</text:span> <text:span text:style-name="T1">move</text:span> <text:span text:style-name="T2">{</text:span></text:p>
      <text:p text:style-name="P1"><text:s text:c="20"/><text:span text:style-name="T1">if let</text:span> <text:span text:style-name="T5">Err</text:span><text:span text:style-name="T2">(e) =</text:span> <text:span text:style-name="T5">handle_udp_query</text:span><text:span text:style-name="T2">(query,</text:span> <text:span text:style-name="T2">src,</text:span> <text:span text:style-name="T2">socket,</text:span> <text:span text:style-name="T2">config).await</text:span> <text:span text:style-name="T2">{</text:span></text:p>
      <text:p text:style-name="P1"><text:s text:c="24"/><text:span text:style-name="T5">warn!</text:span><text:span text:style-name="T2">(</text:span><text:span text:style-name="T6">"UDP query error:</text:span> <text:span text:style-name="T3">{}</text:span><text:span text:style-name="T6">"</text:span><text:span text:style-name="T2">,</text:span> <text:span text:style-name="T2">e);</text:span></text:p>
      <text:p text:style-name="P1"><text:s text:c="20"/><text:span text:style-name="T2">}</text:span></text:p>
      <text:p text:style-name="P1"><text:s text:c="16"/><text:span text:style-name="T2">});</text:span></text:p>
      <text:p text:style-name="P1"><text:s text:c="12"/><text:span text:style-name="T2">}</text:span></text:p>
      <text:p text:style-name="P1"><text:s text:c="12"/><text:span text:style-name="T5">Err</text:span><text:span text:style-name="T2">(e) =&gt;</text:span> <text:span text:style-name="T5">error!</text:span><text:span text:style-name="T2">(</text:span><text:span text:style-name="T6">"UDP receive error:</text:span> <text:span text:style-name="T3">{}</text:span><text:span text:style-name="T6">"</text:span><text:span text:style-name="T2">,</text:span> <text:span text:style-name="T2">e),</text:span></text:p>
      <text:p text:style-name="P1"><text:s text:c="8"/><text:span text:style-name="T2">}</text:span></text:p>
      <text:p text:style-name="P1"><text:s text:c="4"/><text:span text:style-name="T2">}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handle_udp_query</text:span><text:span text:style-name="T2">(</text:span></text:p>
      <text:p text:style-name="P1"><text:span text:style-name="T2"><text:s text:c="4"/>query:</text:span> <text:span text:style-name="T2">Vec&lt;</text:span><text:span text:style-name="T3">u8</text:span><text:span text:style-name="T2">&gt;,</text:span></text:p>
      <text:p text:style-name="P1"><text:span text:style-name="T2"><text:s text:c="4"/>src:</text:span> <text:span text:style-name="T2">SocketAddr,</text:span></text:p>
      <text:p text:style-name="P1"><text:span text:style-name="T2"><text:s text:c="4"/>socket:</text:span> <text:span text:style-name="T2">Arc&lt;UdpSocket&gt;,</text:span></text:p>
      <text:p text:style-name="P1"><text:span text:style-name="T2"><text:s text:c="4"/>config:</text:span> <text:span text:style-name="T2">ServerConfig,</text:span></text:p>
      <text:p text:style-name="P1"><text:span text:style-name="T2">) -&gt;</text:span> <text:span text:style-name="T2">Result&lt;(),</text:span> <text:span text:style-name="T2">DnsError&gt; {</text:span></text:p>
      <text:p text:style-name="P1"><text:s text:c="4"/><text:span text:style-name="T1">if</text:span> <text:span text:style-name="T2">query.</text:span><text:span text:style-name="T5">len</text:span><text:span text:style-name="T2">() &lt;</text:span> <text:span text:style-name="T4">12</text:span> <text:span text:style-name="T2">{</text:span></text:p>
      <text:p text:style-name="P1"><text:s text:c="8"/><text:span text:style-name="T5">debug!</text:span><text:span text:style-name="T2">(</text:span><text:span text:style-name="T6">"Received malformed query from</text:span> <text:span text:style-name="T3">{}</text:span><text:span text:style-name="T6">"</text:span><text:span text:style-name="T2">,</text:span> <text:span text:style-name="T2">src);</text:span></text:p>
      <text:p text:style-name="P1"><text:s text:c="8"/><text:span text:style-name="T1">return</text:span> <text:span text:style-name="T5">Ok</text:span><text:span text:style-name="T2">(());</text:span></text:p>
      <text:p text:style-name="P1"><text:s text:c="4"/><text:span text:style-name="T2">}</text:span></text:p>
      <text:p text:style-name="P1"/>
      <text:p text:style-name="P1"><text:s text:c="4"/><text:span text:style-name="T1">let</text:span> <text:span text:style-name="T2">opcode</text:span> <text:span text:style-name="T2">= (query[</text:span><text:span text:style-name="T4">2</text:span><text:span text:style-name="T2">] &amp;</text:span> <text:span text:style-name="T4">0x78</text:span><text:span text:style-name="T2">) &gt;&gt;</text:span> <text:span text:style-name="T4">3</text:span><text:span text:style-name="T2">;</text:span></text:p>
      <text:p text:style-name="P1"><text:s text:c="4"/><text:span text:style-name="T1">if</text:span> <text:span text:style-name="T2">opcode</text:span> <text:span text:style-name="T2">!=</text:span> <text:span text:style-name="T4">0</text:span> <text:span text:style-name="T2">{</text:span></text:p>
      <text:p text:style-name="P1"><text:s text:c="8"/><text:span text:style-name="T1">if let</text:span> <text:span text:style-name="T5">Some</text:span><text:span text:style-name="T2">(response) =</text:span> <text:span text:style-name="T5">build_not_implemented_response</text:span><text:span text:style-name="T2">(&amp;query,</text:span> <text:span text:style-name="T2">config.authoritative) {</text:span></text:p>
      <text:p text:style-name="P1"><text:span text:style-name="T2"><text:s text:c="12"/>socket.</text:span><text:span text:style-name="T5">send_to</text:span><text:span text:style-name="T2">(&amp;response,</text:span> <text:span text:style-name="T2">src).await?;</text:span></text:p>
      <text:p text:style-name="P1"><text:s text:c="8"/><text:span text:style-name="T2">}</text:span></text:p>
      <text:p text:style-name="P1"><text:s text:c="8"/><text:span text:style-name="T1">return</text:span> <text:span text:style-name="T5">Ok</text:span><text:span text:style-name="T2">(());</text:span></text:p>
      <text:p text:style-name="P1"><text:s text:c="4"/><text:span text:style-name="T2">}</text:span></text:p>
      <text:p text:style-name="P1"/>
      <text:p text:style-name="P1"><text:s text:c="4"/><text:span text:style-name="T1">let</text:span> <text:span text:style-name="T2">domain</text:span> <text:span text:style-name="T2">=</text:span> <text:span text:style-name="T1">match</text:span> <text:span text:style-name="T5">extract_domain</text:span><text:span text:style-name="T2">(&amp;query) {</text:span></text:p>
      <text:p text:style-name="P1"><text:s text:c="8"/><text:span text:style-name="T5">Some</text:span><text:span text:style-name="T2">(d) =&gt;</text:span> <text:span text:style-name="T2">d,</text:span></text:p>
      <text:p text:style-name="P1"><text:span text:style-name="T2"><text:s text:c="8"/>None</text:span> <text:span text:style-name="T2">=&gt; {</text:span></text:p>
      <text:p text:style-name="P1"><text:soft-page-break/><text:s text:c="12"/><text:span text:style-name="T5">info!</text:span><text:span text:style-name="T2">(</text:span><text:span text:style-name="T6">"Failed to extract domain from query"</text:span><text:span text:style-name="T2">);</text:span></text:p>
      <text:p text:style-name="P1"><text:s text:c="12"/><text:span text:style-name="T1">return</text:span> <text:span text:style-name="T5">Ok</text:span><text:span text:style-name="T2">(());</text:span></text:p>
      <text:p text:style-name="P1"><text:s text:c="8"/><text:span text:style-name="T2">}</text:span></text:p>
      <text:p text:style-name="P1"><text:s text:c="4"/><text:span text:style-name="T2">};</text:span></text:p>
      <text:p text:style-name="P1"/>
      <text:p text:style-name="P1"><text:s text:c="4"/><text:span text:style-name="T5">debug!</text:span><text:span text:style-name="T2">(</text:span><text:span text:style-name="T6">"UDP query for</text:span> <text:span text:style-name="T3">{}</text:span> <text:span text:style-name="T6">from</text:span> <text:span text:style-name="T3">{}</text:span><text:span text:style-name="T6">"</text:span><text:span text:style-name="T2">,</text:span> <text:span text:style-name="T2">domain,</text:span> <text:span text:style-name="T2">src);</text:span></text:p>
      <text:p text:style-name="P1"><text:s text:c="4"/><text:span text:style-name="T5">info!</text:span><text:span text:style-name="T2">(</text:span><text:span text:style-name="T6">"Processing query for domain:</text:span> <text:span text:style-name="T3">{}</text:span><text:span text:style-name="T6">"</text:span><text:span text:style-name="T2">,</text:span> <text:span text:style-name="T2">domain);</text:span></text:p>
      <text:p text:style-name="P1"/>
      <text:p text:style-name="P1"><text:s text:c="4"/><text:span text:style-name="T1">let</text:span> <text:span text:style-name="T2">response</text:span> <text:span text:style-name="T2">=</text:span> <text:span text:style-name="T1">match</text:span> <text:span text:style-name="T5">generate_dns_response</text:span><text:span text:style-name="T2">(&amp;query,</text:span> <text:span text:style-name="T2">domain.</text:span><text:span text:style-name="T5">clone</text:span><text:span text:style-name="T2">(), &amp;config).await</text:span> <text:span text:style-name="T2">{</text:span></text:p>
      <text:p text:style-name="P1"><text:s text:c="8"/><text:span text:style-name="T5">Ok</text:span><text:span text:style-name="T2">(resp) =&gt;</text:span> <text:span text:style-name="T2">resp,</text:span></text:p>
      <text:p text:style-name="P1"><text:s text:c="8"/><text:span text:style-name="T5">Err</text:span><text:span text:style-name="T2">(_) =&gt; {</text:span></text:p>
      <text:p text:style-name="P1"><text:s text:c="12"/><text:span text:style-name="T5">build_nxdomain_response</text:span><text:span text:style-name="T2">(&amp;query,</text:span> <text:span text:style-name="T2">config.authoritative)</text:span></text:p>
      <text:p text:style-name="P1"><text:s text:c="16"/><text:span text:style-name="T2">.</text:span><text:span text:style-name="T5">ok_or</text:span><text:span text:style-name="T2">(DnsError::</text:span><text:span text:style-name="T5">Protocol</text:span><text:span text:style-name="T2">(</text:span><text:span text:style-name="T6">"NXDOMAIN"</text:span><text:span text:style-name="T2">.</text:span><text:span text:style-name="T5">into</text:span><text:span text:style-name="T2">()))?</text:span></text:p>
      <text:p text:style-name="P1"><text:s text:c="8"/><text:span text:style-name="T2">}</text:span></text:p>
      <text:p text:style-name="P1"><text:s text:c="4"/><text:span text:style-name="T2">};</text:span></text:p>
      <text:p text:style-name="P1"/>
      <text:p text:style-name="P1"><text:span text:style-name="T2"><text:s text:c="4"/>socket.</text:span><text:span text:style-name="T5">send_to</text:span><text:span text:style-name="T2">(&amp;response,</text:span> <text:span text:style-name="T2">src).await?;</text:span></text:p>
      <text:p text:style-name="P1"><text:s text:c="4"/><text:span text:style-name="T5">Ok</text:span><text:span text:style-name="T2">(())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forward_to_resolvers</text:span><text:span text:style-name="T2">(query: &amp;[</text:span><text:span text:style-name="T3">u8</text:span><text:span text:style-name="T2">],</text:span> <text:span text:style-name="T2">forwarders: &amp;[SocketAddr]) -&gt;</text:span> <text:span text:style-name="T2">Option&lt;Vec&lt;</text:span><text:span text:style-name="T3">u8</text:span><text:span text:style-name="T2">&gt;&gt; {</text:span></text:p>
      <text:p text:style-name="P1"><text:s text:c="4"/><text:span text:style-name="T1">for</text:span> <text:span text:style-name="T2">&amp;forwarder</text:span> <text:span text:style-name="T1">in</text:span> <text:span text:style-name="T2">forwarders</text:span> <text:span text:style-name="T2">{</text:span></text:p>
      <text:p text:style-name="P1"><text:s text:c="8"/><text:span text:style-name="T5">info!</text:span><text:span text:style-name="T2">(</text:span><text:span text:style-name="T6">"Forwarding query to resolver:</text:span> <text:span text:style-name="T3">{}</text:span><text:span text:style-name="T6">"</text:span><text:span text:style-name="T2">,</text:span> <text:span text:style-name="T2">forwarder);</text:span></text:p>
      <text:p text:style-name="P1"><text:s text:c="8"/><text:span text:style-name="T1">if let</text:span> <text:span text:style-name="T5">Ok</text:span><text:span text:style-name="T2">(resp) =</text:span> <text:span text:style-name="T5">forward_request_udp</text:span><text:span text:style-name="T2">(forwarder,</text:span> <text:span text:style-name="T2">query).await</text:span> <text:span text:style-name="T2">{</text:span></text:p>
      <text:p text:style-name="P1"><text:s text:c="12"/><text:span text:style-name="T5">info!</text:span><text:span text:style-name="T2">(</text:span><text:span text:style-name="T6">"Received response from resolver:</text:span> <text:span text:style-name="T3">{}</text:span><text:span text:style-name="T6">"</text:span><text:span text:style-name="T2">,</text:span> <text:span text:style-name="T2">forwarder);</text:span></text:p>
      <text:p text:style-name="P1"><text:s text:c="12"/><text:span text:style-name="T1">return</text:span> <text:span text:style-name="T5">Some</text:span><text:span text:style-name="T2">(resp);</text:span></text:p>
      <text:p text:style-name="P1"><text:s text:c="8"/><text:span text:style-name="T2">}</text:span></text:p>
      <text:p text:style-name="P1"><text:s text:c="4"/><text:span text:style-name="T2">}</text:span></text:p>
      <text:p text:style-name="P1"><text:span text:style-name="T2"><text:s text:c="4"/>None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forward_request_tcp</text:span><text:span text:style-name="T2">(forwarder:</text:span> <text:span text:style-name="T2">SocketAddr,</text:span> <text:span text:style-name="T2">query: &amp;[</text:span><text:span text:style-name="T3">u8</text:span><text:span text:style-name="T2">]) -&gt;</text:span> <text:span text:style-name="T2">std::io::Result&lt;Vec&lt;</text:span><text:span text:style-name="T3">u8</text:span><text:span text:style-name="T2">&gt;&gt; {</text:span></text:p>
      <text:p text:style-name="P1"><text:s text:c="4"/><text:span text:style-name="T7">// Connect to the forwarder using TCP</text:span></text:p>
      <text:p text:style-name="P1"><text:s text:c="4"/><text:span text:style-name="T1">let mut</text:span> <text:span text:style-name="T2">stream</text:span> <text:span text:style-name="T2">=</text:span> <text:span text:style-name="T2">TcpStream::</text:span><text:span text:style-name="T5">connect</text:span><text:span text:style-name="T2">(forwarder).await?;</text:span></text:p>
      <text:p text:style-name="P1"/>
      <text:p text:style-name="P1"><text:s text:c="4"/><text:span text:style-name="T7">// Write the query with a 2-byte length prefix (per DNS over TCP)</text:span></text:p>
      <text:p text:style-name="P1"><text:s text:c="4"/><text:span text:style-name="T1">let</text:span> <text:span text:style-name="T2">query_len</text:span> <text:span text:style-name="T2">=</text:span> <text:span text:style-name="T2">query.</text:span><text:span text:style-name="T5">len</text:span><text:span text:style-name="T2">()</text:span> <text:span text:style-name="T1">as</text:span> <text:span text:style-name="T3">u16</text:span><text:span text:style-name="T2">;</text:span></text:p>
      <text:p text:style-name="P1"><text:span text:style-name="T2"><text:s text:c="4"/>stream.</text:span><text:span text:style-name="T5">write_all</text:span><text:span text:style-name="T2">(&amp;query_len.</text:span><text:span text:style-name="T5">to_be_bytes</text:span><text:span text:style-name="T2">()).await?;</text:span></text:p>
      <text:p text:style-name="P1"><text:span text:style-name="T2"><text:s text:c="4"/>stream.</text:span><text:span text:style-name="T5">write_all</text:span><text:span text:style-name="T2">(query).await?;</text:span></text:p>
      <text:p text:style-name="P1"/>
      <text:p text:style-name="P1"><text:s text:c="4"/><text:span text:style-name="T7">// Read the 2-byte length prefix of the response</text:span></text:p>
      <text:p text:style-name="P1"><text:s text:c="4"/><text:span text:style-name="T1">let mut</text:span> <text:span text:style-name="T2">len_buf</text:span> <text:span text:style-name="T2">= [</text:span><text:span text:style-name="T4">0u8</text:span><text:span text:style-name="T2">;</text:span> <text:span text:style-name="T4">2</text:span><text:span text:style-name="T2">];</text:span></text:p>
      <text:p text:style-name="P1"><text:span text:style-name="T2"><text:s text:c="4"/>stream.</text:span><text:span text:style-name="T5">read_exact</text:span><text:span text:style-name="T2">(&amp;</text:span><text:span text:style-name="T1">mut</text:span> <text:span text:style-name="T2">len_buf).await?;</text:span></text:p>
      <text:p text:style-name="P1"><text:s text:c="4"/><text:span text:style-name="T1">let</text:span> <text:span text:style-name="T2">resp_len</text:span> <text:span text:style-name="T2">=</text:span> <text:span text:style-name="T3">u16</text:span><text:span text:style-name="T2">::</text:span><text:span text:style-name="T5">from_be_bytes</text:span><text:span text:style-name="T2">(len_buf)</text:span> <text:span text:style-name="T1">as</text:span> <text:span text:style-name="T3">usize</text:span><text:span text:style-name="T2">;</text:span></text:p>
      <text:p text:style-name="P1"/>
      <text:p text:style-name="P1"><text:s text:c="4"/><text:span text:style-name="T7">// Read the response</text:span></text:p>
      <text:p text:style-name="P1"><text:s text:c="4"/><text:span text:style-name="T1">let mut</text:span> <text:span text:style-name="T2">resp_buf</text:span> <text:span text:style-name="T2">=</text:span> <text:span text:style-name="T2">vec![</text:span><text:span text:style-name="T4">0u8</text:span><text:span text:style-name="T2">;</text:span> <text:span text:style-name="T2">resp_len];</text:span></text:p>
      <text:p text:style-name="P1"><text:span text:style-name="T2"><text:s text:c="4"/>stream.</text:span><text:span text:style-name="T5">read_exact</text:span><text:span text:style-name="T2">(&amp;</text:span><text:span text:style-name="T1">mut</text:span> <text:span text:style-name="T2">resp_buf).await?;</text:span></text:p>
      <text:p text:style-name="P1"/>
      <text:p text:style-name="P1"><text:s text:c="4"/><text:span text:style-name="T5">Ok</text:span><text:span text:style-name="T2">(resp_buf)</text:span></text:p>
      <text:p text:style-name="P1"><text:span text:style-name="T2">}</text:span></text:p>
      <text:p text:style-name="P1"/>
      <text:p text:style-name="P1"><text:span text:style-name="T7">/// Tries each forwarder over TCP and returns the first valid response.</text:span></text:p>
      <text:p text:style-name="P1"><text:span text:style-name="T2">async</text:span> <text:span text:style-name="T1">fn</text:span> <text:span text:style-name="T5">forward_to_resolvers_tcp</text:span><text:span text:style-name="T2">(query: &amp;[</text:span><text:span text:style-name="T3">u8</text:span><text:span text:style-name="T2">],</text:span> <text:span text:style-name="T2">forwarders: &amp;[SocketAddr]) -&gt;</text:span> <text:span text:style-name="T2">Option&lt;Vec&lt;</text:span><text:span text:style-name="T3">u8</text:span><text:span text:style-name="T2">&gt;&gt; {</text:span></text:p>
      <text:p text:style-name="P1"><text:s text:c="4"/><text:span text:style-name="T1">for</text:span> <text:span text:style-name="T2">&amp;forwarder</text:span> <text:span text:style-name="T1">in</text:span> <text:span text:style-name="T2">forwarders</text:span> <text:span text:style-name="T2">{</text:span></text:p>
      <text:p text:style-name="P1"><text:s text:c="8"/><text:span text:style-name="T1">if let</text:span> <text:span text:style-name="T5">Ok</text:span><text:span text:style-name="T2">(resp) =</text:span> <text:span text:style-name="T5">forward_request_tcp</text:span><text:span text:style-name="T2">(forwarder,</text:span> <text:span text:style-name="T2">query).await</text:span> <text:span text:style-name="T2">{</text:span></text:p>
      <text:p text:style-name="P1"><text:s text:c="12"/><text:span text:style-name="T1">return</text:span> <text:span text:style-name="T5">Some</text:span><text:span text:style-name="T2">(resp);</text:span></text:p>
      <text:p text:style-name="P1"><text:s text:c="8"/><text:span text:style-name="T2">}</text:span></text:p>
      <text:p text:style-name="P1"><text:s text:c="4"/><text:span text:style-name="T2">}</text:span></text:p>
      <text:p text:style-name="P1"><text:span text:style-name="T2"><text:s text:c="4"/>None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forward_request_udp</text:span><text:span text:style-name="T2">(forwarder:</text:span> <text:span text:style-name="T2">SocketAddr,</text:span> <text:span text:style-name="T2">query: &amp;[</text:span><text:span text:style-name="T3">u8</text:span><text:span text:style-name="T2">]) -&gt;</text:span> <text:span text:style-name="T2">std::io::Result&lt;Vec&lt;</text:span><text:span text:style-name="T3">u8</text:span><text:span text:style-name="T2">&gt;&gt; {</text:span></text:p>
      <text:p text:style-name="P1"><text:s text:c="4"/><text:span text:style-name="T1">let</text:span> <text:span text:style-name="T2">local</text:span> <text:span text:style-name="T2">=</text:span> <text:span text:style-name="T2">SocketAddr::</text:span><text:span text:style-name="T5">V4</text:span><text:span text:style-name="T2">(SocketAddrV4::</text:span><text:span text:style-name="T5">new</text:span><text:span text:style-name="T2">(Ipv4Addr::UNSPECIFIED,</text:span> <text:span text:style-name="T4">0</text:span><text:span text:style-name="T2">));</text:span></text:p>
      <text:p text:style-name="P1"><text:s text:c="4"/><text:span text:style-name="T1">let</text:span> <text:span text:style-name="T2">sock</text:span> <text:span text:style-name="T2">=</text:span> <text:span text:style-name="T2">UdpSocket::</text:span><text:span text:style-name="T5">bind</text:span><text:span text:style-name="T2">(local).await?;</text:span></text:p>
      <text:p text:style-name="P1"><text:span text:style-name="T2"><text:s text:c="4"/>sock.</text:span><text:span text:style-name="T5">send_to</text:span><text:span text:style-name="T2">(query,</text:span> <text:span text:style-name="T2">forwarder).await?;</text:span></text:p>
      <text:p text:style-name="P1"><text:s text:c="4"/><text:span text:style-name="T1">let mut</text:span> <text:span text:style-name="T2">buf</text:span> <text:span text:style-name="T2">= [</text:span><text:span text:style-name="T4">0u8</text:span><text:span text:style-name="T2">;</text:span> <text:span text:style-name="T4">4096</text:span><text:span text:style-name="T2">];</text:span></text:p>
      <text:p text:style-name="P1"><text:s text:c="4"/><text:span text:style-name="T1">let</text:span> <text:span text:style-name="T2">(amt,</text:span> <text:span text:style-name="T2">_) =</text:span> <text:span text:style-name="T2">sock.</text:span><text:span text:style-name="T5">recv_from</text:span><text:span text:style-name="T2">(&amp;</text:span><text:span text:style-name="T1">mut</text:span> <text:span text:style-name="T2">buf).await?;</text:span></text:p>
      <text:p text:style-name="P1"><text:s text:c="4"/><text:span text:style-name="T5">Ok</text:span><text:span text:style-name="T2">(buf[..amt].</text:span><text:span text:style-name="T5">to_vec</text:span><text:span text:style-name="T2">())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run_tcp_server</text:span><text:span text:style-name="T2">(config:</text:span> <text:span text:style-name="T2">ServerConfig) -&gt;</text:span> <text:span text:style-name="T2">Result&lt;(),</text:span> <text:span text:style-name="T2">DnsError&gt; {</text:span></text:p>
      <text:p text:style-name="P1"><text:s text:c="4"/><text:span text:style-name="T1">let</text:span> <text:span text:style-name="T2">listener</text:span> <text:span text:style-name="T2">=</text:span> <text:span text:style-name="T2">TcpListener::</text:span><text:span text:style-name="T5">bind</text:span><text:span text:style-name="T2">(config.bind_addr).await?;</text:span></text:p>
      <text:p text:style-name="P1"><text:s text:c="4"/><text:span text:style-name="T5">info!</text:span><text:span text:style-name="T2">(</text:span><text:span text:style-name="T6">"TCP DNS server listening on</text:span> <text:span text:style-name="T3">{}</text:span><text:span text:style-name="T6">"</text:span><text:span text:style-name="T2">,</text:span> <text:span text:style-name="T2">config.bind_addr);</text:span></text:p>
      <text:p text:style-name="P1"/>
      <text:p text:style-name="P1"><text:s text:c="4"/><text:span text:style-name="T1">loop</text:span> <text:span text:style-name="T2">{</text:span></text:p>
      <text:p text:style-name="P1"><text:s text:c="8"/><text:span text:style-name="T1">match</text:span> <text:span text:style-name="T2">listener.</text:span><text:span text:style-name="T5">accept</text:span><text:span text:style-name="T2">().await</text:span> <text:span text:style-name="T2">{</text:span></text:p>
      <text:p text:style-name="P1"><text:s text:c="12"/><text:span text:style-name="T5">Ok</text:span><text:span text:style-name="T2">((stream,</text:span> <text:span text:style-name="T2">addr)) =&gt; {</text:span></text:p>
      <text:p text:style-name="P1"><text:soft-page-break/><text:s text:c="16"/><text:span text:style-name="T1">let</text:span> <text:span text:style-name="T2">config</text:span> <text:span text:style-name="T2">=</text:span> <text:span text:style-name="T2">config.</text:span><text:span text:style-name="T5">clone</text:span><text:span text:style-name="T2">();</text:span></text:p>
      <text:p text:style-name="P1"><text:span text:style-name="T2"><text:s text:c="16"/>task::</text:span><text:span text:style-name="T5">spawn</text:span><text:span text:style-name="T2">(async</text:span> <text:span text:style-name="T1">move</text:span> <text:span text:style-name="T2">{</text:span></text:p>
      <text:p text:style-name="P1"><text:s text:c="20"/><text:span text:style-name="T1">if let</text:span> <text:span text:style-name="T5">Err</text:span><text:span text:style-name="T2">(e) =</text:span> <text:span text:style-name="T5">handle_tcp_connection</text:span><text:span text:style-name="T2">(stream,</text:span> <text:span text:style-name="T2">addr,</text:span> <text:span text:style-name="T2">config).await</text:span> <text:span text:style-name="T2">{</text:span></text:p>
      <text:p text:style-name="P1"><text:s text:c="24"/><text:span text:style-name="T5">warn!</text:span><text:span text:style-name="T2">(</text:span><text:span text:style-name="T6">"TCP connection error:</text:span> <text:span text:style-name="T3">{}</text:span><text:span text:style-name="T6">"</text:span><text:span text:style-name="T2">,</text:span> <text:span text:style-name="T2">e);</text:span></text:p>
      <text:p text:style-name="P1"><text:s text:c="20"/><text:span text:style-name="T2">}</text:span></text:p>
      <text:p text:style-name="P1"><text:s text:c="16"/><text:span text:style-name="T2">});</text:span></text:p>
      <text:p text:style-name="P1"><text:s text:c="12"/><text:span text:style-name="T2">}</text:span></text:p>
      <text:p text:style-name="P1"><text:s text:c="12"/><text:span text:style-name="T5">Err</text:span><text:span text:style-name="T2">(e) =&gt;</text:span> <text:span text:style-name="T5">error!</text:span><text:span text:style-name="T2">(</text:span><text:span text:style-name="T6">"TCP accept error:</text:span> <text:span text:style-name="T3">{}</text:span><text:span text:style-name="T6">"</text:span><text:span text:style-name="T2">,</text:span> <text:span text:style-name="T2">e),</text:span></text:p>
      <text:p text:style-name="P1"><text:s text:c="8"/><text:span text:style-name="T2">}</text:span></text:p>
      <text:p text:style-name="P1"><text:s text:c="4"/><text:span text:style-name="T2">}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handle_tcp_connection</text:span><text:span text:style-name="T2">(</text:span></text:p>
      <text:p text:style-name="P1"><text:s text:c="4"/><text:span text:style-name="T1">mut</text:span> <text:span text:style-name="T2">stream:</text:span> <text:span text:style-name="T2">TcpStream,</text:span></text:p>
      <text:p text:style-name="P1"><text:span text:style-name="T2"><text:s text:c="4"/>addr:</text:span> <text:span text:style-name="T2">SocketAddr,</text:span></text:p>
      <text:p text:style-name="P1"><text:span text:style-name="T2"><text:s text:c="4"/>config:</text:span> <text:span text:style-name="T2">ServerConfig,</text:span></text:p>
      <text:p text:style-name="P1"><text:span text:style-name="T2">) -&gt;</text:span> <text:span text:style-name="T2">Result&lt;(),</text:span> <text:span text:style-name="T2">DnsError&gt; {</text:span></text:p>
      <text:p text:style-name="P1"><text:s text:c="4"/><text:span text:style-name="T7">// Read the 2-byte length prefix</text:span></text:p>
      <text:p text:style-name="P1"><text:s text:c="4"/><text:span text:style-name="T1">let</text:span> <text:span text:style-name="T2">len</text:span> <text:span text:style-name="T2">=</text:span> <text:span text:style-name="T1">match</text:span> <text:span text:style-name="T2">stream.</text:span><text:span text:style-name="T5">read_u16</text:span><text:span text:style-name="T2">().await</text:span> <text:span text:style-name="T2">{</text:span></text:p>
      <text:p text:style-name="P1"><text:s text:c="8"/><text:span text:style-name="T5">Ok</text:span><text:span text:style-name="T2">(len) =&gt;</text:span> <text:span text:style-name="T2">len,</text:span></text:p>
      <text:p text:style-name="P1"><text:s text:c="8"/><text:span text:style-name="T5">Err</text:span><text:span text:style-name="T2">(_) =&gt;</text:span> <text:span text:style-name="T1">return</text:span> <text:span text:style-name="T5">Ok</text:span><text:span text:style-name="T2">(()),</text:span> <text:span text:style-name="T7">// Connection closed or error</text:span></text:p>
      <text:p text:style-name="P1"><text:s text:c="4"/><text:span text:style-name="T2">};</text:span></text:p>
      <text:p text:style-name="P1"><text:s text:c="4"/><text:span text:style-name="T1">let mut</text:span> <text:span text:style-name="T2">buf</text:span> <text:span text:style-name="T2">=</text:span> <text:span text:style-name="T2">vec![</text:span><text:span text:style-name="T4">0u8</text:span><text:span text:style-name="T2">;</text:span> <text:span text:style-name="T2">len</text:span> <text:span text:style-name="T1">as</text:span> <text:span text:style-name="T3">usize</text:span><text:span text:style-name="T2">];</text:span></text:p>
      <text:p text:style-name="P1"><text:span text:style-name="T2"><text:s text:c="4"/>stream.</text:span><text:span text:style-name="T5">read_exact</text:span><text:span text:style-name="T2">(&amp;</text:span><text:span text:style-name="T1">mut</text:span> <text:span text:style-name="T2">buf).await?;</text:span></text:p>
      <text:p text:style-name="P1"/>
      <text:p text:style-name="P1"><text:s text:c="4"/><text:span text:style-name="T7">// Check for minimum DNS header length</text:span></text:p>
      <text:p text:style-name="P1"><text:s text:c="4"/><text:span text:style-name="T1">if</text:span> <text:span text:style-name="T2">buf.</text:span><text:span text:style-name="T5">len</text:span><text:span text:style-name="T2">() &lt;</text:span> <text:span text:style-name="T4">12</text:span> <text:span text:style-name="T2">{</text:span></text:p>
      <text:p text:style-name="P1"><text:s text:c="8"/><text:span text:style-name="T5">debug!</text:span><text:span text:style-name="T2">(</text:span><text:span text:style-name="T6">"Received malformed TCP query from</text:span> <text:span text:style-name="T3">{}</text:span><text:span text:style-name="T6">"</text:span><text:span text:style-name="T2">,</text:span> <text:span text:style-name="T2">addr);</text:span></text:p>
      <text:p text:style-name="P1"><text:s text:c="8"/><text:span text:style-name="T1">return</text:span> <text:span text:style-name="T5">Ok</text:span><text:span text:style-name="T2">(());</text:span></text:p>
      <text:p text:style-name="P1"><text:s text:c="4"/><text:span text:style-name="T2">}</text:span></text:p>
      <text:p text:style-name="P1"/>
      <text:p text:style-name="P1"><text:s text:c="4"/><text:span text:style-name="T7">// Check for standard query (opcode 0)</text:span></text:p>
      <text:p text:style-name="P1"><text:s text:c="4"/><text:span text:style-name="T1">let</text:span> <text:span text:style-name="T2">opcode</text:span> <text:span text:style-name="T2">= (buf[</text:span><text:span text:style-name="T4">2</text:span><text:span text:style-name="T2">] &amp;</text:span> <text:span text:style-name="T4">0x78</text:span><text:span text:style-name="T2">) &gt;&gt;</text:span> <text:span text:style-name="T4">3</text:span><text:span text:style-name="T2">;</text:span></text:p>
      <text:p text:style-name="P1"><text:s text:c="4"/><text:span text:style-name="T1">if</text:span> <text:span text:style-name="T2">opcode</text:span> <text:span text:style-name="T2">!=</text:span> <text:span text:style-name="T4">0</text:span> <text:span text:style-name="T2">{</text:span></text:p>
      <text:p text:style-name="P1"><text:s text:c="8"/><text:span text:style-name="T1">if let</text:span> <text:span text:style-name="T5">Some</text:span><text:span text:style-name="T2">(response) =</text:span> <text:span text:style-name="T5">build_not_implemented_response</text:span><text:span text:style-name="T2">(&amp;buf,</text:span> <text:span text:style-name="T2">config.authoritative) {</text:span></text:p>
      <text:p text:style-name="P1"><text:s text:c="12"/><text:span text:style-name="T5">send_tcp_response</text:span><text:span text:style-name="T2">(&amp;</text:span><text:span text:style-name="T1">mut</text:span> <text:span text:style-name="T2">stream, &amp;response).await?;</text:span></text:p>
      <text:p text:style-name="P1"><text:s text:c="8"/><text:span text:style-name="T2">}</text:span></text:p>
      <text:p text:style-name="P1"><text:s text:c="8"/><text:span text:style-name="T1">return</text:span> <text:span text:style-name="T5">Ok</text:span><text:span text:style-name="T2">(());</text:span></text:p>
      <text:p text:style-name="P1"><text:s text:c="4"/><text:span text:style-name="T2">}</text:span></text:p>
      <text:p text:style-name="P1"/>
      <text:p text:style-name="P1"><text:s text:c="4"/><text:span text:style-name="T7">// Extract domain from query</text:span></text:p>
      <text:p text:style-name="P1"><text:s text:c="4"/><text:span text:style-name="T1">let</text:span> <text:span text:style-name="T2">domain</text:span> <text:span text:style-name="T2">=</text:span> <text:span text:style-name="T1">match</text:span> <text:span text:style-name="T5">extract_domain</text:span><text:span text:style-name="T2">(&amp;buf) {</text:span></text:p>
      <text:p text:style-name="P1"><text:s text:c="8"/><text:span text:style-name="T5">Some</text:span><text:span text:style-name="T2">(d) =&gt;</text:span> <text:span text:style-name="T2">d,</text:span></text:p>
      <text:p text:style-name="P1"><text:span text:style-name="T2"><text:s text:c="8"/>None</text:span> <text:span text:style-name="T2">=&gt; {</text:span></text:p>
      <text:p text:style-name="P1"><text:s text:c="12"/><text:span text:style-name="T5">info!</text:span><text:span text:style-name="T2">(</text:span><text:span text:style-name="T6">"Failed to extract domain from TCP query"</text:span><text:span text:style-name="T2">);</text:span></text:p>
      <text:p text:style-name="P1"><text:s text:c="12"/><text:span text:style-name="T1">return</text:span> <text:span text:style-name="T5">Ok</text:span><text:span text:style-name="T2">(());</text:span></text:p>
      <text:p text:style-name="P1"><text:s text:c="8"/><text:span text:style-name="T2">}</text:span></text:p>
      <text:p text:style-name="P1"><text:s text:c="4"/><text:span text:style-name="T2">};</text:span></text:p>
      <text:p text:style-name="P1"/>
      <text:p text:style-name="P1"><text:s text:c="4"/><text:span text:style-name="T5">debug!</text:span><text:span text:style-name="T2">(</text:span><text:span text:style-name="T6">"TCP query for</text:span> <text:span text:style-name="T3">{}</text:span> <text:span text:style-name="T6">from</text:span> <text:span text:style-name="T3">{}</text:span><text:span text:style-name="T6">"</text:span><text:span text:style-name="T2">,</text:span> <text:span text:style-name="T2">domain,</text:span> <text:span text:style-name="T2">addr);</text:span></text:p>
      <text:p text:style-name="P1"><text:s text:c="4"/><text:span text:style-name="T5">info!</text:span><text:span text:style-name="T2">(</text:span><text:span text:style-name="T6">"Processing TCP query for domain:</text:span> <text:span text:style-name="T3">{}</text:span><text:span text:style-name="T6">"</text:span><text:span text:style-name="T2">,</text:span> <text:span text:style-name="T2">domain);</text:span></text:p>
      <text:p text:style-name="P1"/>
      <text:p text:style-name="P1"><text:s text:c="4"/><text:span text:style-name="T7">// Try local/cache resolution first</text:span></text:p>
      <text:p text:style-name="P1"><text:s text:c="4"/><text:span text:style-name="T1">let</text:span> <text:span text:style-name="T2">response</text:span> <text:span text:style-name="T2">=</text:span> <text:span text:style-name="T1">match</text:span> <text:span text:style-name="T5">generate_dns_response</text:span><text:span text:style-name="T2">(&amp;buf,</text:span> <text:span text:style-name="T2">domain.</text:span><text:span text:style-name="T5">clone</text:span><text:span text:style-name="T2">(), &amp;config).await</text:span> <text:span text:style-name="T2">{</text:span></text:p>
      <text:p text:style-name="P1"><text:s text:c="8"/><text:span text:style-name="T5">Ok</text:span><text:span text:style-name="T2">(resp) =&gt;</text:span> <text:span text:style-name="T2">resp,</text:span></text:p>
      <text:p text:style-name="P1"><text:s text:c="8"/><text:span text:style-name="T5">Err</text:span><text:span text:style-name="T2">(_) =&gt; {</text:span></text:p>
      <text:p text:style-name="P1"><text:s text:c="12"/><text:span text:style-name="T7">// Try TCP forwarding to upstream resolvers</text:span></text:p>
      <text:p text:style-name="P1"><text:s text:c="12"/><text:span text:style-name="T1">if</text:span> <text:span text:style-name="T2">!config.forwarders.</text:span><text:span text:style-name="T5">is_empty</text:span><text:span text:style-name="T2">() {</text:span></text:p>
      <text:p text:style-name="P1"><text:s text:c="16"/><text:span text:style-name="T1">if let</text:span> <text:span text:style-name="T5">Some</text:span><text:span text:style-name="T2">(resp) =</text:span> <text:span text:style-name="T5">forward_to_resolvers_tcp</text:span><text:span text:style-name="T2">(&amp;buf, &amp;config.forwarders).await</text:span> <text:span text:style-name="T2">{</text:span></text:p>
      <text:p text:style-name="P1"><text:s text:c="20"/><text:span text:style-name="T5">send_tcp_response</text:span><text:span text:style-name="T2">(&amp;</text:span><text:span text:style-name="T1">mut</text:span> <text:span text:style-name="T2">stream, &amp;resp).await?;</text:span></text:p>
      <text:p text:style-name="P1"><text:s text:c="20"/><text:span text:style-name="T1">return</text:span> <text:span text:style-name="T5">Ok</text:span><text:span text:style-name="T2">(());</text:span></text:p>
      <text:p text:style-name="P1"><text:s text:c="16"/><text:span text:style-name="T2">}</text:span></text:p>
      <text:p text:style-name="P1"><text:s text:c="12"/><text:span text:style-name="T2">}</text:span></text:p>
      <text:p text:style-name="P1"><text:s text:c="12"/><text:span text:style-name="T7">// Fallback: NXDOMAIN</text:span></text:p>
      <text:p text:style-name="P1"><text:s text:c="12"/><text:span text:style-name="T1">let</text:span> <text:span text:style-name="T2">nxdomain</text:span> <text:span text:style-name="T2">=</text:span> <text:span text:style-name="T5">build_nxdomain_response</text:span><text:span text:style-name="T2">(&amp;buf,</text:span> <text:span text:style-name="T2">config.authoritative)</text:span></text:p>
      <text:p text:style-name="P1"><text:s text:c="16"/><text:span text:style-name="T2">.</text:span><text:span text:style-name="T5">ok_or</text:span><text:span text:style-name="T2">(DnsError::</text:span><text:span text:style-name="T5">Protocol</text:span><text:span text:style-name="T2">(</text:span><text:span text:style-name="T6">"NXDOMAIN"</text:span><text:span text:style-name="T2">.</text:span><text:span text:style-name="T5">into</text:span><text:span text:style-name="T2">()))?;</text:span></text:p>
      <text:p text:style-name="P1"><text:s text:c="12"/><text:span text:style-name="T5">send_tcp_response</text:span><text:span text:style-name="T2">(&amp;</text:span><text:span text:style-name="T1">mut</text:span> <text:span text:style-name="T2">stream, &amp;nxdomain).await?;</text:span></text:p>
      <text:p text:style-name="P1"><text:s text:c="12"/><text:span text:style-name="T1">return</text:span> <text:span text:style-name="T5">Ok</text:span><text:span text:style-name="T2">(());</text:span></text:p>
      <text:p text:style-name="P1"><text:s text:c="8"/><text:span text:style-name="T2">}</text:span></text:p>
      <text:p text:style-name="P1"><text:s text:c="4"/><text:span text:style-name="T2">};</text:span></text:p>
      <text:p text:style-name="P1"/>
      <text:p text:style-name="P1"><text:s text:c="4"/><text:span text:style-name="T7">// Send the response (local/cache answer)</text:span></text:p>
      <text:p text:style-name="P1"><text:s text:c="4"/><text:span text:style-name="T5">send_tcp_response</text:span><text:span text:style-name="T2">(&amp;</text:span><text:span text:style-name="T1">mut</text:span> <text:span text:style-name="T2">stream, &amp;response).await?;</text:span></text:p>
      <text:p text:style-name="P1"><text:s text:c="4"/><text:span text:style-name="T5">Ok</text:span><text:span text:style-name="T2">(())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send_tcp_response</text:span><text:span text:style-name="T2">(stream: &amp;</text:span><text:span text:style-name="T1">mut</text:span> <text:span text:style-name="T2">TcpStream,</text:span> <text:span text:style-name="T2">response: &amp;[</text:span><text:span text:style-name="T3">u8</text:span><text:span text:style-name="T2">]) -&gt;</text:span> <text:span text:style-name="T2">std::io::Result&lt;()&gt; {</text:span></text:p>
      <text:p text:style-name="P1"><text:span text:style-name="T2"><text:s text:c="4"/>stream.</text:span><text:span text:style-name="T5">write_all</text:span><text:span text:style-name="T2">(&amp;(response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.await?;</text:span></text:p>
      <text:p text:style-name="P1"><text:soft-page-break/><text:span text:style-name="T2"><text:s text:c="4"/>stream.</text:span><text:span text:style-name="T5">write_all</text:span><text:span text:style-name="T2">(response).await</text:span></text:p>
      <text:p text:style-name="P1"><text:span text:style-name="T2">}</text:span></text:p>
      <text:p text:style-name="P1"/>
      <text:p text:style-name="P1"><text:span text:style-name="T1">fn</text:span> <text:span text:style-name="T5">extract_domain</text:span><text:span text:style-name="T2">(query: &amp;[</text:span><text:span text:style-name="T3">u8</text:span><text:span text:style-name="T2">]) -&gt;</text:span> <text:span text:style-name="T2">Option&lt;String&gt; {</text:span></text:p>
      <text:p text:style-name="P1"><text:s text:c="4"/><text:span text:style-name="T1">if</text:span> <text:span text:style-name="T2">query.</text:span><text:span text:style-name="T5">len</text:span><text:span text:style-name="T2">() &lt;</text:span> <text:span text:style-name="T4">12</text:span> <text:span text:style-name="T2">{</text:span></text:p>
      <text:p text:style-name="P1"><text:s text:c="8"/><text:span text:style-name="T1">return</text:span> <text:span text:style-name="T2">None;</text:span> <text:span text:style-name="T7">// DNS header is 12 bytes</text:span></text:p>
      <text:p text:style-name="P1"><text:s text:c="4"/><text:span text:style-name="T2">}</text:span></text:p>
      <text:p text:style-name="P1"/>
      <text:p text:style-name="P1"><text:s text:c="4"/><text:span text:style-name="T1">let mut</text:span> <text:span text:style-name="T2">pos</text:span> <text:span text:style-name="T2">=</text:span> <text:span text:style-name="T4">12</text:span><text:span text:style-name="T2">;</text:span> <text:span text:style-name="T7">// Start after header</text:span></text:p>
      <text:p text:style-name="P1"><text:s text:c="4"/><text:span text:style-name="T1">let mut</text:span> <text:span text:style-name="T2">domain</text:span> <text:span text:style-name="T2">=</text:span> <text:span text:style-name="T2">String::</text:span><text:span text:style-name="T5">new</text:span><text:span text:style-name="T2">();</text:span></text:p>
      <text:p text:style-name="P1"/>
      <text:p text:style-name="P1"><text:s text:c="4"/><text:span text:style-name="T7">// Extract QNAME (domain)</text:span></text:p>
      <text:p text:style-name="P1"><text:s text:c="4"/><text:span text:style-name="T1">loop</text:span> <text:span text:style-name="T2">{</text:span></text:p>
      <text:p text:style-name="P1"><text:s text:c="8"/><text:span text:style-name="T1">let</text:span> <text:span text:style-name="T2">len</text:span> <text:span text:style-name="T2">=</text:span> <text:span text:style-name="T2">query[pos]</text:span> <text:span text:style-name="T1">as</text:span> <text:span text:style-name="T3">usize</text:span><text:span text:style-name="T2">;</text:span></text:p>
      <text:p text:style-name="P1"><text:s text:c="8"/><text:span text:style-name="T1">if</text:span> <text:span text:style-name="T2">len</text:span> <text:span text:style-name="T2">==</text:span> <text:span text:style-name="T4">0</text:span> <text:span text:style-name="T2">{</text:span></text:p>
      <text:p text:style-name="P1"><text:s text:c="12"/><text:span text:style-name="T1">break</text:span><text:span text:style-name="T2">;</text:span> <text:span text:style-name="T7">// End of QNAME</text:span></text:p>
      <text:p text:style-name="P1"><text:s text:c="8"/><text:span text:style-name="T2">}</text:span></text:p>
      <text:p text:style-name="P1"><text:span text:style-name="T2"><text:s text:c="8"/>pos</text:span> <text:span text:style-name="T2">+=</text:span> <text:span text:style-name="T4">1</text:span><text:span text:style-name="T2">;</text:span></text:p>
      <text:p text:style-name="P1"/>
      <text:p text:style-name="P1"><text:s text:c="8"/><text:span text:style-name="T1">if</text:span> <text:span text:style-name="T2">pos</text:span> <text:span text:style-name="T2">+</text:span> <text:span text:style-name="T2">len</text:span> <text:span text:style-name="T2">&gt;</text:span> <text:span text:style-name="T2">query.</text:span><text:span text:style-name="T5">len</text:span><text:span text:style-name="T2">() {</text:span></text:p>
      <text:p text:style-name="P1"><text:s text:c="12"/><text:span text:style-name="T1">return</text:span> <text:span text:style-name="T2">None;</text:span> <text:span text:style-name="T7">// Invalid length</text:span></text:p>
      <text:p text:style-name="P1"><text:s text:c="8"/><text:span text:style-name="T2">}</text:span></text:p>
      <text:p text:style-name="P1"/>
      <text:p text:style-name="P1"><text:s text:c="8"/><text:span text:style-name="T1">if</text:span> <text:span text:style-name="T2">!domain.</text:span><text:span text:style-name="T5">is_empty</text:span><text:span text:style-name="T2">() {</text:span></text:p>
      <text:p text:style-name="P1"><text:span text:style-name="T2"><text:s text:c="12"/>domain.</text:span><text:span text:style-name="T5">push</text:span><text:span text:style-name="T2">('.');</text:span></text:p>
      <text:p text:style-name="P1"><text:s text:c="8"/><text:span text:style-name="T2">}</text:span></text:p>
      <text:p text:style-name="P1"/>
      <text:p text:style-name="P1"><text:s text:c="8"/><text:span text:style-name="T1">let</text:span> <text:span text:style-name="T2">label</text:span> <text:span text:style-name="T2">=</text:span> <text:span text:style-name="T1">match</text:span> <text:span text:style-name="T3">str</text:span><text:span text:style-name="T2">::</text:span><text:span text:style-name="T5">from_utf8</text:span><text:span text:style-name="T2">(&amp;query[pos..pos</text:span> <text:span text:style-name="T2">+</text:span> <text:span text:style-name="T2">len]) {</text:span></text:p>
      <text:p text:style-name="P1"><text:s text:c="12"/><text:span text:style-name="T5">Ok</text:span><text:span text:style-name="T2">(l) =&gt;</text:span> <text:span text:style-name="T2">l,</text:span></text:p>
      <text:p text:style-name="P1"><text:s text:c="12"/><text:span text:style-name="T5">Err</text:span><text:span text:style-name="T2">(_) =&gt;</text:span> <text:span text:style-name="T1">return</text:span> <text:span text:style-name="T2">None,</text:span> <text:span text:style-name="T7">// Invalid UTF-8</text:span></text:p>
      <text:p text:style-name="P1"><text:s text:c="8"/><text:span text:style-name="T2">};</text:span></text:p>
      <text:p text:style-name="P1"><text:span text:style-name="T2"><text:s text:c="8"/>domain.</text:span><text:span text:style-name="T5">push_str</text:span><text:span text:style-name="T2">(label);</text:span></text:p>
      <text:p text:style-name="P1"><text:span text:style-name="T2"><text:s text:c="8"/>pos</text:span> <text:span text:style-name="T2">+=</text:span> <text:span text:style-name="T2">len;</text:span></text:p>
      <text:p text:style-name="P1"><text:s text:c="4"/><text:span text:style-name="T2">}</text:span></text:p>
      <text:p text:style-name="P1"/>
      <text:p text:style-name="P1"><text:s text:c="4"/><text:span text:style-name="T7">// Skip QTYPE and QCLASS (4 bytes)</text:span></text:p>
      <text:p text:style-name="P1"><text:span text:style-name="T2"><text:s text:c="4"/>pos</text:span> <text:span text:style-name="T2">+=</text:span> <text:span text:style-name="T4">4</text:span><text:span text:style-name="T2">;</text:span></text:p>
      <text:p text:style-name="P1"/>
      <text:p text:style-name="P1"><text:s text:c="4"/><text:span text:style-name="T7">// Verify we have enough data for at least QTYPE/QCLASS</text:span></text:p>
      <text:p text:style-name="P1"><text:s text:c="4"/><text:span text:style-name="T1">if</text:span> <text:span text:style-name="T2">pos</text:span> <text:span text:style-name="T2">&gt;</text:span> <text:span text:style-name="T2">query.</text:span><text:span text:style-name="T5">len</text:span><text:span text:style-name="T2">() {</text:span></text:p>
      <text:p text:style-name="P1"><text:s text:c="8"/><text:span text:style-name="T1">return</text:span> <text:span text:style-name="T2">None;</text:span></text:p>
      <text:p text:style-name="P1"><text:s text:c="4"/><text:span text:style-name="T2">}</text:span></text:p>
      <text:p text:style-name="P1"/>
      <text:p text:style-name="P1"><text:s text:c="4"/><text:span text:style-name="T5">Some</text:span><text:span text:style-name="T2">(domain)</text:span></text:p>
      <text:p text:style-name="P1"><text:span text:style-name="T2">}</text:span></text:p>
      <text:p text:style-name="P1"/>
      <text:p text:style-name="P1"><text:span text:style-name="T2">async</text:span> <text:span text:style-name="T1">fn</text:span> <text:span text:style-name="T5">generate_dns_response</text:span><text:span text:style-name="T2">(</text:span></text:p>
      <text:p text:style-name="P1"><text:span text:style-name="T2"><text:s text:c="4"/>query: &amp;[</text:span><text:span text:style-name="T3">u8</text:span><text:span text:style-name="T2">],</text:span></text:p>
      <text:p text:style-name="P1"><text:span text:style-name="T2"><text:s text:c="4"/>domain:</text:span> <text:span text:style-name="T2">String,</text:span></text:p>
      <text:p text:style-name="P1"><text:span text:style-name="T2"><text:s text:c="4"/>config: &amp;ServerConfig,</text:span></text:p>
      <text:p text:style-name="P1"><text:span text:style-name="T2">) -&gt;</text:span> <text:span text:style-name="T2">Result&lt;Vec&lt;</text:span><text:span text:style-name="T3">u8</text:span><text:span text:style-name="T2">&gt;,</text:span> <text:span text:style-name="T2">DnsError&gt; {</text:span></text:p>
      <text:p text:style-name="P1"><text:s text:c="4"/><text:span text:style-name="T1">let</text:span> <text:span text:style-name="T2">query_type</text:span> <text:span text:style-name="T2">=</text:span> <text:span text:style-name="T5">extract_query_type</text:span><text:span text:style-name="T2">(query).</text:span><text:span text:style-name="T5">unwrap_or</text:span><text:span text:style-name="T2">(</text:span><text:span text:style-name="T4">1</text:span><text:span text:style-name="T2">);</text:span></text:p>
      <text:p text:style-name="P1"/>
      <text:p text:style-name="P1"><text:s text:c="4"/><text:span text:style-name="T7">// Only check cache for A/AAAA queries</text:span></text:p>
      <text:p text:style-name="P1"><text:s text:c="4"/><text:span text:style-name="T1">if</text:span> <text:span text:style-name="T2">query_type</text:span> <text:span text:style-name="T2">==</text:span> <text:span text:style-name="T4">1</text:span> <text:span text:style-name="T2">||</text:span> <text:span text:style-name="T2">query_type</text:span> <text:span text:style-name="T2">==</text:span> <text:span text:style-name="T4">28</text:span> <text:span text:style-name="T2">{</text:span></text:p>
      <text:p text:style-name="P1"><text:s text:c="8"/><text:span text:style-name="T1">if let</text:span> <text:span text:style-name="T5">Some</text:span><text:span text:style-name="T2">((ip,</text:span> <text:span text:style-name="T2">ttl)) =</text:span> <text:span text:style-name="T2">CACHE.</text:span><text:span text:style-name="T5">get</text:span><text:span text:style-name="T2">().</text:span><text:span text:style-name="T5">unwrap</text:span><text:span text:style-name="T2">().</text:span><text:span text:style-name="T5">get</text:span><text:span text:style-name="T2">(&amp;domain) {</text:span></text:p>
      <text:p text:style-name="P1"><text:s text:c="12"/><text:span text:style-name="T1">return</text:span> <text:span text:style-name="T5">build_dns_response</text:span><text:span text:style-name="T2">(&amp;query, &amp;ip,</text:span> <text:span text:style-name="T2">ttl,</text:span> <text:span text:style-name="T2">config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1">let</text:span> <text:span text:style-name="T2">records</text:span> <text:span text:style-name="T2">=</text:span> <text:span text:style-name="T5">lookup_records</text:span><text:span text:style-name="T2">(&amp;config.db_path, &amp;domain);</text:span></text:p>
      <text:p text:style-name="P1"><text:s text:c="4"/><text:span text:style-name="T1">let</text:span> <text:span text:style-name="T2">requested_type</text:span> <text:span text:style-name="T2">=</text:span> <text:span text:style-name="T1">match</text:span> <text:span text:style-name="T2">query_type</text:span> <text:span text:style-name="T2">{</text:span></text:p>
      <text:p text:style-name="P1"><text:s text:c="8"/><text:span text:style-name="T4">1</text:span> <text:span text:style-name="T2">=&gt;</text:span> <text:span text:style-name="T6">"A"</text:span><text:span text:style-name="T2">,</text:span></text:p>
      <text:p text:style-name="P1"><text:s text:c="8"/><text:span text:style-name="T4">2</text:span> <text:span text:style-name="T2">=&gt;</text:span> <text:span text:style-name="T6">"NS"</text:span><text:span text:style-name="T2">,</text:span></text:p>
      <text:p text:style-name="P1"><text:s text:c="8"/><text:span text:style-name="T4">5</text:span> <text:span text:style-name="T2">=&gt;</text:span> <text:span text:style-name="T6">"CNAME"</text:span><text:span text:style-name="T2">,</text:span></text:p>
      <text:p text:style-name="P1"><text:s text:c="8"/><text:span text:style-name="T4">6</text:span> <text:span text:style-name="T2">=&gt;</text:span> <text:span text:style-name="T6">"SOA"</text:span><text:span text:style-name="T2">,</text:span></text:p>
      <text:p text:style-name="P1"><text:s text:c="8"/><text:span text:style-name="T4">12</text:span> <text:span text:style-name="T2">=&gt;</text:span> <text:span text:style-name="T6">"PTR"</text:span><text:span text:style-name="T2">,</text:span></text:p>
      <text:p text:style-name="P1"><text:s text:c="8"/><text:span text:style-name="T4">15</text:span> <text:span text:style-name="T2">=&gt;</text:span> <text:span text:style-name="T6">"MX"</text:span><text:span text:style-name="T2">,</text:span></text:p>
      <text:p text:style-name="P1"><text:s text:c="8"/><text:span text:style-name="T4">16</text:span> <text:span text:style-name="T2">=&gt;</text:span> <text:span text:style-name="T6">"TXT"</text:span><text:span text:style-name="T2">,</text:span></text:p>
      <text:p text:style-name="P1"><text:s text:c="8"/><text:span text:style-name="T4">28</text:span> <text:span text:style-name="T2">=&gt;</text:span> <text:span text:style-name="T6">"AAAA"</text:span><text:span text:style-name="T2">,</text:span></text:p>
      <text:p text:style-name="P1"><text:span text:style-name="T2"><text:s text:c="8"/>_</text:span> <text:span text:style-name="T2">=&gt;</text:span> <text:span text:style-name="T6">""</text:span><text:span text:style-name="T2">,</text:span></text:p>
      <text:p text:style-name="P1"><text:s text:c="4"/><text:span text:style-name="T2">};</text:span></text:p>
      <text:p text:style-name="P1"/>
      <text:p text:style-name="P1"><text:s text:c="4"/><text:span text:style-name="T7">// Try exact match first</text:span></text:p>
      <text:p text:style-name="P1"><text:s text:c="4"/><text:span text:style-name="T1">if let</text:span> <text:span text:style-name="T5">Some</text:span><text:span text:style-name="T2">((value,</text:span> <text:span text:style-name="T2">ttl,</text:span> <text:span text:style-name="T2">_)) =</text:span> <text:span text:style-name="T2">records.</text:span><text:span text:style-name="T5">iter</text:span><text:span text:style-name="T2">()</text:span></text:p>
      <text:p text:style-name="P1"><text:s text:c="8"/><text:span text:style-name="T2">.</text:span><text:span text:style-name="T5">find</text:span><text:span text:style-name="T2">(|(_,</text:span> <text:span text:style-name="T2">_,</text:span> <text:span text:style-name="T2">rtype)|</text:span> <text:span text:style-name="T2">rtype</text:span> <text:span text:style-name="T2">==</text:span> <text:span text:style-name="T2">requested_type)</text:span></text:p>
      <text:p text:style-name="P1"><text:s text:c="8"/><text:span text:style-name="T2">.</text:span><text:span text:style-name="T5">cloned</text:span><text:span text:style-name="T2">()</text:span></text:p>
      <text:p text:style-name="P1"><text:s text:c="4"/><text:span text:style-name="T2">{</text:span></text:p>
      <text:p text:style-name="P1"><text:soft-page-break/><text:s text:c="8"/><text:span text:style-name="T1">return match</text:span> <text:span text:style-name="T2">requested_type</text:span> <text:span text:style-name="T2">{</text:span></text:p>
      <text:p text:style-name="P1"><text:s text:c="12"/><text:span text:style-name="T6">"SOA"</text:span> <text:span text:style-name="T2">=&gt;</text:span> <text:span text:style-name="T5">build_soa_response</text:span><text:span text:style-name="T2">(&amp;query, &amp;value,</text:span> <text:span text:style-name="T2">ttl,</text:span> <text:span text:style-name="T2">domain,</text:span> <text:span text:style-name="T2">config),</text:span></text:p>
      <text:p text:style-name="P1"><text:s text:c="12"/><text:span text:style-name="T6">"NS"</text:span> <text:span text:style-name="T2">=&gt;</text:span> <text:span text:style-name="T5">build_ns_response</text:span><text:span text:style-name="T2">(&amp;query, &amp;records,</text:span> <text:span text:style-name="T2">ttl,</text:span> <text:span text:style-name="T2">domain,</text:span> <text:span text:style-name="T2">config),</text:span></text:p>
      <text:p text:style-name="P1"><text:s text:c="12"/><text:span text:style-name="T6">"MX"</text:span> <text:span text:style-name="T2">|</text:span> <text:span text:style-name="T6">"TXT"</text:span> <text:span text:style-name="T2">|</text:span> <text:span text:style-name="T6">"CNAME"</text:span> <text:span text:style-name="T2">|</text:span> <text:span text:style-name="T6">"PTR"</text:span> <text:span text:style-name="T2">=&gt; {</text:span></text:p>
      <text:p text:style-name="P1"><text:s text:c="16"/><text:span text:style-name="T5">build_generic_record_response</text:span><text:span text:style-name="T2">(&amp;query, &amp;value,</text:span> <text:span text:style-name="T2">ttl,</text:span> <text:span text:style-name="T2">domain,</text:span> <text:span text:style-name="T2">query_type,</text:span> <text:span text:style-name="T2">config)</text:span></text:p>
      <text:p text:style-name="P1"><text:s text:c="12"/><text:span text:style-name="T2">},</text:span></text:p>
      <text:p text:style-name="P1"><text:s text:c="12"/><text:span text:style-name="T6">"A"</text:span> <text:span text:style-name="T2">|</text:span> <text:span text:style-name="T6">"AAAA"</text:span> <text:span text:style-name="T2">=&gt; {</text:span></text:p>
      <text:p text:style-name="P1"><text:span text:style-name="T2"><text:s text:c="16"/>CACHE.</text:span><text:span text:style-name="T5">get</text:span><text:span text:style-name="T2">().</text:span><text:span text:style-name="T5">unwrap</text:span><text:span text:style-name="T2">().</text:span><text:span text:style-name="T5">set</text:span><text:span text:style-name="T2">(domain.</text:span><text:span text:style-name="T5">clone</text:span><text:span text:style-name="T2">(),</text:span> <text:span text:style-name="T2">value.</text:span><text:span text:style-name="T5">clone</text:span><text:span text:style-name="T2">(),</text:span> <text:span text:style-name="T2">ttl);</text:span></text:p>
      <text:p text:style-name="P1"><text:s text:c="16"/><text:span text:style-name="T5">build_dns_response</text:span><text:span text:style-name="T2">(&amp;query, &amp;value,</text:span> <text:span text:style-name="T2">ttl,</text:span> <text:span text:style-name="T2">config)</text:span></text:p>
      <text:p text:style-name="P1"><text:s text:c="12"/><text:span text:style-name="T2">},</text:span></text:p>
      <text:p text:style-name="P1"><text:span text:style-name="T2"><text:s text:c="12"/>_</text:span> <text:span text:style-name="T2">=&gt;</text:span> <text:span text:style-name="T5">Err</text:span><text:span text:style-name="T2">(DnsError::</text:span><text:span text:style-name="T5">Protocol</text:span><text:span text:style-name="T2">(</text:span><text:span text:style-name="T6">"Unsupported record type"</text:span><text:span text:style-name="T2">.</text:span><text:span text:style-name="T5">into</text:span><text:span text:style-name="T2">()))</text:span></text:p>
      <text:p text:style-name="P1"><text:s text:c="8"/><text:span text:style-name="T2">};</text:span></text:p>
      <text:p text:style-name="P1"><text:s text:c="4"/><text:span text:style-name="T2">}</text:span></text:p>
      <text:p text:style-name="P1"/>
      <text:p text:style-name="P1"><text:s text:c="4"/><text:span text:style-name="T7">// Special fallback only for A/AAAA queries</text:span></text:p>
      <text:p text:style-name="P1"><text:s text:c="4"/><text:span text:style-name="T1">if</text:span> <text:span text:style-name="T2">query_type</text:span> <text:span text:style-name="T2">==</text:span> <text:span text:style-name="T4">1</text:span> <text:span text:style-name="T2">||</text:span> <text:span text:style-name="T2">query_type</text:span> <text:span text:style-name="T2">==</text:span> <text:span text:style-name="T4">28</text:span> <text:span text:style-name="T2">{</text:span></text:p>
      <text:p text:style-name="P1"><text:s text:c="8"/><text:span text:style-name="T1">if let</text:span> <text:span text:style-name="T5">Some</text:span><text:span text:style-name="T2">((ip,</text:span> <text:span text:style-name="T2">ttl,</text:span> <text:span text:style-name="T2">_)) =</text:span> <text:span text:style-name="T2">records.</text:span><text:span text:style-name="T5">iter</text:span><text:span text:style-name="T2">()</text:span></text:p>
      <text:p text:style-name="P1"><text:s text:c="12"/><text:span text:style-name="T2">.</text:span><text:span text:style-name="T5">find</text:span><text:span text:style-name="T2">(|(_,</text:span> <text:span text:style-name="T2">_,</text:span> <text:span text:style-name="T2">rtype)|</text:span> <text:span text:style-name="T2">rtype</text:span> <text:span text:style-name="T2">==</text:span> <text:span text:style-name="T6">"A"</text:span> <text:span text:style-name="T2">||</text:span> <text:span text:style-name="T2">rtype</text:span> <text:span text:style-name="T2">==</text:span> <text:span text:style-name="T6">"AAAA"</text:span><text:span text:style-name="T2">)</text:span></text:p>
      <text:p text:style-name="P1"><text:s text:c="12"/><text:span text:style-name="T2">.</text:span><text:span text:style-name="T5">cloned</text:span><text:span text:style-name="T2">()</text:span></text:p>
      <text:p text:style-name="P1"><text:s text:c="8"/><text:span text:style-name="T2">{</text:span></text:p>
      <text:p text:style-name="P1"><text:span text:style-name="T2"><text:s text:c="12"/>CACHE.</text:span><text:span text:style-name="T5">get</text:span><text:span text:style-name="T2">().</text:span><text:span text:style-name="T5">unwrap</text:span><text:span text:style-name="T2">().</text:span><text:span text:style-name="T5">set</text:span><text:span text:style-name="T2">(domain,</text:span> <text:span text:style-name="T2">ip.</text:span><text:span text:style-name="T5">clone</text:span><text:span text:style-name="T2">(),</text:span> <text:span text:style-name="T2">ttl);</text:span></text:p>
      <text:p text:style-name="P1"><text:s text:c="12"/><text:span text:style-name="T1">return</text:span> <text:span text:style-name="T5">build_dns_response</text:span><text:span text:style-name="T2">(&amp;query, &amp;ip,</text:span> <text:span text:style-name="T2">ttl,</text:span> <text:span text:style-name="T2">config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Authority and forwarding logic</text:span></text:p>
      <text:p text:style-name="P1"><text:s text:c="4"/><text:span text:style-name="T1">let</text:span> <text:span text:style-name="T2">zones</text:span> <text:span text:style-name="T2">=</text:span> <text:span text:style-name="T5">get_authoritative_zones</text:span><text:span text:style-name="T2">(&amp;config.db_path);</text:span></text:p>
      <text:p text:style-name="P1"><text:s text:c="4"/><text:span text:style-name="T1">let</text:span> <text:span text:style-name="T2">is_authoritative</text:span> <text:span text:style-name="T2">=</text:span> <text:span text:style-name="T5">find_closest_parent_zone</text:span><text:span text:style-name="T2">(&amp;domain, &amp;zones).</text:span><text:span text:style-name="T5">is_some</text:span><text:span text:style-name="T2">() &amp;&amp;</text:span> <text:span text:style-name="T2">config.authoritative;</text:span></text:p>
      <text:p text:style-name="P1"/>
      <text:p text:style-name="P1"><text:s text:c="4"/><text:span text:style-name="T1">if</text:span> <text:span text:style-name="T2">!is_authoritative</text:span> <text:span text:style-name="T2">&amp;&amp; !config.forwarders.</text:span><text:span text:style-name="T5">is_empty</text:span><text:span text:style-name="T2">() {</text:span></text:p>
      <text:p text:style-name="P1"><text:s text:c="8"/><text:span text:style-name="T1">if let</text:span> <text:span text:style-name="T5">Some</text:span><text:span text:style-name="T2">(resp) =</text:span> <text:span text:style-name="T5">forward_to_resolvers</text:span><text:span text:style-name="T2">(query, &amp;config.forwarders).await</text:span> <text:span text:style-name="T2">{</text:span></text:p>
      <text:p text:style-name="P1"><text:s text:c="12"/><text:span text:style-name="T1">let mut</text:span> <text:span text:style-name="T2">response</text:span> <text:span text:style-name="T2">=</text:span> <text:span text:style-name="T2">resp.</text:span><text:span text:style-name="T5">clone</text:span><text:span text:style-name="T2">();</text:span></text:p>
      <text:p text:style-name="P1"><text:s text:c="12"/><text:span text:style-name="T1">if</text:span> <text:span text:style-name="T2">response.</text:span><text:span text:style-name="T5">len</text:span><text:span text:style-name="T2">() &gt;=</text:span> <text:span text:style-name="T4">3</text:span> <text:span text:style-name="T2">{</text:span></text:p>
      <text:p text:style-name="P1"><text:span text:style-name="T2"><text:s text:c="16"/>response[</text:span><text:span text:style-name="T4">2</text:span><text:span text:style-name="T2">] &amp;=</text:span> <text:span text:style-name="T4">0xFB</text:span><text:span text:style-name="T2">;</text:span> <text:span text:style-name="T7">// Clear AA bit</text:span></text:p>
      <text:p text:style-name="P1"><text:s text:c="12"/><text:span text:style-name="T2">}</text:span></text:p>
      <text:p text:style-name="P1"><text:s text:c="12"/><text:span text:style-name="T1">return</text:span> <text:span text:style-name="T5">Ok</text:span><text:span text:style-name="T2">(response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5">build_nxdomain_response</text:span><text:span text:style-name="T2">(&amp;query,</text:span> <text:span text:style-name="T2">is_authoritative)</text:span></text:p>
      <text:p text:style-name="P1"><text:s text:c="8"/><text:span text:style-name="T2">.</text:span><text:span text:style-name="T5">ok_or</text:span><text:span text:style-name="T2">(DnsError::</text:span><text:span text:style-name="T5">Protocol</text:span><text:span text:style-name="T2">(</text:span><text:span text:style-name="T6">"NXDOMAIN"</text:span><text:span text:style-name="T2">.</text:span><text:span text:style-name="T5">into</text:span><text:span text:style-name="T2">()))</text:span></text:p>
      <text:p text:style-name="P1"><text:span text:style-name="T2">}</text:span></text:p>
      <text:p text:style-name="P1"/>
      <text:p text:style-name="P1"><text:span text:style-name="T7">// Function to build response for SOA records</text:span></text:p>
      <text:p text:style-name="P1"><text:span text:style-name="T1">fn</text:span> <text:span text:style-name="T5">build_soa_response</text:span><text:span text:style-name="T2">(</text:span></text:p>
      <text:p text:style-name="P1"><text:span text:style-name="T2"><text:s text:c="4"/>query: &amp;[</text:span><text:span text:style-name="T3">u8</text:span><text:span text:style-name="T2">],</text:span></text:p>
      <text:p text:style-name="P1"><text:span text:style-name="T2"><text:s text:c="4"/>soa_value: &amp;</text:span><text:span text:style-name="T3">str</text:span><text:span text:style-name="T2">,</text:span></text:p>
      <text:p text:style-name="P1"><text:span text:style-name="T2"><text:s text:c="4"/>ttl:</text:span> <text:span text:style-name="T3">u64</text:span><text:span text:style-name="T2">,</text:span></text:p>
      <text:p text:style-name="P1"><text:span text:style-name="T2"><text:s text:c="4"/>domain:</text:span> <text:span text:style-name="T2">String,</text:span></text:p>
      <text:p text:style-name="P1"><text:span text:style-name="T2"><text:s text:c="4"/>config: &amp;ServerConfig,</text:span></text:p>
      <text:p text:style-name="P1"><text:span text:style-name="T2">) -&gt;</text:span> <text:span text:style-name="T2">Result&lt;Vec&lt;</text:span><text:span text:style-name="T3">u8</text:span><text:span text:style-name="T2">&gt;,</text:span> <text:span text:style-name="T2">DnsError&gt; {</text:span></text:p>
      <text:p text:style-name="P1"><text:s text:c="4"/><text:span text:style-name="T1">let mut</text:span> <text:span text:style-name="T2">response</text:span> <text:span text:style-name="T2">=</text:span> <text:span text:style-name="T2">Vec::</text:span><text:span text:style-name="T5">with_capacity</text:span><text:span text:style-name="T2">(</text:span><text:span text:style-name="T4">512</text:span><text:span text:style-name="T2">);</text:span></text:p>
      <text:p text:style-name="P1"/>
      <text:p text:style-name="P1"><text:s text:c="4"/><text:span text:style-name="T7">// Copy transaction ID and question from query</text:span></text:p>
      <text:p text:style-name="P1"><text:span text:style-name="T2"><text:s text:c="4"/>response.</text:span><text:span text:style-name="T5">extend_from_slice</text:span><text:span text:style-name="T2">(&amp;query[..</text:span><text:span text:style-name="T4">2</text:span><text:span text:style-name="T2">]);</text:span></text:p>
      <text:p text:style-name="P1"/>
      <text:p text:style-name="P1"><text:s text:c="4"/><text:span text:style-name="T7">// Set flags</text:span></text:p>
      <text:p text:style-name="P1"><text:s text:c="4"/><text:span text:style-name="T7">// QR = 1 (response)</text:span></text:p>
      <text:p text:style-name="P1"><text:s text:c="4"/><text:span text:style-name="T7">// OPCODE = 0 (standard query)</text:span></text:p>
      <text:p text:style-name="P1"><text:s text:c="4"/><text:span text:style-name="T7">// AA = 1 if authoritative</text:span></text:p>
      <text:p text:style-name="P1"><text:s text:c="4"/><text:span text:style-name="T7">// TC = 0 (not truncated)</text:span></text:p>
      <text:p text:style-name="P1"><text:s text:c="4"/><text:span text:style-name="T7">// RD = copy from query</text:span></text:p>
      <text:p text:style-name="P1"><text:s text:c="4"/><text:span text:style-name="T7">// RA = 1 (recursion available)</text:span></text:p>
      <text:p text:style-name="P1"><text:s text:c="4"/><text:span text:style-name="T7">// Z = 0</text:span></text:p>
      <text:p text:style-name="P1"><text:s text:c="4"/><text:span text:style-name="T7">// RCODE = 0 (no error)</text:span></text:p>
      <text:p text:style-name="P1"><text:s text:c="4"/><text:span text:style-name="T1">let</text:span> <text:span text:style-name="T2">flags1</text:span> <text:span text:style-name="T2">=</text:span> <text:span text:style-name="T4">0x80</text:span> <text:span text:style-name="T2">| (query[</text:span><text:span text:style-name="T4">2</text:span><text:span text:style-name="T2">] &amp;</text:span> <text:span text:style-name="T4">0x01</text:span><text:span text:style-name="T2">);</text:span> <text:span text:style-name="T7">// Set QR and preserve RD</text:span></text:p>
      <text:p text:style-name="P1"><text:s text:c="4"/><text:span text:style-name="T1">let</text:span> <text:span text:style-name="T2">flags2</text:span> <text:span text:style-name="T2">=</text:span> <text:span text:style-name="T4">0x80</text:span><text:span text:style-name="T2">;</text:span> <text:span text:style-name="T7">// Set RA</text:span></text:p>
      <text:p text:style-name="P1"/>
      <text:p text:style-name="P1"><text:span text:style-name="T2"><text:s text:c="4"/>response.</text:span><text:span text:style-name="T5">extend_from_slice</text:span><text:span text:style-name="T2">(&amp;[</text:span></text:p>
      <text:p text:style-name="P1"><text:s text:c="8"/><text:span text:style-name="T1">if</text:span> <text:span text:style-name="T2">config.authoritative</text:span> <text:span text:style-name="T2">{</text:span> <text:span text:style-name="T2">flags1</text:span> <text:span text:style-name="T2">|</text:span> <text:span text:style-name="T4">0x04</text:span> <text:span text:style-name="T2">}</text:span> <text:span text:style-name="T1">else</text:span> <text:span text:style-name="T2">{</text:span> <text:span text:style-name="T2">flags1</text:span> <text:span text:style-name="T2">},</text:span> <text:span text:style-name="T7">// Set AA if authoritative</text:span></text:p>
      <text:p text:style-name="P1"><text:span text:style-name="T2"><text:s text:c="8"/>flags2,</text:span></text:p>
      <text:p text:style-name="P1"><text:s text:c="4"/><text:span text:style-name="T2">]);</text:span></text:p>
      <text:p text:style-name="P1"/>
      <text:p text:style-name="P1"><text:s text:c="4"/><text:span text:style-name="T7">// Copy QDCOUNT from query</text:span></text:p>
      <text:p text:style-name="P1"><text:span text:style-name="T2"><text:s text:c="4"/>response.</text:span><text:span text:style-name="T5">extend_from_slice</text:span><text:span text:style-name="T2">(&amp;query[</text:span><text:span text:style-name="T4">4</text:span><text:span text:style-name="T2">..</text:span><text:span text:style-name="T4">6</text:span><text:span text:style-name="T2">]);</text:span></text:p>
      <text:p text:style-name="P1"/>
      <text:p text:style-name="P1"><text:s text:c="4"/><text:span text:style-name="T7">// Set ANCOUNT to 1</text:span></text:p>
      <text:p text:style-name="P1"><text:soft-page-break/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Set NSCOUNT (2 if authoritative, else 0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1">if</text:span> <text:span text:style-name="T2">config.authoritative</text:span> <text:span text:style-name="T2">{</text:span> <text:span text:style-name="T4">0x02</text:span> <text:span text:style-name="T2">}</text:span> <text:span text:style-name="T1">else</text:span> <text:span text:style-name="T2">{</text:span> <text:span text:style-name="T4">0x00</text:span> <text:span text:style-name="T2">}]);</text:span></text:p>
      <text:p text:style-name="P1"/>
      <text:p text:style-name="P1"><text:s text:c="4"/><text:span text:style-name="T7">// Set ARCOUNT to 0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</text:p>
      <text:p text:style-name="P1"/>
      <text:p text:style-name="P1"><text:s text:c="4"/><text:span text:style-name="T7">// Copy question section from query</text:span></text:p>
      <text:p text:style-name="P1"><text:s text:c="4"/><text:span text:style-name="T1">let</text:span> <text:span text:style-name="T2">qname_end</text:span> <text:span text:style-name="T2">=</text:span> <text:span text:style-name="T2">query[</text:span><text:span text:style-name="T4">12</text:span><text:span text:style-name="T2">..].</text:span><text:span text:style-name="T5">iter</text:span><text:span text:style-name="T2">().</text:span><text:span text:style-name="T5">position</text:span><text:span text:style-name="T2">(|&amp;b|</text:span> <text:span text:style-name="T2">b</text:span> <text:span text:style-name="T2">==</text:span> <text:span text:style-name="T4">0</text:span><text:span text:style-name="T2">)</text:span></text:p>
      <text:p text:style-name="P1"><text:s text:c="8"/><text:span text:style-name="T2">.</text:span><text:span text:style-name="T5">ok_or_else</text:span><text:span text:style-name="T2">(||</text:span> <text:span text:style-name="T2">DnsError::</text:span><text:span text:style-name="T5">Protocol</text:span><text:span text:style-name="T2">(</text:span><text:span text:style-name="T6">"Invalid question format"</text:span><text:span text:style-name="T2">.</text:span><text:span text:style-name="T5">into</text:span><text:span text:style-name="T2">()))?</text:span> <text:span text:style-name="T2">+</text:span> <text:span text:style-name="T4">13</text:span><text:span text:style-name="T2">;</text:span></text:p>
      <text:p text:style-name="P1"><text:span text:style-name="T2"><text:s text:c="4"/>response.</text:span><text:span text:style-name="T5">extend_from_slice</text:span><text:span text:style-name="T2">(&amp;query[</text:span><text:span text:style-name="T4">12</text:span><text:span text:style-name="T2">..qname_end</text:span> <text:span text:style-name="T2">+</text:span> <text:span text:style-name="T4">4</text:span><text:span text:style-name="T2">]);</text:span></text:p>
      <text:p text:style-name="P1"/>
      <text:p text:style-name="P1"><text:s text:c="4"/><text:span text:style-name="T7">// Add answer section for SOA</text:span></text:p>
      <text:p text:style-name="P1"><text:s text:c="4"/><text:span text:style-name="T7">// Name pointer to question</text:span></text:p>
      <text:p text:style-name="P1"><text:span text:style-name="T2"><text:s text:c="4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 text:c="4"/><text:span text:style-name="T7">// Type SOA (0x0006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6</text:span><text:span text:style-name="T2">]);</text:span></text:p>
      <text:p text:style-name="P1"/>
      <text:p text:style-name="P1"><text:s text:c="4"/><text:span text:style-name="T7">// Class IN (0x0001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TTL (32 bits)</text:span></text:p>
      <text:p text:style-name="P1"><text:span text:style-name="T2"><text:s text:c="4"/>response.</text:span><text:span text:style-name="T5">extend_from_slice</text:span><text:span text:style-name="T2">(&amp;(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4"/><text:span text:style-name="T7">// Parse and encode SOA record</text:span></text:p>
      <text:p text:style-name="P1"><text:s text:c="4"/><text:span text:style-name="T1">let</text:span> <text:span text:style-name="T2">soa_parts:</text:span> <text:span text:style-name="T2">Vec&lt;&amp;</text:span><text:span text:style-name="T3">str</text:span><text:span text:style-name="T2">&gt; =</text:span> <text:span text:style-name="T2">soa_value.</text:span><text:span text:style-name="T5">split_whitespace</text:span><text:span text:style-name="T2">().</text:span><text:span text:style-name="T5">collect</text:span><text:span text:style-name="T2">();</text:span></text:p>
      <text:p text:style-name="P1"><text:s text:c="4"/><text:span text:style-name="T1">if</text:span> <text:span text:style-name="T2">soa_parts.</text:span><text:span text:style-name="T5">len</text:span><text:span text:style-name="T2">() &gt;=</text:span> <text:span text:style-name="T4">7</text:span> <text:span text:style-name="T2">{</text:span></text:p>
      <text:p text:style-name="P1"><text:s text:c="8"/><text:span text:style-name="T7">// MNAME (primary nameserver)</text:span></text:p>
      <text:p text:style-name="P1"><text:s text:c="8"/><text:span text:style-name="T1">let</text:span> <text:span text:style-name="T2">mname</text:span> <text:span text:style-name="T2">=</text:span> <text:span text:style-name="T5">encode_dns_name</text:span><text:span text:style-name="T2">(soa_parts[</text:span><text:span text:style-name="T4">0</text:span><text:span text:style-name="T2">]);</text:span></text:p>
      <text:p text:style-name="P1"><text:s text:c="8"/><text:span text:style-name="T7">// RNAME (responsible person mailbox)</text:span></text:p>
      <text:p text:style-name="P1"><text:s text:c="8"/><text:span text:style-name="T1">let</text:span> <text:span text:style-name="T2">rname</text:span> <text:span text:style-name="T2">=</text:span> <text:span text:style-name="T5">encode_dns_name</text:span><text:span text:style-name="T2">(soa_parts[</text:span><text:span text:style-name="T4">1</text:span><text:span text:style-name="T2">]);</text:span></text:p>
      <text:p text:style-name="P1"/>
      <text:p text:style-name="P1"><text:s text:c="8"/><text:span text:style-name="T7">// Calculate RDLENGTH (mname + rname + 5 x 32-bit integers)</text:span></text:p>
      <text:p text:style-name="P1"><text:s text:c="8"/><text:span text:style-name="T1">let</text:span> <text:span text:style-name="T2">rdlength</text:span> <text:span text:style-name="T2">=</text:span> <text:span text:style-name="T2">mname.</text:span><text:span text:style-name="T5">len</text:span><text:span text:style-name="T2">() +</text:span> <text:span text:style-name="T2">rname.</text:span><text:span text:style-name="T5">len</text:span><text:span text:style-name="T2">() +</text:span> <text:span text:style-name="T4">20</text:span><text:span text:style-name="T2">;</text:span></text:p>
      <text:p text:style-name="P1"><text:span text:style-name="T2"><text:s text:c="8"/>response.</text:span><text:span text:style-name="T5">extend_from_slice</text:span><text:span text:style-name="T2">(&amp;(rdlength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8"/><text:span text:style-name="T7">// Add MNAME and RNAME</text:span></text:p>
      <text:p text:style-name="P1"><text:span text:style-name="T2"><text:s text:c="8"/>response.</text:span><text:span text:style-name="T5">extend_from_slice</text:span><text:span text:style-name="T2">(&amp;mname);</text:span></text:p>
      <text:p text:style-name="P1"><text:span text:style-name="T2"><text:s text:c="8"/>response.</text:span><text:span text:style-name="T5">extend_from_slice</text:span><text:span text:style-name="T2">(&amp;rname);</text:span></text:p>
      <text:p text:style-name="P1"/>
      <text:p text:style-name="P1"><text:s text:c="8"/><text:span text:style-name="T7">// Add the 5 SOA integers (SERIAL, REFRESH, RETRY, EXPIRE, MINIMUM)</text:span></text:p>
      <text:p text:style-name="P1"><text:s text:c="8"/><text:span text:style-name="T1">for</text:span> <text:span text:style-name="T2">i</text:span> <text:span text:style-name="T1">in</text:span> <text:span text:style-name="T4">2</text:span><text:span text:style-name="T2">..</text:span><text:span text:style-name="T4">7</text:span> <text:span text:style-name="T2">{</text:span></text:p>
      <text:p text:style-name="P1"><text:s text:c="12"/><text:span text:style-name="T1">if let</text:span> <text:span text:style-name="T5">Ok</text:span><text:span text:style-name="T2">(val) =</text:span> <text:span text:style-name="T2">soa_parts[i].parse::&lt;</text:span><text:span text:style-name="T3">u32</text:span><text:span text:style-name="T2">&gt;() {</text:span></text:p>
      <text:p text:style-name="P1"><text:span text:style-name="T2"><text:s text:c="16"/>response.</text:span><text:span text:style-name="T5">extend_from_slice</text:span><text:span text:style-name="T2">(&amp;val.</text:span><text:span text:style-name="T5">to_be_bytes</text:span><text:span text:style-name="T2">());</text:span></text:p>
      <text:p text:style-name="P1"><text:s text:c="12"/><text:span text:style-name="T2">}</text:span> <text:span text:style-name="T1">else</text:span> <text:span text:style-name="T2">{</text:span></text:p>
      <text:p text:style-name="P1"><text:s text:c="16"/><text:span text:style-name="T7">// Default values if parsing fails</text:span></text:p>
      <text:p text:style-name="P1"><text:span text:style-name="T2"><text:s text:c="16"/>response.</text:span><text:span text:style-name="T5">extend_from_slice</text:span><text:span text:style-name="T2">(&amp;</text:span><text:span text:style-name="T1">match</text:span> <text:span text:style-name="T2">i</text:span> <text:span text:style-name="T2">{</text:span></text:p>
      <text:p text:style-name="P1"><text:s text:c="20"/><text:span text:style-name="T4">2</text:span> <text:span text:style-name="T2">=&gt;</text:span> <text:span text:style-name="T4">1u32</text:span><text:span text:style-name="T2">,</text:span> <text:span text:style-name="T7">// SERIAL</text:span></text:p>
      <text:p text:style-name="P1"><text:s text:c="20"/><text:span text:style-name="T4">3</text:span> <text:span text:style-name="T2">=&gt;</text:span> <text:span text:style-name="T4">10800u32</text:span><text:span text:style-name="T2">,</text:span> <text:span text:style-name="T7">// REFRESH</text:span></text:p>
      <text:p text:style-name="P1"><text:s text:c="20"/><text:span text:style-name="T4">4</text:span> <text:span text:style-name="T2">=&gt;</text:span> <text:span text:style-name="T4">3600u32</text:span><text:span text:style-name="T2">,</text:span> <text:span text:style-name="T7">// RETRY</text:span></text:p>
      <text:p text:style-name="P1"><text:s text:c="20"/><text:span text:style-name="T4">5</text:span> <text:span text:style-name="T2">=&gt;</text:span> <text:span text:style-name="T4">604800u32</text:span><text:span text:style-name="T2">,</text:span> <text:span text:style-name="T7">// EXPIRE</text:span></text:p>
      <text:p text:style-name="P1"><text:span text:style-name="T2"><text:s text:c="20"/>_</text:span> <text:span text:style-name="T2">=&gt;</text:span> <text:span text:style-name="T4">86400u32</text:span><text:span text:style-name="T2">,</text:span> <text:span text:style-name="T7">// MINIMUM</text:span></text:p>
      <text:p text:style-name="P1"><text:s text:c="16"/><text:span text:style-name="T2">}.</text:span><text:span text:style-name="T5">to_be_bytes</text:span><text:span text:style-name="T2">());</text:span></text:p>
      <text:p text:style-name="P1"><text:s text:c="12"/><text:span text:style-name="T2">}</text:span></text:p>
      <text:p text:style-name="P1"><text:s text:c="8"/><text:span text:style-name="T2">}</text:span></text:p>
      <text:p text:style-name="P1"><text:s text:c="4"/><text:span text:style-name="T2">}</text:span> <text:span text:style-name="T1">else</text:span> <text:span text:style-name="T2">{</text:span></text:p>
      <text:p text:style-name="P1"><text:s text:c="8"/><text:span text:style-name="T7">// If SOA format is invalid, add a minimal valid SOA record</text:span></text:p>
      <text:p text:style-name="P1"><text:s text:c="8"/><text:span text:style-name="T1">let</text:span> <text:span text:style-name="T2">ns_records</text:span> <text:span text:style-name="T2">= &amp;config.ns_records;</text:span></text:p>
      <text:p text:style-name="P1"><text:s text:c="8"/><text:span text:style-name="T1">let</text:span> <text:span text:style-name="T2">mname</text:span> <text:span text:style-name="T2">=</text:span> <text:span text:style-name="T5">encode_dns_name</text:span><text:span text:style-name="T2">(&amp;ns_records.</text:span><text:span text:style-name="T5">first</text:span><text:span text:style-name="T2">().</text:span><text:span text:style-name="T5">cloned</text:span><text:span text:style-name="T2">().</text:span><text:span text:style-name="T5">unwrap_or_else</text:span><text:span text:style-name="T2">(||</text:span> <text:span text:style-name="T6">"ns1.example.com."</text:span><text:span text:style-name="T2">.</text:span><text:span text:style-name="T5">to_string</text:span><text:span text:style-name="T2">()));</text:span></text:p>
      <text:p text:style-name="P1"><text:s text:c="8"/><text:span text:style-name="T1">let</text:span> <text:span text:style-name="T2">rname</text:span> <text:span text:style-name="T2">=</text:span> <text:span text:style-name="T5">encode_dns_name</text:span><text:span text:style-name="T2">(&amp;</text:span><text:span text:style-name="T5">format!</text:span><text:span text:style-name="T2">(</text:span><text:span text:style-name="T6">"hostmaster.</text:span><text:span text:style-name="T3">{}</text:span><text:span text:style-name="T6">"</text:span><text:span text:style-name="T2">,</text:span> <text:span text:style-name="T2">domain));</text:span></text:p>
      <text:p text:style-name="P1"/>
      <text:p text:style-name="P1"><text:s text:c="8"/><text:span text:style-name="T7">// Calculate RDLENGTH</text:span></text:p>
      <text:p text:style-name="P1"><text:s text:c="8"/><text:span text:style-name="T1">let</text:span> <text:span text:style-name="T2">rdlength</text:span> <text:span text:style-name="T2">=</text:span> <text:span text:style-name="T2">mname.</text:span><text:span text:style-name="T5">len</text:span><text:span text:style-name="T2">() +</text:span> <text:span text:style-name="T2">rname.</text:span><text:span text:style-name="T5">len</text:span><text:span text:style-name="T2">() +</text:span> <text:span text:style-name="T4">20</text:span><text:span text:style-name="T2">;</text:span></text:p>
      <text:p text:style-name="P1"><text:span text:style-name="T2"><text:s text:c="8"/>response.</text:span><text:span text:style-name="T5">extend_from_slice</text:span><text:span text:style-name="T2">(&amp;(rdlength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8"/><text:span text:style-name="T7">// MNAME and RNAME</text:span></text:p>
      <text:p text:style-name="P1"><text:span text:style-name="T2"><text:s text:c="8"/>response.</text:span><text:span text:style-name="T5">extend_from_slice</text:span><text:span text:style-name="T2">(&amp;mname);</text:span></text:p>
      <text:p text:style-name="P1"><text:span text:style-name="T2"><text:s text:c="8"/>response.</text:span><text:span text:style-name="T5">extend_from_slice</text:span><text:span text:style-name="T2">(&amp;rname);</text:span></text:p>
      <text:p text:style-name="P1"/>
      <text:p text:style-name="P1"><text:s text:c="8"/><text:span text:style-name="T7">// SOA integers with reasonable defaults</text:span></text:p>
      <text:p text:style-name="P1"><text:span text:style-name="T2"><text:s text:c="8"/>response.</text:span><text:span text:style-name="T5">extend_from_slice</text:span><text:span text:style-name="T2">(&amp;</text:span><text:span text:style-name="T4">1u32</text:span><text:span text:style-name="T2">.</text:span><text:span text:style-name="T5">to_be_bytes</text:span><text:span text:style-name="T2">());</text:span> <text:span text:style-name="T7">// SERIAL</text:span></text:p>
      <text:p text:style-name="P1"><text:span text:style-name="T2"><text:s text:c="8"/>response.</text:span><text:span text:style-name="T5">extend_from_slice</text:span><text:span text:style-name="T2">(&amp;</text:span><text:span text:style-name="T4">10800u32</text:span><text:span text:style-name="T2">.</text:span><text:span text:style-name="T5">to_be_bytes</text:span><text:span text:style-name="T2">());</text:span> <text:span text:style-name="T7">// REFRESH</text:span></text:p>
      <text:p text:style-name="P1"><text:span text:style-name="T2"><text:s text:c="8"/>response.</text:span><text:span text:style-name="T5">extend_from_slice</text:span><text:span text:style-name="T2">(&amp;</text:span><text:span text:style-name="T4">3600u32</text:span><text:span text:style-name="T2">.</text:span><text:span text:style-name="T5">to_be_bytes</text:span><text:span text:style-name="T2">());</text:span> <text:span text:style-name="T7">// RETRY</text:span></text:p>
      <text:p text:style-name="P1"><text:span text:style-name="T2"><text:s text:c="8"/>response.</text:span><text:span text:style-name="T5">extend_from_slice</text:span><text:span text:style-name="T2">(&amp;</text:span><text:span text:style-name="T4">604800u32</text:span><text:span text:style-name="T2">.</text:span><text:span text:style-name="T5">to_be_bytes</text:span><text:span text:style-name="T2">());</text:span> <text:span text:style-name="T7">// EXPIRE</text:span></text:p>
      <text:p text:style-name="P1"><text:span text:style-name="T2"><text:s text:c="8"/>response.</text:span><text:span text:style-name="T5">extend_from_slice</text:span><text:span text:style-name="T2">(&amp;</text:span><text:span text:style-name="T4">86400u32</text:span><text:span text:style-name="T2">.</text:span><text:span text:style-name="T5">to_be_bytes</text:span><text:span text:style-name="T2">());</text:span> <text:span text:style-name="T7">// MINIMUM</text:span></text:p>
      <text:p text:style-name="P1"><text:soft-page-break/><text:s text:c="4"/><text:span text:style-name="T2">}</text:span></text:p>
      <text:p text:style-name="P1"/>
      <text:p text:style-name="P1"><text:s text:c="4"/><text:span text:style-name="T7">// Add authoritative NS records if configured</text:span></text:p>
      <text:p text:style-name="P1"><text:s text:c="4"/><text:span text:style-name="T1">if</text:span> <text:span text:style-name="T2">config.authoritative</text:span> <text:span text:style-name="T2">{</text:span></text:p>
      <text:p text:style-name="P1"><text:s text:c="8"/><text:span text:style-name="T1">for</text:span> <text:span text:style-name="T2">ns</text:span> <text:span text:style-name="T1">in</text:span> <text:span text:style-name="T2">&amp;config.ns_records</text:span> <text:span text:style-name="T2">{</text:span></text:p>
      <text:p text:style-name="P1"><text:s text:c="12"/><text:span text:style-name="T7">// Name pointer to question</text:span></text:p>
      <text:p text:style-name="P1"><text:span text:style-name="T2"><text:s text:c="12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 text:c="12"/><text:span text:style-name="T7">// Type NS (0x0002)</text:span></text:p>
      <text:p text:style-name="P1"><text:span text:style-name="T2"><text:s text:c="12"/>response.</text:span><text:span text:style-name="T5">extend_from_slice</text:span><text:span text:style-name="T2">(&amp;[</text:span><text:span text:style-name="T4">0x00</text:span><text:span text:style-name="T2">,</text:span> <text:span text:style-name="T4">0x02</text:span><text:span text:style-name="T2">]);</text:span></text:p>
      <text:p text:style-name="P1"/>
      <text:p text:style-name="P1"><text:s text:c="12"/><text:span text:style-name="T7">// Class IN (0x0001)</text:span></text:p>
      <text:p text:style-name="P1"><text:span text:style-name="T2"><text:s text:c="12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12"/><text:span text:style-name="T7">// TTL (use same as A record)</text:span></text:p>
      <text:p text:style-name="P1"><text:span text:style-name="T2"><text:s text:c="12"/>response.</text:span><text:span text:style-name="T5">extend_from_slice</text:span><text:span text:style-name="T2">(&amp;(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RDLENGTH and RDATA (NS name)</text:span></text:p>
      <text:p text:style-name="P1"><text:s text:c="12"/><text:span text:style-name="T1">let</text:span> <text:span text:style-name="T2">ns_data</text:span> <text:span text:style-name="T2">=</text:span> <text:span text:style-name="T5">encode_dns_name</text:span><text:span text:style-name="T2">(ns);</text:span></text:p>
      <text:p text:style-name="P1"><text:span text:style-name="T2"><text:s text:c="12"/>response.</text:span><text:span text:style-name="T5">extend_from_slice</text:span><text:span text:style-name="T2">(&amp;((ns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);</text:span></text:p>
      <text:p text:style-name="P1"><text:span text:style-name="T2"><text:s text:c="12"/>response.</text:span><text:span text:style-name="T5">extend_from_slice</text:span><text:span text:style-name="T2">(&amp;ns_data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5">Ok</text:span><text:span text:style-name="T2">(response)</text:span></text:p>
      <text:p text:style-name="P1"><text:span text:style-name="T2">}</text:span></text:p>
      <text:p text:style-name="P1"/>
      <text:p text:style-name="P1"><text:span text:style-name="T7">// Function to build response for NS records</text:span></text:p>
      <text:p text:style-name="P1"><text:span text:style-name="T1">fn</text:span> <text:span text:style-name="T5">build_ns_response</text:span><text:span text:style-name="T2">(</text:span></text:p>
      <text:p text:style-name="P1"><text:span text:style-name="T2"><text:s text:c="4"/>query: &amp;[</text:span><text:span text:style-name="T3">u8</text:span><text:span text:style-name="T2">],</text:span></text:p>
      <text:p text:style-name="P1"><text:span text:style-name="T2"><text:s text:c="4"/>records: &amp;[(String,</text:span> <text:span text:style-name="T3">u64</text:span><text:span text:style-name="T2">,</text:span> <text:span text:style-name="T2">String)],</text:span></text:p>
      <text:p text:style-name="P1"><text:span text:style-name="T2"><text:s text:c="4"/>ttl:</text:span> <text:span text:style-name="T3">u64</text:span><text:span text:style-name="T2">,</text:span></text:p>
      <text:p text:style-name="P1"><text:span text:style-name="T2"><text:s text:c="4"/>domain:</text:span> <text:span text:style-name="T2">String,</text:span></text:p>
      <text:p text:style-name="P1"><text:span text:style-name="T2"><text:s text:c="4"/>config: &amp;ServerConfig,</text:span></text:p>
      <text:p text:style-name="P1"><text:span text:style-name="T2">) -&gt;</text:span> <text:span text:style-name="T2">Result&lt;Vec&lt;</text:span><text:span text:style-name="T3">u8</text:span><text:span text:style-name="T2">&gt;,</text:span> <text:span text:style-name="T2">DnsError&gt; {</text:span></text:p>
      <text:p text:style-name="P1"><text:s text:c="4"/><text:span text:style-name="T1">let mut</text:span> <text:span text:style-name="T2">response</text:span> <text:span text:style-name="T2">=</text:span> <text:span text:style-name="T2">Vec::</text:span><text:span text:style-name="T5">with_capacity</text:span><text:span text:style-name="T2">(</text:span><text:span text:style-name="T4">512</text:span><text:span text:style-name="T2">);</text:span></text:p>
      <text:p text:style-name="P1"/>
      <text:p text:style-name="P1"><text:s text:c="4"/><text:span text:style-name="T7">// Copy transaction ID and question from query</text:span></text:p>
      <text:p text:style-name="P1"><text:span text:style-name="T2"><text:s text:c="4"/>response.</text:span><text:span text:style-name="T5">extend_from_slice</text:span><text:span text:style-name="T2">(&amp;query[..</text:span><text:span text:style-name="T4">2</text:span><text:span text:style-name="T2">]);</text:span></text:p>
      <text:p text:style-name="P1"/>
      <text:p text:style-name="P1"><text:s text:c="4"/><text:span text:style-name="T7">// Set flags</text:span></text:p>
      <text:p text:style-name="P1"><text:s text:c="4"/><text:span text:style-name="T1">let</text:span> <text:span text:style-name="T2">flags1</text:span> <text:span text:style-name="T2">=</text:span> <text:span text:style-name="T4">0x80</text:span> <text:span text:style-name="T2">| (query[</text:span><text:span text:style-name="T4">2</text:span><text:span text:style-name="T2">] &amp;</text:span> <text:span text:style-name="T4">0x01</text:span><text:span text:style-name="T2">);</text:span> <text:span text:style-name="T7">// Set QR and preserve RD</text:span></text:p>
      <text:p text:style-name="P1"><text:s text:c="4"/><text:span text:style-name="T1">let</text:span> <text:span text:style-name="T2">flags2</text:span> <text:span text:style-name="T2">=</text:span> <text:span text:style-name="T4">0x80</text:span><text:span text:style-name="T2">;</text:span> <text:span text:style-name="T7">// Set RA</text:span></text:p>
      <text:p text:style-name="P1"/>
      <text:p text:style-name="P1"><text:span text:style-name="T2"><text:s text:c="4"/>response.</text:span><text:span text:style-name="T5">extend_from_slice</text:span><text:span text:style-name="T2">(&amp;[</text:span></text:p>
      <text:p text:style-name="P1"><text:s text:c="8"/><text:span text:style-name="T1">if</text:span> <text:span text:style-name="T2">config.authoritative</text:span> <text:span text:style-name="T2">{</text:span> <text:span text:style-name="T2">flags1</text:span> <text:span text:style-name="T2">|</text:span> <text:span text:style-name="T4">0x04</text:span> <text:span text:style-name="T2">}</text:span> <text:span text:style-name="T1">else</text:span> <text:span text:style-name="T2">{</text:span> <text:span text:style-name="T2">flags1</text:span> <text:span text:style-name="T2">},</text:span> <text:span text:style-name="T7">// Set AA if authoritative</text:span></text:p>
      <text:p text:style-name="P1"><text:span text:style-name="T2"><text:s text:c="8"/>flags2,</text:span></text:p>
      <text:p text:style-name="P1"><text:s text:c="4"/><text:span text:style-name="T2">]);</text:span></text:p>
      <text:p text:style-name="P1"/>
      <text:p text:style-name="P1"><text:s text:c="4"/><text:span text:style-name="T7">// Filter NS records from database</text:span></text:p>
      <text:p text:style-name="P1"><text:s text:c="4"/><text:span text:style-name="T1">let</text:span> <text:span text:style-name="T2">db_ns_records:</text:span> <text:span text:style-name="T2">Vec&lt;(String,</text:span> <text:span text:style-name="T3">u64</text:span><text:span text:style-name="T2">,</text:span> <text:span text:style-name="T2">String)&gt; =</text:span> <text:span text:style-name="T2">records.</text:span><text:span text:style-name="T5">iter</text:span><text:span text:style-name="T2">()</text:span></text:p>
      <text:p text:style-name="P1"><text:s text:c="8"/><text:span text:style-name="T2">.</text:span><text:span text:style-name="T5">filter</text:span><text:span text:style-name="T2">(|(_,</text:span> <text:span text:style-name="T2">_,</text:span> <text:span text:style-name="T2">rtype)|</text:span> <text:span text:style-name="T2">rtype</text:span> <text:span text:style-name="T2">==</text:span> <text:span text:style-name="T6">"NS"</text:span><text:span text:style-name="T2">)</text:span></text:p>
      <text:p text:style-name="P1"><text:s text:c="8"/><text:span text:style-name="T2">.</text:span><text:span text:style-name="T5">cloned</text:span><text:span text:style-name="T2">()</text:span></text:p>
      <text:p text:style-name="P1"><text:s text:c="8"/><text:span text:style-name="T2">.</text:span><text:span text:style-name="T5">collect</text:span><text:span text:style-name="T2">();</text:span></text:p>
      <text:p text:style-name="P1"/>
      <text:p text:style-name="P1"><text:s text:c="4"/><text:span text:style-name="T7">// Use database records if available, otherwise fall back to config if authoritative</text:span></text:p>
      <text:p text:style-name="P1"><text:s text:c="4"/><text:span text:style-name="T1">let</text:span> <text:span text:style-name="T2">ns_records:</text:span> <text:span text:style-name="T2">Vec&lt;(String,</text:span> <text:span text:style-name="T3">u64</text:span><text:span text:style-name="T2">,</text:span> <text:span text:style-name="T2">String)&gt; =</text:span> <text:span text:style-name="T1">if</text:span> <text:span text:style-name="T2">db_ns_records.</text:span><text:span text:style-name="T5">is_empty</text:span><text:span text:style-name="T2">() &amp;&amp;</text:span> <text:span text:style-name="T2">config.authoritative</text:span> <text:span text:style-name="T2">{</text:span></text:p>
      <text:p text:style-name="P1"><text:span text:style-name="T2"><text:s text:c="8"/>config.ns_records.</text:span><text:span text:style-name="T5">iter</text:span><text:span text:style-name="T2">()</text:span></text:p>
      <text:p text:style-name="P1"><text:s text:c="12"/><text:span text:style-name="T2">.</text:span><text:span text:style-name="T5">map</text:span><text:span text:style-name="T2">(|ns| (ns.</text:span><text:span text:style-name="T5">clone</text:span><text:span text:style-name="T2">(),</text:span> <text:span text:style-name="T2">config.cache_ttl,</text:span> <text:span text:style-name="T6">"NS"</text:span><text:span text:style-name="T2">.</text:span><text:span text:style-name="T5">to_string</text:span><text:span text:style-name="T2">()))</text:span></text:p>
      <text:p text:style-name="P1"><text:s text:c="12"/><text:span text:style-name="T2">.</text:span><text:span text:style-name="T5">collect</text:span><text:span text:style-name="T2">()</text:span></text:p>
      <text:p text:style-name="P1"><text:s text:c="4"/><text:span text:style-name="T2">}</text:span> <text:span text:style-name="T1">else</text:span> <text:span text:style-name="T2">{</text:span></text:p>
      <text:p text:style-name="P1"><text:span text:style-name="T2"><text:s text:c="8"/>db_ns_records</text:span></text:p>
      <text:p text:style-name="P1"><text:s text:c="4"/><text:span text:style-name="T2">};</text:span></text:p>
      <text:p text:style-name="P1"/>
      <text:p text:style-name="P1"><text:s text:c="4"/><text:span text:style-name="T7">// Copy QDCOUNT from query</text:span></text:p>
      <text:p text:style-name="P1"><text:span text:style-name="T2"><text:s text:c="4"/>response.</text:span><text:span text:style-name="T5">extend_from_slice</text:span><text:span text:style-name="T2">(&amp;query[</text:span><text:span text:style-name="T4">4</text:span><text:span text:style-name="T2">..</text:span><text:span text:style-name="T4">6</text:span><text:span text:style-name="T2">]);</text:span></text:p>
      <text:p text:style-name="P1"/>
      <text:p text:style-name="P1"><text:s text:c="4"/><text:span text:style-name="T7">// Set ANCOUNT to number of NS records</text:span></text:p>
      <text:p text:style-name="P1"><text:span text:style-name="T2"><text:s text:c="4"/>response.</text:span><text:span text:style-name="T5">extend_from_slice</text:span><text:span text:style-name="T2">(&amp;(ns_records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4"/><text:span text:style-name="T7">// Set NSCOUNT to 0 (we're putting all NS records in answer section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</text:p>
      <text:p text:style-name="P1"/>
      <text:p text:style-name="P1"><text:s text:c="4"/><text:span text:style-name="T7">// Set ARCOUNT to 0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</text:p>
      <text:p text:style-name="P1"/>
      <text:p text:style-name="P1"><text:s text:c="4"/><text:span text:style-name="T7">// Copy question section from query</text:span></text:p>
      <text:p text:style-name="P1"><text:soft-page-break/><text:s text:c="4"/><text:span text:style-name="T1">let</text:span> <text:span text:style-name="T2">qname_end</text:span> <text:span text:style-name="T2">=</text:span> <text:span text:style-name="T2">query[</text:span><text:span text:style-name="T4">12</text:span><text:span text:style-name="T2">..].</text:span><text:span text:style-name="T5">iter</text:span><text:span text:style-name="T2">().</text:span><text:span text:style-name="T5">position</text:span><text:span text:style-name="T2">(|&amp;b|</text:span> <text:span text:style-name="T2">b</text:span> <text:span text:style-name="T2">==</text:span> <text:span text:style-name="T4">0</text:span><text:span text:style-name="T2">)</text:span></text:p>
      <text:p text:style-name="P1"><text:s text:c="8"/><text:span text:style-name="T2">.</text:span><text:span text:style-name="T5">ok_or_else</text:span><text:span text:style-name="T2">(||</text:span> <text:span text:style-name="T2">DnsError::</text:span><text:span text:style-name="T5">Protocol</text:span><text:span text:style-name="T2">(</text:span><text:span text:style-name="T6">"Invalid question format"</text:span><text:span text:style-name="T2">.</text:span><text:span text:style-name="T5">into</text:span><text:span text:style-name="T2">()))?</text:span> <text:span text:style-name="T2">+</text:span> <text:span text:style-name="T4">13</text:span><text:span text:style-name="T2">;</text:span></text:p>
      <text:p text:style-name="P1"><text:span text:style-name="T2"><text:s text:c="4"/>response.</text:span><text:span text:style-name="T5">extend_from_slice</text:span><text:span text:style-name="T2">(&amp;query[</text:span><text:span text:style-name="T4">12</text:span><text:span text:style-name="T2">..qname_end</text:span> <text:span text:style-name="T2">+</text:span> <text:span text:style-name="T4">4</text:span><text:span text:style-name="T2">]);</text:span></text:p>
      <text:p text:style-name="P1"/>
      <text:p text:style-name="P1"><text:s text:c="4"/><text:span text:style-name="T7">// Add answer section for each NS record</text:span></text:p>
      <text:p text:style-name="P1"><text:s text:c="4"/><text:span text:style-name="T1">for</text:span> <text:span text:style-name="T2">(value,</text:span> <text:span text:style-name="T2">record_ttl,</text:span> <text:span text:style-name="T2">_)</text:span> <text:span text:style-name="T1">in</text:span> <text:span text:style-name="T2">ns_records</text:span> <text:span text:style-name="T2">{</text:span></text:p>
      <text:p text:style-name="P1"><text:s text:c="8"/><text:span text:style-name="T7">// Name pointer to question</text:span></text:p>
      <text:p text:style-name="P1"><text:span text:style-name="T2"><text:s text:c="8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 text:c="8"/><text:span text:style-name="T7">// Type NS (0x0002)</text:span></text:p>
      <text:p text:style-name="P1"><text:span text:style-name="T2"><text:s text:c="8"/>response.</text:span><text:span text:style-name="T5">extend_from_slice</text:span><text:span text:style-name="T2">(&amp;[</text:span><text:span text:style-name="T4">0x00</text:span><text:span text:style-name="T2">,</text:span> <text:span text:style-name="T4">0x02</text:span><text:span text:style-name="T2">]);</text:span></text:p>
      <text:p text:style-name="P1"/>
      <text:p text:style-name="P1"><text:s text:c="8"/><text:span text:style-name="T7">// Class IN (0x0001)</text:span></text:p>
      <text:p text:style-name="P1"><text:span text:style-name="T2"><text:s text:c="8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8"/><text:span text:style-name="T7">// TTL (32 bits)</text:span></text:p>
      <text:p text:style-name="P1"><text:span text:style-name="T2"><text:s text:c="8"/>response.</text:span><text:span text:style-name="T5">extend_from_slice</text:span><text:span text:style-name="T2">(&amp;(record_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8"/><text:span text:style-name="T7">// RDLENGTH and RDATA (NS name)</text:span></text:p>
      <text:p text:style-name="P1"><text:s text:c="8"/><text:span text:style-name="T1">let</text:span> <text:span text:style-name="T2">ns_data</text:span> <text:span text:style-name="T2">=</text:span> <text:span text:style-name="T5">encode_dns_name</text:span><text:span text:style-name="T2">(&amp;value);</text:span></text:p>
      <text:p text:style-name="P1"><text:span text:style-name="T2"><text:s text:c="8"/>response.</text:span><text:span text:style-name="T5">extend_from_slice</text:span><text:span text:style-name="T2">(&amp;((ns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);</text:span></text:p>
      <text:p text:style-name="P1"><text:span text:style-name="T2"><text:s text:c="8"/>response.</text:span><text:span text:style-name="T5">extend_from_slice</text:span><text:span text:style-name="T2">(&amp;ns_data);</text:span></text:p>
      <text:p text:style-name="P1"><text:s text:c="4"/><text:span text:style-name="T2">}</text:span></text:p>
      <text:p text:style-name="P1"/>
      <text:p text:style-name="P1"><text:s text:c="4"/><text:span text:style-name="T5">Ok</text:span><text:span text:style-name="T2">(response)</text:span></text:p>
      <text:p text:style-name="P1"><text:span text:style-name="T2">}</text:span></text:p>
      <text:p text:style-name="P1"/>
      <text:p text:style-name="P1"><text:span text:style-name="T7">// Function to build responses for MX, TXT, CNAME records</text:span></text:p>
      <text:p text:style-name="P1"><text:span text:style-name="T1">fn</text:span> <text:span text:style-name="T5">build_generic_record_response</text:span><text:span text:style-name="T2">(</text:span></text:p>
      <text:p text:style-name="P1"><text:span text:style-name="T2"><text:s text:c="4"/>query: &amp;[</text:span><text:span text:style-name="T3">u8</text:span><text:span text:style-name="T2">],</text:span></text:p>
      <text:p text:style-name="P1"><text:span text:style-name="T2"><text:s text:c="4"/>value: &amp;</text:span><text:span text:style-name="T3">str</text:span><text:span text:style-name="T2">,</text:span></text:p>
      <text:p text:style-name="P1"><text:span text:style-name="T2"><text:s text:c="4"/>ttl:</text:span> <text:span text:style-name="T3">u64</text:span><text:span text:style-name="T2">,</text:span></text:p>
      <text:p text:style-name="P1"><text:span text:style-name="T2"><text:s text:c="4"/>domain:</text:span> <text:span text:style-name="T2">String,</text:span></text:p>
      <text:p text:style-name="P1"><text:span text:style-name="T2"><text:s text:c="4"/>query_type:</text:span> <text:span text:style-name="T3">u16</text:span><text:span text:style-name="T2">,</text:span></text:p>
      <text:p text:style-name="P1"><text:span text:style-name="T2"><text:s text:c="4"/>config: &amp;ServerConfig,</text:span></text:p>
      <text:p text:style-name="P1"><text:span text:style-name="T2">) -&gt;</text:span> <text:span text:style-name="T2">Result&lt;Vec&lt;</text:span><text:span text:style-name="T3">u8</text:span><text:span text:style-name="T2">&gt;,</text:span> <text:span text:style-name="T2">DnsError&gt; {</text:span></text:p>
      <text:p text:style-name="P1"><text:s text:c="4"/><text:span text:style-name="T1">let mut</text:span> <text:span text:style-name="T2">response</text:span> <text:span text:style-name="T2">=</text:span> <text:span text:style-name="T2">Vec::</text:span><text:span text:style-name="T5">with_capacity</text:span><text:span text:style-name="T2">(</text:span><text:span text:style-name="T4">512</text:span><text:span text:style-name="T2">);</text:span></text:p>
      <text:p text:style-name="P1"/>
      <text:p text:style-name="P1"><text:s text:c="4"/><text:span text:style-name="T7">// Copy transaction ID and question from query</text:span></text:p>
      <text:p text:style-name="P1"><text:span text:style-name="T2"><text:s text:c="4"/>response.</text:span><text:span text:style-name="T5">extend_from_slice</text:span><text:span text:style-name="T2">(&amp;query[..</text:span><text:span text:style-name="T4">2</text:span><text:span text:style-name="T2">]);</text:span></text:p>
      <text:p text:style-name="P1"/>
      <text:p text:style-name="P1"><text:s text:c="4"/><text:span text:style-name="T7">// Set flags</text:span></text:p>
      <text:p text:style-name="P1"><text:s text:c="4"/><text:span text:style-name="T1">let</text:span> <text:span text:style-name="T2">flags1</text:span> <text:span text:style-name="T2">=</text:span> <text:span text:style-name="T4">0x80</text:span> <text:span text:style-name="T2">| (query[</text:span><text:span text:style-name="T4">2</text:span><text:span text:style-name="T2">] &amp;</text:span> <text:span text:style-name="T4">0x01</text:span><text:span text:style-name="T2">);</text:span> <text:span text:style-name="T7">// Set QR and preserve RD</text:span></text:p>
      <text:p text:style-name="P1"><text:s text:c="4"/><text:span text:style-name="T1">let</text:span> <text:span text:style-name="T2">flags2</text:span> <text:span text:style-name="T2">=</text:span> <text:span text:style-name="T4">0x80</text:span><text:span text:style-name="T2">;</text:span> <text:span text:style-name="T7">// Set RA</text:span></text:p>
      <text:p text:style-name="P1"/>
      <text:p text:style-name="P1"><text:span text:style-name="T2"><text:s text:c="4"/>response.</text:span><text:span text:style-name="T5">extend_from_slice</text:span><text:span text:style-name="T2">(&amp;[</text:span></text:p>
      <text:p text:style-name="P1"><text:s text:c="8"/><text:span text:style-name="T1">if</text:span> <text:span text:style-name="T2">config.authoritative</text:span> <text:span text:style-name="T2">{</text:span> <text:span text:style-name="T2">flags1</text:span> <text:span text:style-name="T2">|</text:span> <text:span text:style-name="T4">0x04</text:span> <text:span text:style-name="T2">}</text:span> <text:span text:style-name="T1">else</text:span> <text:span text:style-name="T2">{</text:span> <text:span text:style-name="T2">flags1</text:span> <text:span text:style-name="T2">},</text:span> <text:span text:style-name="T7">// Set AA if authoritative</text:span></text:p>
      <text:p text:style-name="P1"><text:span text:style-name="T2"><text:s text:c="8"/>flags2,</text:span></text:p>
      <text:p text:style-name="P1"><text:s text:c="4"/><text:span text:style-name="T2">]);</text:span></text:p>
      <text:p text:style-name="P1"/>
      <text:p text:style-name="P1"><text:s text:c="4"/><text:span text:style-name="T7">// Copy QDCOUNT from query</text:span></text:p>
      <text:p text:style-name="P1"><text:span text:style-name="T2"><text:s text:c="4"/>response.</text:span><text:span text:style-name="T5">extend_from_slice</text:span><text:span text:style-name="T2">(&amp;query[</text:span><text:span text:style-name="T4">4</text:span><text:span text:style-name="T2">..</text:span><text:span text:style-name="T4">6</text:span><text:span text:style-name="T2">]);</text:span></text:p>
      <text:p text:style-name="P1"/>
      <text:p text:style-name="P1"><text:s text:c="4"/><text:span text:style-name="T7">// Set ANCOUNT to 1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Set NSCOUNT (2 if authoritative, else 0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1">if</text:span> <text:span text:style-name="T2">config.authoritative</text:span> <text:span text:style-name="T2">{</text:span> <text:span text:style-name="T4">0x02</text:span> <text:span text:style-name="T2">}</text:span> <text:span text:style-name="T1">else</text:span> <text:span text:style-name="T2">{</text:span> <text:span text:style-name="T4">0x00</text:span> <text:span text:style-name="T2">}]);</text:span></text:p>
      <text:p text:style-name="P1"/>
      <text:p text:style-name="P1"><text:s text:c="4"/><text:span text:style-name="T7">// Set ARCOUNT to 0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</text:p>
      <text:p text:style-name="P1"/>
      <text:p text:style-name="P1"><text:s text:c="4"/><text:span text:style-name="T7">// Copy question section from query</text:span></text:p>
      <text:p text:style-name="P1"><text:s text:c="4"/><text:span text:style-name="T1">let</text:span> <text:span text:style-name="T2">qname_end</text:span> <text:span text:style-name="T2">=</text:span> <text:span text:style-name="T2">query[</text:span><text:span text:style-name="T4">12</text:span><text:span text:style-name="T2">..].</text:span><text:span text:style-name="T5">iter</text:span><text:span text:style-name="T2">().</text:span><text:span text:style-name="T5">position</text:span><text:span text:style-name="T2">(|&amp;b|</text:span> <text:span text:style-name="T2">b</text:span> <text:span text:style-name="T2">==</text:span> <text:span text:style-name="T4">0</text:span><text:span text:style-name="T2">)</text:span></text:p>
      <text:p text:style-name="P1"><text:s text:c="8"/><text:span text:style-name="T2">.</text:span><text:span text:style-name="T5">ok_or_else</text:span><text:span text:style-name="T2">(||</text:span> <text:span text:style-name="T2">DnsError::</text:span><text:span text:style-name="T5">Protocol</text:span><text:span text:style-name="T2">(</text:span><text:span text:style-name="T6">"Invalid question format"</text:span><text:span text:style-name="T2">.</text:span><text:span text:style-name="T5">into</text:span><text:span text:style-name="T2">()))?</text:span> <text:span text:style-name="T2">+</text:span> <text:span text:style-name="T4">13</text:span><text:span text:style-name="T2">;</text:span></text:p>
      <text:p text:style-name="P1"><text:span text:style-name="T2"><text:s text:c="4"/>response.</text:span><text:span text:style-name="T5">extend_from_slice</text:span><text:span text:style-name="T2">(&amp;query[</text:span><text:span text:style-name="T4">12</text:span><text:span text:style-name="T2">..qname_end</text:span> <text:span text:style-name="T2">+</text:span> <text:span text:style-name="T4">4</text:span><text:span text:style-name="T2">]);</text:span></text:p>
      <text:p text:style-name="P1"/>
      <text:p text:style-name="P1"><text:s text:c="4"/><text:span text:style-name="T7">// Add answer section</text:span></text:p>
      <text:p text:style-name="P1"><text:s text:c="4"/><text:span text:style-name="T7">// Name pointer to question</text:span></text:p>
      <text:p text:style-name="P1"><text:span text:style-name="T2"><text:s text:c="4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 text:c="4"/><text:span text:style-name="T7">// Record Type (2 bytes)</text:span></text:p>
      <text:p text:style-name="P1"><text:span text:style-name="T2"><text:s text:c="4"/>response.</text:span><text:span text:style-name="T5">extend_from_slice</text:span><text:span text:style-name="T2">(&amp;query_type.</text:span><text:span text:style-name="T5">to_be_bytes</text:span><text:span text:style-name="T2">());</text:span></text:p>
      <text:p text:style-name="P1"/>
      <text:p text:style-name="P1"><text:s text:c="4"/><text:span text:style-name="T7">// Class IN (0x0001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TTL (32 bits)</text:span></text:p>
      <text:p text:style-name="P1"><text:soft-page-break/><text:span text:style-name="T2"><text:s text:c="4"/>response.</text:span><text:span text:style-name="T5">extend_from_slice</text:span><text:span text:style-name="T2">(&amp;(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4"/><text:span text:style-name="T7">// Format based on record type</text:span></text:p>
      <text:p text:style-name="P1"><text:s text:c="4"/><text:span text:style-name="T1">match</text:span> <text:span text:style-name="T2">query_type</text:span> <text:span text:style-name="T2">{</text:span></text:p>
      <text:p text:style-name="P1"><text:s text:c="8"/><text:span text:style-name="T4">12</text:span> <text:span text:style-name="T2">=&gt; {</text:span> <text:span text:style-name="T7">// PTR record</text:span></text:p>
      <text:p text:style-name="P1"><text:s text:c="12"/><text:span text:style-name="T7">// Encode the PTR target name</text:span></text:p>
      <text:p text:style-name="P1"><text:s text:c="12"/><text:span text:style-name="T1">let</text:span> <text:span text:style-name="T2">ptr_data</text:span> <text:span text:style-name="T2">=</text:span> <text:span text:style-name="T5">encode_dns_name</text:span><text:span text:style-name="T2">(value);</text:span></text:p>
      <text:p text:style-name="P1"/>
      <text:p text:style-name="P1"><text:s text:c="12"/><text:span text:style-name="T7">// Add RDLENGTH</text:span></text:p>
      <text:p text:style-name="P1"><text:span text:style-name="T2"><text:s text:c="12"/>response.</text:span><text:span text:style-name="T5">extend_from_slice</text:span><text:span text:style-name="T2">(&amp;(ptr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Add the PTR data</text:span></text:p>
      <text:p text:style-name="P1"><text:span text:style-name="T2"><text:s text:c="12"/>response.</text:span><text:span text:style-name="T5">extend_from_slice</text:span><text:span text:style-name="T2">(&amp;ptr_data);</text:span></text:p>
      <text:p text:style-name="P1"><text:s text:c="8"/><text:span text:style-name="T2">},</text:span></text:p>
      <text:p text:style-name="P1"><text:s text:c="8"/><text:span text:style-name="T4">15</text:span> <text:span text:style-name="T2">=&gt; {</text:span> <text:span text:style-name="T7">// MX record</text:span></text:p>
      <text:p text:style-name="P1"><text:s text:c="12"/><text:span text:style-name="T7">// Parse MX record format: "10 mail.example.com."</text:span></text:p>
      <text:p text:style-name="P1"><text:s text:c="12"/><text:span text:style-name="T1">let</text:span> <text:span text:style-name="T2">parts:</text:span> <text:span text:style-name="T2">Vec&lt;&amp;</text:span><text:span text:style-name="T3">str</text:span><text:span text:style-name="T2">&gt; =</text:span> <text:span text:style-name="T2">value.</text:span><text:span text:style-name="T5">split_whitespace</text:span><text:span text:style-name="T2">().</text:span><text:span text:style-name="T5">collect</text:span><text:span text:style-name="T2">();</text:span></text:p>
      <text:p text:style-name="P1"><text:s text:c="12"/><text:span text:style-name="T1">if</text:span> <text:span text:style-name="T2">parts.</text:span><text:span text:style-name="T5">len</text:span><text:span text:style-name="T2">() &gt;=</text:span> <text:span text:style-name="T4">2</text:span> <text:span text:style-name="T2">{</text:span></text:p>
      <text:p text:style-name="P1"><text:s text:c="16"/><text:span text:style-name="T1">let</text:span> <text:span text:style-name="T2">preference</text:span> <text:span text:style-name="T2">=</text:span> <text:span text:style-name="T2">parts[</text:span><text:span text:style-name="T4">0</text:span><text:span text:style-name="T2">].parse::&lt;</text:span><text:span text:style-name="T3">u16</text:span><text:span text:style-name="T2">&gt;().</text:span><text:span text:style-name="T5">unwrap_or</text:span><text:span text:style-name="T2">(</text:span><text:span text:style-name="T4">10</text:span><text:span text:style-name="T2">);</text:span></text:p>
      <text:p text:style-name="P1"><text:s text:c="16"/><text:span text:style-name="T1">let</text:span> <text:span text:style-name="T2">mx_host</text:span> <text:span text:style-name="T2">=</text:span> <text:span text:style-name="T2">parts[</text:span><text:span text:style-name="T4">1</text:span><text:span text:style-name="T2">];</text:span></text:p>
      <text:p text:style-name="P1"/>
      <text:p text:style-name="P1"><text:s text:c="16"/><text:span text:style-name="T7">// Encode the data</text:span></text:p>
      <text:p text:style-name="P1"><text:s text:c="16"/><text:span text:style-name="T1">let</text:span> <text:span text:style-name="T2">encoded_name</text:span> <text:span text:style-name="T2">=</text:span> <text:span text:style-name="T5">encode_dns_name</text:span><text:span text:style-name="T2">(mx_host);</text:span></text:p>
      <text:p text:style-name="P1"><text:s text:c="16"/><text:span text:style-name="T1">let</text:span> <text:span text:style-name="T2">rdlength</text:span> <text:span text:style-name="T2">=</text:span> <text:span text:style-name="T4">2</text:span> <text:span text:style-name="T2">+</text:span> <text:span text:style-name="T2">encoded_name.</text:span><text:span text:style-name="T5">len</text:span><text:span text:style-name="T2">();</text:span> <text:span text:style-name="T7">// preference (2 bytes) + name</text:span></text:p>
      <text:p text:style-name="P1"/>
      <text:p text:style-name="P1"><text:s text:c="16"/><text:span text:style-name="T7">// Add RDLENGTH</text:span></text:p>
      <text:p text:style-name="P1"><text:span text:style-name="T2"><text:s text:c="16"/>response.</text:span><text:span text:style-name="T5">extend_from_slice</text:span><text:span text:style-name="T2">(&amp;(rdlength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16"/><text:span text:style-name="T7">// Add preference</text:span></text:p>
      <text:p text:style-name="P1"><text:span text:style-name="T2"><text:s text:c="16"/>response.</text:span><text:span text:style-name="T5">extend_from_slice</text:span><text:span text:style-name="T2">(&amp;preference.</text:span><text:span text:style-name="T5">to_be_bytes</text:span><text:span text:style-name="T2">());</text:span></text:p>
      <text:p text:style-name="P1"/>
      <text:p text:style-name="P1"><text:s text:c="16"/><text:span text:style-name="T7">// Add exchange domain</text:span></text:p>
      <text:p text:style-name="P1"><text:span text:style-name="T2"><text:s text:c="16"/>response.</text:span><text:span text:style-name="T5">extend_from_slice</text:span><text:span text:style-name="T2">(&amp;encoded_name);</text:span></text:p>
      <text:p text:style-name="P1"><text:s text:c="12"/><text:span text:style-name="T2">}</text:span> <text:span text:style-name="T1">else</text:span> <text:span text:style-name="T2">{</text:span></text:p>
      <text:p text:style-name="P1"><text:s text:c="16"/><text:span text:style-name="T1">return</text:span> <text:span text:style-name="T5">Err</text:span><text:span text:style-name="T2">(DnsError::</text:span><text:span text:style-name="T5">Protocol</text:span><text:span text:style-name="T2">(</text:span><text:span text:style-name="T6">"Invalid MX record format"</text:span><text:span text:style-name="T2">.</text:span><text:span text:style-name="T5">into</text:span><text:span text:style-name="T2">()));</text:span></text:p>
      <text:p text:style-name="P1"><text:s text:c="12"/><text:span text:style-name="T2">}</text:span></text:p>
      <text:p text:style-name="P1"><text:s text:c="8"/><text:span text:style-name="T2">},</text:span></text:p>
      <text:p text:style-name="P1"><text:s text:c="8"/><text:span text:style-name="T4">16</text:span> <text:span text:style-name="T2">=&gt; {</text:span> <text:span text:style-name="T7">// TXT record</text:span></text:p>
      <text:p text:style-name="P1"><text:s text:c="12"/><text:span text:style-name="T7">// Strip quotes if present</text:span></text:p>
      <text:p text:style-name="P1"><text:s text:c="12"/><text:span text:style-name="T1">let</text:span> <text:span text:style-name="T2">txt_value</text:span> <text:span text:style-name="T2">=</text:span> <text:span text:style-name="T1">if</text:span> <text:span text:style-name="T2">value.</text:span><text:span text:style-name="T5">starts_with</text:span><text:span text:style-name="T2">('</text:span><text:span text:style-name="T6">"') &amp;&amp; value.ends_with('"</text:span><text:span text:style-name="T2">') {</text:span></text:p>
      <text:p text:style-name="P1"><text:s text:c="16"/><text:span text:style-name="T2">&amp;value[</text:span><text:span text:style-name="T4">1</text:span><text:span text:style-name="T2">..value.</text:span><text:span text:style-name="T5">len</text:span><text:span text:style-name="T2">()-</text:span><text:span text:style-name="T4">1</text:span><text:span text:style-name="T2">]</text:span></text:p>
      <text:p text:style-name="P1"><text:s text:c="12"/><text:span text:style-name="T2">}</text:span> <text:span text:style-name="T1">else</text:span> <text:span text:style-name="T2">{</text:span></text:p>
      <text:p text:style-name="P1"><text:span text:style-name="T2"><text:s text:c="16"/>value</text:span></text:p>
      <text:p text:style-name="P1"><text:s text:c="12"/><text:span text:style-name="T2">};</text:span></text:p>
      <text:p text:style-name="P1"/>
      <text:p text:style-name="P1"><text:s text:c="12"/><text:span text:style-name="T7">// TXT records are length-prefixed character strings</text:span></text:p>
      <text:p text:style-name="P1"><text:s text:c="12"/><text:span text:style-name="T1">let</text:span> <text:span text:style-name="T2">bytes</text:span> <text:span text:style-name="T2">=</text:span> <text:span text:style-name="T2">txt_value.</text:span><text:span text:style-name="T5">as_bytes</text:span><text:span text:style-name="T2">();</text:span></text:p>
      <text:p text:style-name="P1"><text:s text:c="12"/><text:span text:style-name="T1">let mut</text:span> <text:span text:style-name="T2">txt_data</text:span> <text:span text:style-name="T2">=</text:span> <text:span text:style-name="T2">Vec::</text:span><text:span text:style-name="T5">with_capacity</text:span><text:span text:style-name="T2">(bytes.</text:span><text:span text:style-name="T5">len</text:span><text:span text:style-name="T2">() +</text:span> <text:span text:style-name="T4">1</text:span><text:span text:style-name="T2">);</text:span></text:p>
      <text:p text:style-name="P1"/>
      <text:p text:style-name="P1"><text:s text:c="12"/><text:span text:style-name="T7">// Add the length byte </text:span></text:p>
      <text:p text:style-name="P1"><text:span text:style-name="T2"><text:s text:c="12"/>txt_data.</text:span><text:span text:style-name="T5">push</text:span><text:span text:style-name="T2">(bytes.</text:span><text:span text:style-name="T5">len</text:span><text:span text:style-name="T2">()</text:span> <text:span text:style-name="T1">as</text:span> <text:span text:style-name="T3">u8</text:span><text:span text:style-name="T2">);</text:span></text:p>
      <text:p text:style-name="P1"><text:s text:c="12"/><text:span text:style-name="T7">// Add the text</text:span></text:p>
      <text:p text:style-name="P1"><text:span text:style-name="T2"><text:s text:c="12"/>txt_data.</text:span><text:span text:style-name="T5">extend_from_slice</text:span><text:span text:style-name="T2">(bytes);</text:span></text:p>
      <text:p text:style-name="P1"/>
      <text:p text:style-name="P1"><text:s text:c="12"/><text:span text:style-name="T7">// Add RDLENGTH</text:span></text:p>
      <text:p text:style-name="P1"><text:span text:style-name="T2"><text:s text:c="12"/>response.</text:span><text:span text:style-name="T5">extend_from_slice</text:span><text:span text:style-name="T2">(&amp;(txt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Add the TXT data</text:span></text:p>
      <text:p text:style-name="P1"><text:span text:style-name="T2"><text:s text:c="12"/>response.</text:span><text:span text:style-name="T5">extend_from_slice</text:span><text:span text:style-name="T2">(&amp;txt_data);</text:span></text:p>
      <text:p text:style-name="P1"><text:s text:c="8"/><text:span text:style-name="T2">},</text:span></text:p>
      <text:p text:style-name="P1"><text:s text:c="8"/><text:span text:style-name="T4">5</text:span> <text:span text:style-name="T2">=&gt; {</text:span> <text:span text:style-name="T7">// CNAME record</text:span></text:p>
      <text:p text:style-name="P1"><text:s text:c="12"/><text:span text:style-name="T7">// Encode the canonical name</text:span></text:p>
      <text:p text:style-name="P1"><text:s text:c="12"/><text:span text:style-name="T1">let</text:span> <text:span text:style-name="T2">cname_data</text:span> <text:span text:style-name="T2">=</text:span> <text:span text:style-name="T5">encode_dns_name</text:span><text:span text:style-name="T2">(value);</text:span></text:p>
      <text:p text:style-name="P1"/>
      <text:p text:style-name="P1"><text:s text:c="12"/><text:span text:style-name="T7">// Add RDLENGTH</text:span></text:p>
      <text:p text:style-name="P1"><text:span text:style-name="T2"><text:s text:c="12"/>response.</text:span><text:span text:style-name="T5">extend_from_slice</text:span><text:span text:style-name="T2">(&amp;(cname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Add the CNAME data</text:span></text:p>
      <text:p text:style-name="P1"><text:span text:style-name="T2"><text:s text:c="12"/>response.</text:span><text:span text:style-name="T5">extend_from_slice</text:span><text:span text:style-name="T2">(&amp;cname_data);</text:span></text:p>
      <text:p text:style-name="P1"><text:s text:c="8"/><text:span text:style-name="T2">},</text:span></text:p>
      <text:p text:style-name="P1"><text:span text:style-name="T2"><text:s text:c="8"/>_</text:span> <text:span text:style-name="T2">=&gt; {</text:span></text:p>
      <text:p text:style-name="P1"><text:s text:c="12"/><text:span text:style-name="T1">return</text:span> <text:span text:style-name="T5">Err</text:span><text:span text:style-name="T2">(DnsError::</text:span><text:span text:style-name="T5">Protocol</text:span><text:span text:style-name="T2">(</text:span><text:span text:style-name="T5">format!</text:span><text:span text:style-name="T2">(</text:span><text:span text:style-name="T6">"Unsupported record type:</text:span> <text:span text:style-name="T3">{}</text:span><text:span text:style-name="T6">"</text:span><text:span text:style-name="T2">,</text:span> <text:span text:style-name="T2">query_type))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Add authoritative NS records if configured</text:span></text:p>
      <text:p text:style-name="P1"><text:s text:c="4"/><text:span text:style-name="T1">if</text:span> <text:span text:style-name="T2">config.authoritative</text:span> <text:span text:style-name="T2">{</text:span></text:p>
      <text:p text:style-name="P1"><text:s text:c="8"/><text:span text:style-name="T1">for</text:span> <text:span text:style-name="T2">ns</text:span> <text:span text:style-name="T1">in</text:span> <text:span text:style-name="T2">&amp;config.ns_records</text:span> <text:span text:style-name="T2">{</text:span></text:p>
      <text:p text:style-name="P1"><text:soft-page-break/><text:s text:c="12"/><text:span text:style-name="T7">// Name pointer to question</text:span></text:p>
      <text:p text:style-name="P1"><text:span text:style-name="T2"><text:s text:c="12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 text:c="12"/><text:span text:style-name="T7">// Type NS (0x0002)</text:span></text:p>
      <text:p text:style-name="P1"><text:span text:style-name="T2"><text:s text:c="12"/>response.</text:span><text:span text:style-name="T5">extend_from_slice</text:span><text:span text:style-name="T2">(&amp;[</text:span><text:span text:style-name="T4">0x00</text:span><text:span text:style-name="T2">,</text:span> <text:span text:style-name="T4">0x02</text:span><text:span text:style-name="T2">]);</text:span></text:p>
      <text:p text:style-name="P1"/>
      <text:p text:style-name="P1"><text:s text:c="12"/><text:span text:style-name="T7">// Class IN (0x0001)</text:span></text:p>
      <text:p text:style-name="P1"><text:span text:style-name="T2"><text:s text:c="12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12"/><text:span text:style-name="T7">// TTL (use same as record TTL)</text:span></text:p>
      <text:p text:style-name="P1"><text:span text:style-name="T2"><text:s text:c="12"/>response.</text:span><text:span text:style-name="T5">extend_from_slice</text:span><text:span text:style-name="T2">(&amp;(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RDLENGTH and RDATA (NS name)</text:span></text:p>
      <text:p text:style-name="P1"><text:s text:c="12"/><text:span text:style-name="T1">let</text:span> <text:span text:style-name="T2">ns_data</text:span> <text:span text:style-name="T2">=</text:span> <text:span text:style-name="T5">encode_dns_name</text:span><text:span text:style-name="T2">(ns);</text:span></text:p>
      <text:p text:style-name="P1"><text:span text:style-name="T2"><text:s text:c="12"/>response.</text:span><text:span text:style-name="T5">extend_from_slice</text:span><text:span text:style-name="T2">(&amp;((ns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);</text:span></text:p>
      <text:p text:style-name="P1"><text:span text:style-name="T2"><text:s text:c="12"/>response.</text:span><text:span text:style-name="T5">extend_from_slice</text:span><text:span text:style-name="T2">(&amp;ns_data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5">Ok</text:span><text:span text:style-name="T2">(response)</text:span></text:p>
      <text:p text:style-name="P1"><text:span text:style-name="T2">}</text:span></text:p>
      <text:p text:style-name="P1"/>
      <text:p text:style-name="P1"><text:span text:style-name="T1">fn</text:span> <text:span text:style-name="T5">lookup_records</text:span><text:span text:style-name="T2">(db_path: &amp;</text:span><text:span text:style-name="T3">str</text:span><text:span text:style-name="T2">,</text:span> <text:span text:style-name="T2">domain: &amp;</text:span><text:span text:style-name="T3">str</text:span><text:span text:style-name="T2">) -&gt;</text:span> <text:span text:style-name="T2">Vec&lt;(String,</text:span> <text:span text:style-name="T3">u64</text:span><text:span text:style-name="T2">,</text:span> <text:span text:style-name="T2">String)&gt; {</text:span></text:p>
      <text:p text:style-name="P1"><text:s text:c="4"/><text:span text:style-name="T1">let</text:span> <text:span text:style-name="T2">conn</text:span> <text:span text:style-name="T2">=</text:span> <text:span text:style-name="T2">Connection::</text:span><text:span text:style-name="T5">open</text:span><text:span text:style-name="T2">(db_path);</text:span></text:p>
      <text:p text:style-name="P1"><text:s text:c="4"/><text:span text:style-name="T1">match</text:span> <text:span text:style-name="T2">conn</text:span> <text:span text:style-name="T2">{</text:span></text:p>
      <text:p text:style-name="P1"><text:s text:c="8"/><text:span text:style-name="T5">Ok</text:span><text:span text:style-name="T2">(conn) =&gt; {</text:span></text:p>
      <text:p text:style-name="P1"><text:s text:c="12"/><text:span text:style-name="T1">match</text:span> <text:span text:style-name="T2">conn.</text:span><text:span text:style-name="T5">prepare</text:span><text:span text:style-name="T2">(</text:span></text:p>
      <text:p text:style-name="P1"><text:s text:c="16"/><text:span text:style-name="T6">"SELECT value, ttl, record_type FROM dns_records WHERE domain = ?"</text:span></text:p>
      <text:p text:style-name="P1"><text:s text:c="12"/><text:span text:style-name="T2">) {</text:span></text:p>
      <text:p text:style-name="P1"><text:s text:c="16"/><text:span text:style-name="T5">Ok</text:span><text:span text:style-name="T2">(</text:span><text:span text:style-name="T1">mut</text:span> <text:span text:style-name="T2">stmt) =&gt; {</text:span></text:p>
      <text:p text:style-name="P1"><text:s text:c="20"/><text:span text:style-name="T1">match</text:span> <text:span text:style-name="T2">stmt.</text:span><text:span text:style-name="T5">query_map</text:span><text:span text:style-name="T2">(params![domain], |row| {</text:span></text:p>
      <text:p text:style-name="P1"><text:s text:c="24"/><text:span text:style-name="T5">Ok</text:span><text:span text:style-name="T2">((</text:span></text:p>
      <text:p text:style-name="P1"><text:span text:style-name="T2"><text:s text:c="28"/>row.</text:span><text:span text:style-name="T5">get</text:span><text:span text:style-name="T2">(</text:span><text:span text:style-name="T4">0</text:span><text:span text:style-name="T2">).</text:span><text:span text:style-name="T5">unwrap_or_default</text:span><text:span text:style-name="T2">(),</text:span></text:p>
      <text:p text:style-name="P1"><text:span text:style-name="T2"><text:s text:c="28"/>row.</text:span><text:span text:style-name="T5">get</text:span><text:span text:style-name="T2">(</text:span><text:span text:style-name="T4">1</text:span><text:span text:style-name="T2">).</text:span><text:span text:style-name="T5">unwrap_or_default</text:span><text:span text:style-name="T2">(),</text:span></text:p>
      <text:p text:style-name="P1"><text:span text:style-name="T2"><text:s text:c="28"/>row.</text:span><text:span text:style-name="T5">get</text:span><text:span text:style-name="T2">(</text:span><text:span text:style-name="T4">2</text:span><text:span text:style-name="T2">).</text:span><text:span text:style-name="T5">unwrap_or_default</text:span><text:span text:style-name="T2">(),</text:span></text:p>
      <text:p text:style-name="P1"><text:s text:c="24"/><text:span text:style-name="T2">))</text:span></text:p>
      <text:p text:style-name="P1"><text:s text:c="20"/><text:span text:style-name="T2">}) {</text:span></text:p>
      <text:p text:style-name="P1"><text:s text:c="24"/><text:span text:style-name="T5">Ok</text:span><text:span text:style-name="T2">(rows) =&gt;</text:span> <text:span text:style-name="T2">rows.</text:span><text:span text:style-name="T5">filter_map</text:span><text:span text:style-name="T2">(Result::ok).</text:span><text:span text:style-name="T5">collect</text:span><text:span text:style-name="T2">(),</text:span></text:p>
      <text:p text:style-name="P1"><text:s text:c="24"/><text:span text:style-name="T5">Err</text:span><text:span text:style-name="T2">(_) =&gt;</text:span> <text:span text:style-name="T2">Vec::</text:span><text:span text:style-name="T5">new</text:span><text:span text:style-name="T2">(),</text:span></text:p>
      <text:p text:style-name="P1"><text:s text:c="20"/><text:span text:style-name="T2">}</text:span></text:p>
      <text:p text:style-name="P1"><text:s text:c="16"/><text:span text:style-name="T2">}</text:span></text:p>
      <text:p text:style-name="P1"><text:s text:c="16"/><text:span text:style-name="T5">Err</text:span><text:span text:style-name="T2">(_) =&gt;</text:span> <text:span text:style-name="T2">Vec::</text:span><text:span text:style-name="T5">new</text:span><text:span text:style-name="T2">(),</text:span></text:p>
      <text:p text:style-name="P1"><text:s text:c="12"/><text:span text:style-name="T2">}</text:span></text:p>
      <text:p text:style-name="P1"><text:s text:c="8"/><text:span text:style-name="T2">}</text:span></text:p>
      <text:p text:style-name="P1"><text:s text:c="8"/><text:span text:style-name="T5">Err</text:span><text:span text:style-name="T2">(_) =&gt;</text:span> <text:span text:style-name="T2">Vec::</text:span><text:span text:style-name="T5">new</text:span><text:span text:style-name="T2">(),</text:span></text:p>
      <text:p text:style-name="P1"><text:s text:c="4"/><text:span text:style-name="T2">}</text:span></text:p>
      <text:p text:style-name="P1"><text:span text:style-name="T2">}</text:span></text:p>
      <text:p text:style-name="P1"/>
      <text:p text:style-name="P1"><text:span text:style-name="T7">// First, we need to add a function to parse the query type from the DNS packet</text:span></text:p>
      <text:p text:style-name="P1"><text:span text:style-name="T1">fn</text:span> <text:span text:style-name="T5">extract_query_type</text:span><text:span text:style-name="T2">(query: &amp;[</text:span><text:span text:style-name="T3">u8</text:span><text:span text:style-name="T2">]) -&gt;</text:span> <text:span text:style-name="T2">Option&lt;</text:span><text:span text:style-name="T3">u16</text:span><text:span text:style-name="T2">&gt; {</text:span></text:p>
      <text:p text:style-name="P1"><text:s text:c="4"/><text:span text:style-name="T1">if</text:span> <text:span text:style-name="T2">query.</text:span><text:span text:style-name="T5">len</text:span><text:span text:style-name="T2">() &lt;</text:span> <text:span text:style-name="T4">12</text:span> <text:span text:style-name="T2">{</text:span></text:p>
      <text:p text:style-name="P1"><text:s text:c="8"/><text:span text:style-name="T1">return</text:span> <text:span text:style-name="T2">None;</text:span> <text:span text:style-name="T7">// DNS header is 12 bytes</text:span></text:p>
      <text:p text:style-name="P1"><text:s text:c="4"/><text:span text:style-name="T2">}</text:span></text:p>
      <text:p text:style-name="P1"/>
      <text:p text:style-name="P1"><text:s text:c="4"/><text:span text:style-name="T1">let mut</text:span> <text:span text:style-name="T2">pos</text:span> <text:span text:style-name="T2">=</text:span> <text:span text:style-name="T4">12</text:span><text:span text:style-name="T2">;</text:span> <text:span text:style-name="T7">// Start after header</text:span></text:p>
      <text:p text:style-name="P1"/>
      <text:p text:style-name="P1"><text:s text:c="4"/><text:span text:style-name="T7">// Skip QNAME</text:span></text:p>
      <text:p text:style-name="P1"><text:s text:c="4"/><text:span text:style-name="T1">loop</text:span> <text:span text:style-name="T2">{</text:span></text:p>
      <text:p text:style-name="P1"><text:s text:c="8"/><text:span text:style-name="T1">if</text:span> <text:span text:style-name="T2">pos</text:span> <text:span text:style-name="T2">&gt;=</text:span> <text:span text:style-name="T2">query.</text:span><text:span text:style-name="T5">len</text:span><text:span text:style-name="T2">() {</text:span></text:p>
      <text:p text:style-name="P1"><text:s text:c="12"/><text:span text:style-name="T1">return</text:span> <text:span text:style-name="T2">None;</text:span></text:p>
      <text:p text:style-name="P1"><text:s text:c="8"/><text:span text:style-name="T2">}</text:span></text:p>
      <text:p text:style-name="P1"/>
      <text:p text:style-name="P1"><text:s text:c="8"/><text:span text:style-name="T1">let</text:span> <text:span text:style-name="T2">len</text:span> <text:span text:style-name="T2">=</text:span> <text:span text:style-name="T2">query[pos]</text:span> <text:span text:style-name="T1">as</text:span> <text:span text:style-name="T3">usize</text:span><text:span text:style-name="T2">;</text:span></text:p>
      <text:p text:style-name="P1"><text:s text:c="8"/><text:span text:style-name="T1">if</text:span> <text:span text:style-name="T2">len</text:span> <text:span text:style-name="T2">==</text:span> <text:span text:style-name="T4">0</text:span> <text:span text:style-name="T2">{</text:span></text:p>
      <text:p text:style-name="P1"><text:span text:style-name="T2"><text:s text:c="12"/>pos</text:span> <text:span text:style-name="T2">+=</text:span> <text:span text:style-name="T4">1</text:span><text:span text:style-name="T2">;</text:span></text:p>
      <text:p text:style-name="P1"><text:s text:c="12"/><text:span text:style-name="T1">break</text:span><text:span text:style-name="T2">;</text:span> <text:span text:style-name="T7">// End of QNAME</text:span></text:p>
      <text:p text:style-name="P1"><text:s text:c="8"/><text:span text:style-name="T2">}</text:span></text:p>
      <text:p text:style-name="P1"/>
      <text:p text:style-name="P1"><text:span text:style-name="T2"><text:s text:c="8"/>pos</text:span> <text:span text:style-name="T2">+=</text:span> <text:span text:style-name="T2">len</text:span> <text:span text:style-name="T2">+</text:span> <text:span text:style-name="T4">1</text:span><text:span text:style-name="T2">;</text:span></text:p>
      <text:p text:style-name="P1"><text:s text:c="4"/><text:span text:style-name="T2">}</text:span></text:p>
      <text:p text:style-name="P1"/>
      <text:p text:style-name="P1"><text:s text:c="4"/><text:span text:style-name="T7">// Get QTYPE (2 bytes after QNAME)</text:span></text:p>
      <text:p text:style-name="P1"><text:s text:c="4"/><text:span text:style-name="T1">if</text:span> <text:span text:style-name="T2">pos</text:span> <text:span text:style-name="T2">+</text:span> <text:span text:style-name="T4">1</text:span> <text:span text:style-name="T2">&lt;</text:span> <text:span text:style-name="T2">query.</text:span><text:span text:style-name="T5">len</text:span><text:span text:style-name="T2">() {</text:span></text:p>
      <text:p text:style-name="P1"><text:s text:c="8"/><text:span text:style-name="T5">Some</text:span><text:span text:style-name="T2">(((query[pos]</text:span> <text:span text:style-name="T1">as</text:span> <text:span text:style-name="T3">u16</text:span><text:span text:style-name="T2">) &lt;&lt;</text:span> <text:span text:style-name="T4">8</text:span><text:span text:style-name="T2">) |</text:span> <text:span text:style-name="T2">query[pos</text:span> <text:span text:style-name="T2">+</text:span> <text:span text:style-name="T4">1</text:span><text:span text:style-name="T2">]</text:span> <text:span text:style-name="T1">as</text:span> <text:span text:style-name="T3">u16</text:span><text:span text:style-name="T2">)</text:span></text:p>
      <text:p text:style-name="P1"><text:s text:c="4"/><text:span text:style-name="T2">}</text:span> <text:span text:style-name="T1">else</text:span> <text:span text:style-name="T2">{</text:span></text:p>
      <text:p text:style-name="P1"><text:span text:style-name="T2"><text:s text:c="8"/>None</text:span></text:p>
      <text:p text:style-name="P1"><text:s text:c="4"/><text:span text:style-name="T2">}</text:span></text:p>
      <text:p text:style-name="P1"><text:span text:style-name="T2">}</text:span></text:p>
      <text:p text:style-name="P1"><text:soft-page-break/></text:p>
      <text:p text:style-name="P1"><text:span text:style-name="T1">fn</text:span> <text:span text:style-name="T5">build_dns_response</text:span><text:span text:style-name="T2">(</text:span></text:p>
      <text:p text:style-name="P1"><text:span text:style-name="T2"><text:s text:c="4"/>query: &amp;[</text:span><text:span text:style-name="T3">u8</text:span><text:span text:style-name="T2">],</text:span></text:p>
      <text:p text:style-name="P1"><text:span text:style-name="T2"><text:s text:c="4"/>ip: &amp;</text:span><text:span text:style-name="T3">str</text:span><text:span text:style-name="T2">,</text:span></text:p>
      <text:p text:style-name="P1"><text:span text:style-name="T2"><text:s text:c="4"/>ttl:</text:span> <text:span text:style-name="T3">u64</text:span><text:span text:style-name="T2">,</text:span></text:p>
      <text:p text:style-name="P1"><text:span text:style-name="T2"><text:s text:c="4"/>config: &amp;ServerConfig,</text:span></text:p>
      <text:p text:style-name="P1"><text:span text:style-name="T2">) -&gt;</text:span> <text:span text:style-name="T2">Result&lt;Vec&lt;</text:span><text:span text:style-name="T3">u8</text:span><text:span text:style-name="T2">&gt;,</text:span> <text:span text:style-name="T2">DnsError&gt; {</text:span></text:p>
      <text:p text:style-name="P1"><text:s text:c="4"/><text:span text:style-name="T1">let mut</text:span> <text:span text:style-name="T2">response</text:span> <text:span text:style-name="T2">=</text:span> <text:span text:style-name="T2">Vec::</text:span><text:span text:style-name="T5">with_capacity</text:span><text:span text:style-name="T2">(</text:span><text:span text:style-name="T4">512</text:span><text:span text:style-name="T2">);</text:span></text:p>
      <text:p text:style-name="P1"/>
      <text:p text:style-name="P1"><text:s text:c="4"/><text:span text:style-name="T7">// Copy transaction ID and question from query</text:span></text:p>
      <text:p text:style-name="P1"><text:span text:style-name="T2"><text:s text:c="4"/>response.</text:span><text:span text:style-name="T5">extend_from_slice</text:span><text:span text:style-name="T2">(&amp;query[..</text:span><text:span text:style-name="T4">2</text:span><text:span text:style-name="T2">]);</text:span></text:p>
      <text:p text:style-name="P1"/>
      <text:p text:style-name="P1"><text:s text:c="4"/><text:span text:style-name="T7">// Set flags</text:span></text:p>
      <text:p text:style-name="P1"><text:s text:c="4"/><text:span text:style-name="T7">// QR = 1 (response)</text:span></text:p>
      <text:p text:style-name="P1"><text:s text:c="4"/><text:span text:style-name="T7">// OPCODE = 0 (standard query)</text:span></text:p>
      <text:p text:style-name="P1"><text:s text:c="4"/><text:span text:style-name="T7">// AA = 1 if authoritative</text:span></text:p>
      <text:p text:style-name="P1"><text:s text:c="4"/><text:span text:style-name="T7">// TC = 0 (not truncated)</text:span></text:p>
      <text:p text:style-name="P1"><text:s text:c="4"/><text:span text:style-name="T7">// RD = copy from query</text:span></text:p>
      <text:p text:style-name="P1"><text:s text:c="4"/><text:span text:style-name="T7">// RA = 1 (recursion available)</text:span></text:p>
      <text:p text:style-name="P1"><text:s text:c="4"/><text:span text:style-name="T7">// Z = 0</text:span></text:p>
      <text:p text:style-name="P1"><text:s text:c="4"/><text:span text:style-name="T7">// RCODE = 0 (no error)</text:span></text:p>
      <text:p text:style-name="P1"><text:s text:c="4"/><text:span text:style-name="T1">let</text:span> <text:span text:style-name="T2">flags1</text:span> <text:span text:style-name="T2">=</text:span> <text:span text:style-name="T4">0x80</text:span> <text:span text:style-name="T2">| (query[</text:span><text:span text:style-name="T4">2</text:span><text:span text:style-name="T2">] &amp;</text:span> <text:span text:style-name="T4">0x01</text:span><text:span text:style-name="T2">);</text:span> <text:span text:style-name="T7">// Set QR and preserve RD</text:span></text:p>
      <text:p text:style-name="P1"><text:s text:c="4"/><text:span text:style-name="T1">let</text:span> <text:span text:style-name="T2">flags2</text:span> <text:span text:style-name="T2">=</text:span> <text:span text:style-name="T4">0x80</text:span><text:span text:style-name="T2">;</text:span> <text:span text:style-name="T7">// Set RA</text:span></text:p>
      <text:p text:style-name="P1"/>
      <text:p text:style-name="P1"><text:span text:style-name="T2"><text:s text:c="4"/>response.</text:span><text:span text:style-name="T5">extend_from_slice</text:span><text:span text:style-name="T2">(&amp;[</text:span></text:p>
      <text:p text:style-name="P1"><text:s text:c="8"/><text:span text:style-name="T1">if</text:span> <text:span text:style-name="T2">config.authoritative</text:span> <text:span text:style-name="T2">{</text:span> <text:span text:style-name="T2">flags1</text:span> <text:span text:style-name="T2">|</text:span> <text:span text:style-name="T4">0x04</text:span> <text:span text:style-name="T2">}</text:span> <text:span text:style-name="T1">else</text:span> <text:span text:style-name="T2">{</text:span> <text:span text:style-name="T2">flags1</text:span> <text:span text:style-name="T2">},</text:span> <text:span text:style-name="T7">// Set AA if authoritative</text:span></text:p>
      <text:p text:style-name="P1"><text:span text:style-name="T2"><text:s text:c="8"/>flags2,</text:span></text:p>
      <text:p text:style-name="P1"><text:s text:c="4"/><text:span text:style-name="T2">]);</text:span></text:p>
      <text:p text:style-name="P1"/>
      <text:p text:style-name="P1"><text:s text:c="4"/><text:span text:style-name="T7">// Copy QDCOUNT from query</text:span></text:p>
      <text:p text:style-name="P1"><text:span text:style-name="T2"><text:s text:c="4"/>response.</text:span><text:span text:style-name="T5">extend_from_slice</text:span><text:span text:style-name="T2">(&amp;query[</text:span><text:span text:style-name="T4">4</text:span><text:span text:style-name="T2">..</text:span><text:span text:style-name="T4">6</text:span><text:span text:style-name="T2">]);</text:span></text:p>
      <text:p text:style-name="P1"/>
      <text:p text:style-name="P1"><text:s text:c="4"/><text:span text:style-name="T7">// Set ANCOUNT to 1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Set NSCOUNT (2 if authoritative, else 0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1">if</text:span> <text:span text:style-name="T2">config.authoritative</text:span> <text:span text:style-name="T2">{</text:span> <text:span text:style-name="T4">0x02</text:span> <text:span text:style-name="T2">}</text:span> <text:span text:style-name="T1">else</text:span> <text:span text:style-name="T2">{</text:span> <text:span text:style-name="T4">0x00</text:span> <text:span text:style-name="T2">}]);</text:span></text:p>
      <text:p text:style-name="P1"/>
      <text:p text:style-name="P1"><text:s text:c="4"/><text:span text:style-name="T7">// Set ARCOUNT to 0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</text:p>
      <text:p text:style-name="P1"/>
      <text:p text:style-name="P1"><text:s text:c="4"/><text:span text:style-name="T7">// Copy question section from query</text:span></text:p>
      <text:p text:style-name="P1"><text:s text:c="4"/><text:span text:style-name="T1">let</text:span> <text:span text:style-name="T2">qname_end</text:span> <text:span text:style-name="T2">=</text:span> <text:span text:style-name="T2">query[</text:span><text:span text:style-name="T4">12</text:span><text:span text:style-name="T2">..].</text:span><text:span text:style-name="T5">iter</text:span><text:span text:style-name="T2">().</text:span><text:span text:style-name="T5">position</text:span><text:span text:style-name="T2">(|&amp;b|</text:span> <text:span text:style-name="T2">b</text:span> <text:span text:style-name="T2">==</text:span> <text:span text:style-name="T4">0</text:span><text:span text:style-name="T2">)</text:span></text:p>
      <text:p text:style-name="P1"><text:s text:c="8"/><text:span text:style-name="T2">.</text:span><text:span text:style-name="T5">ok_or_else</text:span><text:span text:style-name="T2">(||</text:span> <text:span text:style-name="T2">DnsError::</text:span><text:span text:style-name="T5">Protocol</text:span><text:span text:style-name="T2">(</text:span><text:span text:style-name="T6">"Invalid question format"</text:span><text:span text:style-name="T2">.</text:span><text:span text:style-name="T5">into</text:span><text:span text:style-name="T2">()))?</text:span> <text:span text:style-name="T2">+</text:span> <text:span text:style-name="T4">13</text:span><text:span text:style-name="T2">;</text:span></text:p>
      <text:p text:style-name="P1"><text:span text:style-name="T2"><text:s text:c="4"/>response.</text:span><text:span text:style-name="T5">extend_from_slice</text:span><text:span text:style-name="T2">(&amp;query[</text:span><text:span text:style-name="T4">12</text:span><text:span text:style-name="T2">..qname_end</text:span> <text:span text:style-name="T2">+</text:span> <text:span text:style-name="T4">4</text:span><text:span text:style-name="T2">]);</text:span></text:p>
      <text:p text:style-name="P1"/>
      <text:p text:style-name="P1"><text:s text:c="4"/><text:span text:style-name="T7">// Add answer section</text:span></text:p>
      <text:p text:style-name="P1"><text:s text:c="4"/><text:span text:style-name="T7">// Name pointer to question</text:span></text:p>
      <text:p text:style-name="P1"><text:span text:style-name="T2"><text:s text:c="4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 text:c="4"/><text:span text:style-name="T7">// Type A (0x0001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Class IN (0x0001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4"/><text:span text:style-name="T7">// TTL (32 bits)</text:span></text:p>
      <text:p text:style-name="P1"><text:span text:style-name="T2"><text:s text:c="4"/>response.</text:span><text:span text:style-name="T5">extend_from_slice</text:span><text:span text:style-name="T2">(&amp;(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4"/><text:span text:style-name="T7">// RDLENGTH (4 for IPv4)</text:span></text:p>
      <text:p text:style-name="P1"><text:span text:style-name="T2"><text:s text:c="4"/>response.</text:span><text:span text:style-name="T5">extend_from_slice</text:span><text:span text:style-name="T2">(&amp;[</text:span><text:span text:style-name="T4">0x00</text:span><text:span text:style-name="T2">,</text:span> <text:span text:style-name="T4">0x04</text:span><text:span text:style-name="T2">]);</text:span></text:p>
      <text:p text:style-name="P1"/>
      <text:p text:style-name="P1"><text:s text:c="4"/><text:span text:style-name="T7">// RDATA (IPv4 address)</text:span></text:p>
      <text:p text:style-name="P1"><text:s text:c="4"/><text:span text:style-name="T1">let</text:span> <text:span text:style-name="T2">ip_parts:</text:span> <text:span text:style-name="T2">Vec&lt;</text:span><text:span text:style-name="T3">u8</text:span><text:span text:style-name="T2">&gt; =</text:span> <text:span text:style-name="T2">ip.</text:span><text:span text:style-name="T5">split</text:span><text:span text:style-name="T2">('.')</text:span></text:p>
      <text:p text:style-name="P1"><text:s text:c="8"/><text:span text:style-name="T2">.</text:span><text:span text:style-name="T5">map</text:span><text:span text:style-name="T2">(|s|</text:span> <text:span text:style-name="T2">s.parse::&lt;</text:span><text:span text:style-name="T3">u8</text:span><text:span text:style-name="T2">&gt;().</text:span><text:span text:style-name="T5">unwrap_or</text:span><text:span text:style-name="T2">(</text:span><text:span text:style-name="T4">0</text:span><text:span text:style-name="T2">))</text:span></text:p>
      <text:p text:style-name="P1"><text:s text:c="8"/><text:span text:style-name="T2">.</text:span><text:span text:style-name="T5">collect</text:span><text:span text:style-name="T2">();</text:span></text:p>
      <text:p text:style-name="P1"><text:s text:c="4"/><text:span text:style-name="T1">if</text:span> <text:span text:style-name="T2">ip_parts.</text:span><text:span text:style-name="T5">len</text:span><text:span text:style-name="T2">() ==</text:span> <text:span text:style-name="T4">4</text:span> <text:span text:style-name="T2">{</text:span></text:p>
      <text:p text:style-name="P1"><text:span text:style-name="T2"><text:s text:c="8"/>response.</text:span><text:span text:style-name="T5">extend_from_slice</text:span><text:span text:style-name="T2">(&amp;ip_parts);</text:span></text:p>
      <text:p text:style-name="P1"><text:s text:c="4"/><text:span text:style-name="T2">}</text:span> <text:span text:style-name="T1">else</text:span> <text:span text:style-name="T2">{</text:span></text:p>
      <text:p text:style-name="P1"><text:s text:c="8"/><text:span text:style-name="T1">return</text:span> <text:span text:style-name="T5">Err</text:span><text:span text:style-name="T2">(DnsError::</text:span><text:span text:style-name="T5">Protocol</text:span><text:span text:style-name="T2">(</text:span><text:span text:style-name="T6">"Invalid IP address format"</text:span><text:span text:style-name="T2">.</text:span><text:span text:style-name="T5">into</text:span><text:span text:style-name="T2">()));</text:span></text:p>
      <text:p text:style-name="P1"><text:s text:c="4"/><text:span text:style-name="T2">}</text:span></text:p>
      <text:p text:style-name="P1"/>
      <text:p text:style-name="P1"><text:s text:c="4"/><text:span text:style-name="T7">// Add authoritative NS records if configured</text:span></text:p>
      <text:p text:style-name="P1"><text:s text:c="4"/><text:span text:style-name="T1">if</text:span> <text:span text:style-name="T2">config.authoritative</text:span> <text:span text:style-name="T2">{</text:span></text:p>
      <text:p text:style-name="P1"><text:s text:c="8"/><text:span text:style-name="T1">for</text:span> <text:span text:style-name="T2">ns</text:span> <text:span text:style-name="T1">in</text:span> <text:span text:style-name="T2">&amp;config.ns_records</text:span> <text:span text:style-name="T2">{</text:span></text:p>
      <text:p text:style-name="P1"><text:s text:c="12"/><text:span text:style-name="T7">// Name pointer to question</text:span></text:p>
      <text:p text:style-name="P1"><text:span text:style-name="T2"><text:s text:c="12"/>response.</text:span><text:span text:style-name="T5">extend_from_slice</text:span><text:span text:style-name="T2">(&amp;[</text:span><text:span text:style-name="T4">0xc0</text:span><text:span text:style-name="T2">,</text:span> <text:span text:style-name="T4">0x0c</text:span><text:span text:style-name="T2">]);</text:span></text:p>
      <text:p text:style-name="P1"/>
      <text:p text:style-name="P1"><text:soft-page-break/><text:s text:c="12"/><text:span text:style-name="T7">// Type NS (0x0002)</text:span></text:p>
      <text:p text:style-name="P1"><text:span text:style-name="T2"><text:s text:c="12"/>response.</text:span><text:span text:style-name="T5">extend_from_slice</text:span><text:span text:style-name="T2">(&amp;[</text:span><text:span text:style-name="T4">0x00</text:span><text:span text:style-name="T2">,</text:span> <text:span text:style-name="T4">0x02</text:span><text:span text:style-name="T2">]);</text:span></text:p>
      <text:p text:style-name="P1"/>
      <text:p text:style-name="P1"><text:s text:c="12"/><text:span text:style-name="T7">// Class IN (0x0001)</text:span></text:p>
      <text:p text:style-name="P1"><text:span text:style-name="T2"><text:s text:c="12"/>response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12"/><text:span text:style-name="T7">// TTL (use same as A record)</text:span></text:p>
      <text:p text:style-name="P1"><text:span text:style-name="T2"><text:s text:c="12"/>response.</text:span><text:span text:style-name="T5">extend_from_slice</text:span><text:span text:style-name="T2">(&amp;(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RDLENGTH and RDATA (NS name)</text:span></text:p>
      <text:p text:style-name="P1"><text:s text:c="12"/><text:span text:style-name="T1">let</text:span> <text:span text:style-name="T2">ns_data</text:span> <text:span text:style-name="T2">=</text:span> <text:span text:style-name="T5">encode_dns_name</text:span><text:span text:style-name="T2">(ns);</text:span></text:p>
      <text:p text:style-name="P1"><text:span text:style-name="T2"><text:s text:c="12"/>response.</text:span><text:span text:style-name="T5">extend_from_slice</text:span><text:span text:style-name="T2">(&amp;((ns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);</text:span></text:p>
      <text:p text:style-name="P1"><text:span text:style-name="T2"><text:s text:c="12"/>response.</text:span><text:span text:style-name="T5">extend_from_slice</text:span><text:span text:style-name="T2">(&amp;ns_data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5">Ok</text:span><text:span text:style-name="T2">(response)</text:span></text:p>
      <text:p text:style-name="P1"><text:span text:style-name="T2">}</text:span></text:p>
      <text:p text:style-name="P1"/>
      <text:p text:style-name="P1"><text:span text:style-name="T7">// Add a function to handle NOTIMP responses properly</text:span></text:p>
      <text:p text:style-name="P1"><text:span text:style-name="T1">fn</text:span> <text:span text:style-name="T5">build_not_implemented_response</text:span><text:span text:style-name="T2">(query: &amp;[</text:span><text:span text:style-name="T3">u8</text:span><text:span text:style-name="T2">],</text:span> <text:span text:style-name="T2">authoritative:</text:span> <text:span text:style-name="T2">bool) -&gt;</text:span> <text:span text:style-name="T2">Option&lt;Vec&lt;</text:span><text:span text:style-name="T3">u8</text:span><text:span text:style-name="T2">&gt;&gt; {</text:span></text:p>
      <text:p text:style-name="P1"><text:s text:c="4"/><text:span text:style-name="T1">let mut</text:span> <text:span text:style-name="T2">resp</text:span> <text:span text:style-name="T2">=</text:span> <text:span text:style-name="T2">Vec::</text:span><text:span text:style-name="T5">with_capacity</text:span><text:span text:style-name="T2">(</text:span><text:span text:style-name="T4">512</text:span><text:span text:style-name="T2">);</text:span></text:p>
      <text:p text:style-name="P1"><text:span text:style-name="T2"><text:s text:c="4"/>resp.</text:span><text:span text:style-name="T5">extend_from_slice</text:span><text:span text:style-name="T2">(&amp;query[</text:span><text:span text:style-name="T4">0</text:span><text:span text:style-name="T2">..</text:span><text:span text:style-name="T4">2</text:span><text:span text:style-name="T2">]);</text:span> <text:span text:style-name="T7">// Transaction ID</text:span></text:p>
      <text:p text:style-name="P1"/>
      <text:p text:style-name="P1"><text:s text:c="4"/><text:span text:style-name="T7">// Get original flags but set QR bit and preserve RD and OPCODE</text:span></text:p>
      <text:p text:style-name="P1"><text:s text:c="4"/><text:span text:style-name="T1">let</text:span> <text:span text:style-name="T2">flags1</text:span> <text:span text:style-name="T2">=</text:span> <text:span text:style-name="T4">0x80</text:span> <text:span text:style-name="T2">| (query[</text:span><text:span text:style-name="T4">2</text:span><text:span text:style-name="T2">] &amp;</text:span> <text:span text:style-name="T4">0x79</text:span><text:span text:style-name="T2">);</text:span> <text:span text:style-name="T7">// QR=1, OPCODE preserved, AA=0, TC=0, RD=preserved</text:span></text:p>
      <text:p text:style-name="P1"><text:s text:c="4"/><text:span text:style-name="T1">let</text:span> <text:span text:style-name="T2">flags2</text:span> <text:span text:style-name="T2">=</text:span> <text:span text:style-name="T4">0x84</text:span><text:span text:style-name="T2">;</text:span> <text:span text:style-name="T7">// RA=1, Z=0, RCODE=4 (Not Implemented)</text:span></text:p>
      <text:p text:style-name="P1"/>
      <text:p text:style-name="P1"><text:span text:style-name="T2"><text:s text:c="4"/>resp.</text:span><text:span text:style-name="T5">extend_from_slice</text:span><text:span text:style-name="T2">(&amp;[</text:span></text:p>
      <text:p text:style-name="P1"><text:span text:style-name="T2"><text:s text:c="8"/>flags1,</text:span></text:p>
      <text:p text:style-name="P1"><text:s text:c="8"/><text:span text:style-name="T1">if</text:span> <text:span text:style-name="T2">authoritative</text:span> <text:span text:style-name="T2">{</text:span> <text:span text:style-name="T2">flags2</text:span> <text:span text:style-name="T2">|</text:span> <text:span text:style-name="T4">0x04</text:span> <text:span text:style-name="T2">}</text:span> <text:span text:style-name="T1">else</text:span> <text:span text:style-name="T2">{</text:span> <text:span text:style-name="T2">flags2</text:span> <text:span text:style-name="T2">},</text:span> <text:span text:style-name="T7">// Set AA bit if authoritative</text:span></text:p>
      <text:p text:style-name="P1"><text:s text:c="4"/><text:span text:style-name="T2">]);</text:span></text:p>
      <text:p text:style-name="P1"/>
      <text:p text:style-name="P1"><text:span text:style-name="T2"><text:s text:c="4"/>resp.</text:span><text:span text:style-name="T5">extend_from_slice</text:span><text:span text:style-name="T2">(&amp;query[</text:span><text:span text:style-name="T4">4</text:span><text:span text:style-name="T2">..</text:span><text:span text:style-name="T4">6</text:span><text:span text:style-name="T2">]);</text:span> <text:span text:style-name="T7">// QDCOUNT</text:span></text:p>
      <text:p text:style-name="P1"><text:span text:style-name="T2"><text:s text:c="4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ANCOUNT</text:span></text:p>
      <text:p text:style-name="P1"><text:span text:style-name="T2"><text:s text:c="4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NSCOUNT</text:span></text:p>
      <text:p text:style-name="P1"/>
      <text:p text:style-name="P1"><text:s text:c="4"/><text:span text:style-name="T7">// Check for EDNS</text:span></text:p>
      <text:p text:style-name="P1"><text:s text:c="4"/><text:span text:style-name="T1">let</text:span> <text:span text:style-name="T2">has_edns</text:span> <text:span text:style-name="T2">=</text:span> <text:span text:style-name="T5">has_opt_record</text:span><text:span text:style-name="T2">(query);</text:span></text:p>
      <text:p text:style-name="P1"><text:span text:style-name="T2"><text:s text:c="4"/>resp.</text:span><text:span text:style-name="T5">extend_from_slice</text:span><text:span text:style-name="T2">(&amp;(</text:span><text:span text:style-name="T1">if</text:span> <text:span text:style-name="T2">has_edns</text:span> <text:span text:style-name="T2">{</text:span> <text:span text:style-name="T4">1u16</text:span> <text:span text:style-name="T2">}</text:span> <text:span text:style-name="T1">else</text:span> <text:span text:style-name="T2">{</text:span> <text:span text:style-name="T4">0u16</text:span> <text:span text:style-name="T2">}).</text:span><text:span text:style-name="T5">to_be_bytes</text:span><text:span text:style-name="T2">());</text:span> <text:span text:style-name="T7">// ARCOUNT</text:span></text:p>
      <text:p text:style-name="P1"/>
      <text:p text:style-name="P1"><text:s text:c="4"/><text:span text:style-name="T7">// Question Section (if available)</text:span></text:p>
      <text:p text:style-name="P1"><text:s text:c="4"/><text:span text:style-name="T1">let</text:span> <text:span text:style-name="T2">qname_end</text:span> <text:span text:style-name="T2">=</text:span> <text:span text:style-name="T2">query[</text:span><text:span text:style-name="T4">12</text:span><text:span text:style-name="T2">..].</text:span><text:span text:style-name="T5">iter</text:span><text:span text:style-name="T2">().</text:span><text:span text:style-name="T5">position</text:span><text:span text:style-name="T2">(|&amp;b|</text:span> <text:span text:style-name="T2">b</text:span> <text:span text:style-name="T2">==</text:span> <text:span text:style-name="T4">0</text:span><text:span text:style-name="T2">);</text:span></text:p>
      <text:p text:style-name="P1"><text:s text:c="4"/><text:span text:style-name="T1">if let</text:span> <text:span text:style-name="T5">Some</text:span><text:span text:style-name="T2">(end) =</text:span> <text:span text:style-name="T2">qname_end</text:span> <text:span text:style-name="T2">{</text:span></text:p>
      <text:p text:style-name="P1"><text:s text:c="8"/><text:span text:style-name="T1">if</text:span> <text:span text:style-name="T4">12</text:span> <text:span text:style-name="T2">+</text:span> <text:span text:style-name="T2">end</text:span> <text:span text:style-name="T2">+</text:span> <text:span text:style-name="T4">5</text:span> <text:span text:style-name="T2">&lt;=</text:span> <text:span text:style-name="T2">query.</text:span><text:span text:style-name="T5">len</text:span><text:span text:style-name="T2">() {</text:span></text:p>
      <text:p text:style-name="P1"><text:span text:style-name="T2"><text:s text:c="12"/>resp.</text:span><text:span text:style-name="T5">extend_from_slice</text:span><text:span text:style-name="T2">(&amp;query[</text:span><text:span text:style-name="T4">12</text:span><text:span text:style-name="T2">..</text:span><text:span text:style-name="T4">12</text:span> <text:span text:style-name="T2">+</text:span> <text:span text:style-name="T2">end</text:span> <text:span text:style-name="T2">+</text:span> <text:span text:style-name="T4">5</text:span><text:span text:style-name="T2">]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Handle EDNS in NOTIMP response</text:span></text:p>
      <text:p text:style-name="P1"><text:s text:c="4"/><text:span text:style-name="T1">if</text:span> <text:span text:style-name="T2">has_edns</text:span> <text:span text:style-name="T2">{</text:span></text:p>
      <text:p text:style-name="P1"><text:s text:c="8"/><text:span text:style-name="T1">let</text:span> <text:span text:style-name="T2">opt_payload_size</text:span> <text:span text:style-name="T2">=</text:span> <text:span text:style-name="T5">extract_edns_payload_size</text:span><text:span text:style-name="T2">(query).</text:span><text:span text:style-name="T5">unwrap_or</text:span><text:span text:style-name="T2">(</text:span><text:span text:style-name="T4">4096</text:span><text:span text:style-name="T2">);</text:span></text:p>
      <text:p text:style-name="P1"/>
      <text:p text:style-name="P1"><text:s text:c="8"/><text:span text:style-name="T7">// Copy DO bit if present in request</text:span></text:p>
      <text:p text:style-name="P1"><text:s text:c="8"/><text:span text:style-name="T1">let</text:span> <text:span text:style-name="T2">do_bit</text:span> <text:span text:style-name="T2">=</text:span> <text:span text:style-name="T1">if</text:span> <text:span text:style-name="T2">query.</text:span><text:span text:style-name="T5">len</text:span><text:span text:style-name="T2">() &gt;=</text:span> <text:span text:style-name="T4">17</text:span> <text:span text:style-name="T2">{</text:span></text:p>
      <text:p text:style-name="P1"><text:s text:c="12"/><text:span text:style-name="T5">extract_do_bit</text:span><text:span text:style-name="T2">(query)</text:span></text:p>
      <text:p text:style-name="P1"><text:s text:c="8"/><text:span text:style-name="T2">}</text:span> <text:span text:style-name="T1">else</text:span> <text:span text:style-name="T2">{</text:span></text:p>
      <text:p text:style-name="P1"><text:s text:c="12"/><text:span text:style-name="T1">false</text:span></text:p>
      <text:p text:style-name="P1"><text:s text:c="8"/><text:span text:style-name="T2">};</text:span></text:p>
      <text:p text:style-name="P1"/>
      <text:p text:style-name="P1"><text:s text:c="8"/><text:span text:style-name="T7">// Add OPT record for EDNS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]);</text:span> <text:span text:style-name="T7">// Root domain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,</text:span> <text:span text:style-name="T4">0x29</text:span><text:span text:style-name="T2">]);</text:span> <text:span text:style-name="T7">// TYPE OPT</text:span></text:p>
      <text:p text:style-name="P1"><text:span text:style-name="T2"><text:s text:c="8"/>resp.</text:span><text:span text:style-name="T5">extend_from_slice</text:span><text:span text:style-name="T2">(&amp;opt_payload_size.</text:span><text:span text:style-name="T5">to_be_bytes</text:span><text:span text:style-name="T2">());</text:span> <text:span text:style-name="T7">// UDP payload size from request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]);</text:span> <text:span text:style-name="T7">// Extended RCODE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]);</text:span> <text:span text:style-name="T7">// EDNS version</text:span></text:p>
      <text:p text:style-name="P1"/>
      <text:p text:style-name="P1"><text:s text:c="8"/><text:span text:style-name="T1">if</text:span> <text:span text:style-name="T2">do_bit</text:span> <text:span text:style-name="T2">{</text:span></text:p>
      <text:p text:style-name="P1"><text:span text:style-name="T2"><text:s text:c="12"/>resp.</text:span><text:span text:style-name="T5">extend_from_slice</text:span><text:span text:style-name="T2">(&amp;[</text:span><text:span text:style-name="T4">0x80</text:span><text:span text:style-name="T2">,</text:span> <text:span text:style-name="T4">0x00</text:span><text:span text:style-name="T2">]);</text:span> <text:span text:style-name="T7">// Flags with DO bit set</text:span></text:p>
      <text:p text:style-name="P1"><text:s text:c="8"/><text:span text:style-name="T2">}</text:span> <text:span text:style-name="T1">else</text:span> <text:span text:style-name="T2">{</text:span></text:p>
      <text:p text:style-name="P1"><text:span text:style-name="T2"><text:s text:c="12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Flags with DO bit clear</text:span></text:p>
      <text:p text:style-name="P1"><text:s text:c="8"/><text:span text:style-name="T2">}</text:span></text:p>
      <text:p text:style-name="P1"/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RDATA length</text:span></text:p>
      <text:p text:style-name="P1"><text:s text:c="4"/><text:span text:style-name="T2">}</text:span></text:p>
      <text:p text:style-name="P1"/>
      <text:p text:style-name="P1"><text:s text:c="4"/><text:span text:style-name="T5">Some</text:span><text:span text:style-name="T2">(resp)</text:span></text:p>
      <text:p text:style-name="P1"><text:span text:style-name="T2">}</text:span></text:p>
      <text:p text:style-name="P1"><text:soft-page-break/></text:p>
      <text:p text:style-name="P1"><text:span text:style-name="T7">// Check if the query has an OPT record (EDNS)</text:span></text:p>
      <text:p text:style-name="P1"><text:span text:style-name="T1">fn</text:span> <text:span text:style-name="T5">has_opt_record</text:span><text:span text:style-name="T2">(query: &amp;[</text:span><text:span text:style-name="T3">u8</text:span><text:span text:style-name="T2">]) -&gt;</text:span> <text:span text:style-name="T2">bool</text:span> <text:span text:style-name="T2">{</text:span></text:p>
      <text:p text:style-name="P1"><text:s text:c="4"/><text:span text:style-name="T1">if</text:span> <text:span text:style-name="T2">query.</text:span><text:span text:style-name="T5">len</text:span><text:span text:style-name="T2">() &lt;</text:span> <text:span text:style-name="T4">12</text:span> <text:span text:style-name="T2">{</text:span></text:p>
      <text:p text:style-name="P1"><text:s text:c="8"/><text:span text:style-name="T1">return false</text:span><text:span text:style-name="T2">;</text:span></text:p>
      <text:p text:style-name="P1"><text:s text:c="4"/><text:span text:style-name="T2">}</text:span></text:p>
      <text:p text:style-name="P1"/>
      <text:p text:style-name="P1"><text:s text:c="4"/><text:span text:style-name="T7">// Get the number of additional records (ARCOUNT)</text:span></text:p>
      <text:p text:style-name="P1"><text:s text:c="4"/><text:span text:style-name="T1">let</text:span> <text:span text:style-name="T2">ar_count</text:span> <text:span text:style-name="T2">= ((query[</text:span><text:span text:style-name="T4">10</text:span><text:span text:style-name="T2">]</text:span> <text:span text:style-name="T1">as</text:span> <text:span text:style-name="T3">u16</text:span><text:span text:style-name="T2">) &lt;&lt;</text:span> <text:span text:style-name="T4">8</text:span><text:span text:style-name="T2">) |</text:span> <text:span text:style-name="T2">query[</text:span><text:span text:style-name="T4">11</text:span><text:span text:style-name="T2">]</text:span> <text:span text:style-name="T1">as</text:span> <text:span text:style-name="T3">u16</text:span><text:span text:style-name="T2">;</text:span></text:p>
      <text:p text:style-name="P1"><text:s text:c="4"/><text:span text:style-name="T1">if</text:span> <text:span text:style-name="T2">ar_count</text:span> <text:span text:style-name="T2">==</text:span> <text:span text:style-name="T4">0</text:span> <text:span text:style-name="T2">{</text:span></text:p>
      <text:p text:style-name="P1"><text:s text:c="8"/><text:span text:style-name="T1">return false</text:span><text:span text:style-name="T2">;</text:span></text:p>
      <text:p text:style-name="P1"><text:s text:c="4"/><text:span text:style-name="T2">}</text:span></text:p>
      <text:p text:style-name="P1"/>
      <text:p text:style-name="P1"><text:s text:c="4"/><text:span text:style-name="T7">// Skip the header and question section to find additional records</text:span></text:p>
      <text:p text:style-name="P1"><text:s text:c="4"/><text:span text:style-name="T1">let mut</text:span> <text:span text:style-name="T2">pos</text:span> <text:span text:style-name="T2">=</text:span> <text:span text:style-name="T4">12</text:span><text:span text:style-name="T2">;</text:span></text:p>
      <text:p text:style-name="P1"/>
      <text:p text:style-name="P1"><text:s text:c="4"/><text:span text:style-name="T7">// Skip QNAME</text:span></text:p>
      <text:p text:style-name="P1"><text:s text:c="4"/><text:span text:style-name="T1">loop</text:span> <text:span text:style-name="T2">{</text:span></text:p>
      <text:p text:style-name="P1"><text:s text:c="8"/><text:span text:style-name="T1">if</text:span> <text:span text:style-name="T2">pos</text:span> <text:span text:style-name="T2">&gt;=</text:span> <text:span text:style-name="T2">query.</text:span><text:span text:style-name="T5">len</text:span><text:span text:style-name="T2">() {</text:span></text:p>
      <text:p text:style-name="P1"><text:s text:c="12"/><text:span text:style-name="T1">return false</text:span><text:span text:style-name="T2">;</text:span></text:p>
      <text:p text:style-name="P1"><text:s text:c="8"/><text:span text:style-name="T2">}</text:span></text:p>
      <text:p text:style-name="P1"/>
      <text:p text:style-name="P1"><text:s text:c="8"/><text:span text:style-name="T1">let</text:span> <text:span text:style-name="T2">len</text:span> <text:span text:style-name="T2">=</text:span> <text:span text:style-name="T2">query[pos]</text:span> <text:span text:style-name="T1">as</text:span> <text:span text:style-name="T3">usize</text:span><text:span text:style-name="T2">;</text:span></text:p>
      <text:p text:style-name="P1"><text:s text:c="8"/><text:span text:style-name="T1">if</text:span> <text:span text:style-name="T2">len</text:span> <text:span text:style-name="T2">==</text:span> <text:span text:style-name="T4">0</text:span> <text:span text:style-name="T2">{</text:span></text:p>
      <text:p text:style-name="P1"><text:span text:style-name="T2"><text:s text:c="12"/>pos</text:span> <text:span text:style-name="T2">+=</text:span> <text:span text:style-name="T4">1</text:span><text:span text:style-name="T2">;</text:span></text:p>
      <text:p text:style-name="P1"><text:s text:c="12"/><text:span text:style-name="T1">break</text:span><text:span text:style-name="T2">;</text:span></text:p>
      <text:p text:style-name="P1"><text:s text:c="8"/><text:span text:style-name="T2">}</text:span></text:p>
      <text:p text:style-name="P1"/>
      <text:p text:style-name="P1"><text:span text:style-name="T2"><text:s text:c="8"/>pos</text:span> <text:span text:style-name="T2">+=</text:span> <text:span text:style-name="T2">len</text:span> <text:span text:style-name="T2">+</text:span> <text:span text:style-name="T4">1</text:span><text:span text:style-name="T2">;</text:span></text:p>
      <text:p text:style-name="P1"><text:s text:c="4"/><text:span text:style-name="T2">}</text:span></text:p>
      <text:p text:style-name="P1"/>
      <text:p text:style-name="P1"><text:s text:c="4"/><text:span text:style-name="T7">// Skip QTYPE and QCLASS</text:span></text:p>
      <text:p text:style-name="P1"><text:span text:style-name="T2"><text:s text:c="4"/>pos</text:span> <text:span text:style-name="T2">+=</text:span> <text:span text:style-name="T4">4</text:span><text:span text:style-name="T2">;</text:span></text:p>
      <text:p text:style-name="P1"/>
      <text:p text:style-name="P1"><text:s text:c="4"/><text:span text:style-name="T7">// Check if there's an OPT record (type 41) in additional records</text:span></text:p>
      <text:p text:style-name="P1"><text:s text:c="4"/><text:span text:style-name="T1">for</text:span> <text:span text:style-name="T2">_</text:span> <text:span text:style-name="T1">in</text:span> <text:span text:style-name="T4">0</text:span><text:span text:style-name="T2">..ar_count</text:span> <text:span text:style-name="T2">{</text:span></text:p>
      <text:p text:style-name="P1"><text:s text:c="8"/><text:span text:style-name="T1">if</text:span> <text:span text:style-name="T2">pos</text:span> <text:span text:style-name="T2">+</text:span> <text:span text:style-name="T4">2</text:span> <text:span text:style-name="T2">&gt;=</text:span> <text:span text:style-name="T2">query.</text:span><text:span text:style-name="T5">len</text:span><text:span text:style-name="T2">() {</text:span></text:p>
      <text:p text:style-name="P1"><text:s text:c="12"/><text:span text:style-name="T1">return false</text:span><text:span text:style-name="T2">;</text:span></text:p>
      <text:p text:style-name="P1"><text:s text:c="8"/><text:span text:style-name="T2">}</text:span></text:p>
      <text:p text:style-name="P1"/>
      <text:p text:style-name="P1"><text:s text:c="8"/><text:span text:style-name="T7">// Check for root domain (0x00) and OPT record type (0x0029)</text:span></text:p>
      <text:p text:style-name="P1"><text:s text:c="8"/><text:span text:style-name="T1">if</text:span> <text:span text:style-name="T2">query[pos] ==</text:span> <text:span text:style-name="T4">0x00</text:span> <text:span text:style-name="T2">&amp;&amp;</text:span> <text:span text:style-name="T2">pos</text:span> <text:span text:style-name="T2">+</text:span> <text:span text:style-name="T4">5</text:span> <text:span text:style-name="T2">&lt;</text:span> <text:span text:style-name="T2">query.</text:span><text:span text:style-name="T5">len</text:span><text:span text:style-name="T2">() &amp;&amp;</text:span> <text:span text:style-name="T2">query[pos+</text:span><text:span text:style-name="T4">1</text:span><text:span text:style-name="T2">] ==</text:span> <text:span text:style-name="T4">0x00</text:span> <text:span text:style-name="T2">&amp;&amp;</text:span> <text:span text:style-name="T2">query[pos+</text:span><text:span text:style-name="T4">2</text:span><text:span text:style-name="T2">] ==</text:span> <text:span text:style-name="T4">0x29</text:span> <text:span text:style-name="T2">{</text:span></text:p>
      <text:p text:style-name="P1"><text:s text:c="12"/><text:span text:style-name="T1">return true</text:span><text:span text:style-name="T2">;</text:span></text:p>
      <text:p text:style-name="P1"><text:s text:c="8"/><text:span text:style-name="T2">}</text:span></text:p>
      <text:p text:style-name="P1"/>
      <text:p text:style-name="P1"><text:s text:c="8"/><text:span text:style-name="T7">// Skip this record</text:span></text:p>
      <text:p text:style-name="P1"><text:s text:c="8"/><text:span text:style-name="T7">// For non-OPT records, we need to skip to the next record, which is complex</text:span></text:p>
      <text:p text:style-name="P1"><text:s text:c="8"/><text:span text:style-name="T7">// This is a simplified approach</text:span></text:p>
      <text:p text:style-name="P1"><text:span text:style-name="T2"><text:s text:c="8"/>pos</text:span> <text:span text:style-name="T2">+=</text:span> <text:span text:style-name="T4">1</text:span><text:span text:style-name="T2">;</text:span></text:p>
      <text:p text:style-name="P1"/>
      <text:p text:style-name="P1"><text:s text:c="8"/><text:span text:style-name="T7">// Find the end of the name field</text:span></text:p>
      <text:p text:style-name="P1"><text:s text:c="8"/><text:span text:style-name="T1">while</text:span> <text:span text:style-name="T2">pos</text:span> <text:span text:style-name="T2">&lt;</text:span> <text:span text:style-name="T2">query.</text:span><text:span text:style-name="T5">len</text:span><text:span text:style-name="T2">() &amp;&amp;</text:span> <text:span text:style-name="T2">query[pos] !=</text:span> <text:span text:style-name="T4">0</text:span> <text:span text:style-name="T2">{</text:span></text:p>
      <text:p text:style-name="P1"><text:s text:c="12"/><text:span text:style-name="T7">// Handle compression pointers</text:span></text:p>
      <text:p text:style-name="P1"><text:s text:c="12"/><text:span text:style-name="T1">if</text:span> <text:span text:style-name="T2">(query[pos] &amp;</text:span> <text:span text:style-name="T4">0xC0</text:span><text:span text:style-name="T2">) ==</text:span> <text:span text:style-name="T4">0xC0</text:span> <text:span text:style-name="T2">{</text:span></text:p>
      <text:p text:style-name="P1"><text:span text:style-name="T2"><text:s text:c="16"/>pos</text:span> <text:span text:style-name="T2">+=</text:span> <text:span text:style-name="T4">2</text:span><text:span text:style-name="T2">;</text:span></text:p>
      <text:p text:style-name="P1"><text:s text:c="16"/><text:span text:style-name="T1">break</text:span><text:span text:style-name="T2">;</text:span></text:p>
      <text:p text:style-name="P1"><text:s text:c="12"/><text:span text:style-name="T2">}</text:span></text:p>
      <text:p text:style-name="P1"/>
      <text:p text:style-name="P1"><text:s text:c="12"/><text:span text:style-name="T7">// Regular label</text:span></text:p>
      <text:p text:style-name="P1"><text:s text:c="12"/><text:span text:style-name="T1">let</text:span> <text:span text:style-name="T2">label_len</text:span> <text:span text:style-name="T2">=</text:span> <text:span text:style-name="T2">query[pos]</text:span> <text:span text:style-name="T1">as</text:span> <text:span text:style-name="T3">usize</text:span><text:span text:style-name="T2">;</text:span></text:p>
      <text:p text:style-name="P1"><text:span text:style-name="T2"><text:s text:c="12"/>pos</text:span> <text:span text:style-name="T2">+=</text:span> <text:span text:style-name="T2">label_len</text:span> <text:span text:style-name="T2">+</text:span> <text:span text:style-name="T4">1</text:span><text:span text:style-name="T2">;</text:span></text:p>
      <text:p text:style-name="P1"><text:s text:c="8"/><text:span text:style-name="T2">}</text:span></text:p>
      <text:p text:style-name="P1"/>
      <text:p text:style-name="P1"><text:s text:c="8"/><text:span text:style-name="T7">// Skip type, class, TTL, and RDLENGTH + RDATA</text:span></text:p>
      <text:p text:style-name="P1"><text:s text:c="8"/><text:span text:style-name="T1">if</text:span> <text:span text:style-name="T2">pos</text:span> <text:span text:style-name="T2">+</text:span> <text:span text:style-name="T4">10</text:span> <text:span text:style-name="T2">&lt;=</text:span> <text:span text:style-name="T2">query.</text:span><text:span text:style-name="T5">len</text:span><text:span text:style-name="T2">() {</text:span></text:p>
      <text:p text:style-name="P1"><text:s text:c="12"/><text:span text:style-name="T1">let</text:span> <text:span text:style-name="T2">rd_length</text:span> <text:span text:style-name="T2">= ((query[pos+</text:span><text:span text:style-name="T4">8</text:span><text:span text:style-name="T2">]</text:span> <text:span text:style-name="T1">as</text:span> <text:span text:style-name="T3">u16</text:span><text:span text:style-name="T2">) &lt;&lt;</text:span> <text:span text:style-name="T4">8</text:span><text:span text:style-name="T2">) |</text:span> <text:span text:style-name="T2">query[pos+</text:span><text:span text:style-name="T4">9</text:span><text:span text:style-name="T2">]</text:span> <text:span text:style-name="T1">as</text:span> <text:span text:style-name="T3">u16</text:span><text:span text:style-name="T2">;</text:span></text:p>
      <text:p text:style-name="P1"><text:span text:style-name="T2"><text:s text:c="12"/>pos</text:span> <text:span text:style-name="T2">+=</text:span> <text:span text:style-name="T4">10</text:span> <text:span text:style-name="T2">+</text:span> <text:span text:style-name="T2">rd_length</text:span> <text:span text:style-name="T1">as</text:span> <text:span text:style-name="T3">usize</text:span><text:span text:style-name="T2">;</text:span></text:p>
      <text:p text:style-name="P1"><text:s text:c="8"/><text:span text:style-name="T2">}</text:span> <text:span text:style-name="T1">else</text:span> <text:span text:style-name="T2">{</text:span></text:p>
      <text:p text:style-name="P1"><text:s text:c="12"/><text:span text:style-name="T1">return false</text:span><text:span text:style-name="T2">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1">false</text:span></text:p>
      <text:p text:style-name="P1"><text:span text:style-name="T2">}</text:span></text:p>
      <text:p text:style-name="P1"/>
      <text:p text:style-name="P1"><text:span text:style-name="T7">// Extract the payload size from an EDNS query</text:span></text:p>
      <text:p text:style-name="P1"><text:span text:style-name="T1">fn</text:span> <text:span text:style-name="T5">extract_edns_payload_size</text:span><text:span text:style-name="T2">(query: &amp;[</text:span><text:span text:style-name="T3">u8</text:span><text:span text:style-name="T2">]) -&gt;</text:span> <text:span text:style-name="T2">Option&lt;</text:span><text:span text:style-name="T3">u16</text:span><text:span text:style-name="T2">&gt; {</text:span></text:p>
      <text:p text:style-name="P1"><text:soft-page-break/><text:s text:c="4"/><text:span text:style-name="T1">if</text:span> <text:span text:style-name="T2">query.</text:span><text:span text:style-name="T5">len</text:span><text:span text:style-name="T2">() &lt;</text:span> <text:span text:style-name="T4">12</text:span> <text:span text:style-name="T2">{</text:span></text:p>
      <text:p text:style-name="P1"><text:s text:c="8"/><text:span text:style-name="T1">return</text:span> <text:span text:style-name="T2">None;</text:span></text:p>
      <text:p text:style-name="P1"><text:s text:c="4"/><text:span text:style-name="T2">}</text:span></text:p>
      <text:p text:style-name="P1"/>
      <text:p text:style-name="P1"><text:s text:c="4"/><text:span text:style-name="T7">// Get the number of additional records (ARCOUNT)</text:span></text:p>
      <text:p text:style-name="P1"><text:s text:c="4"/><text:span text:style-name="T1">let</text:span> <text:span text:style-name="T2">ar_count</text:span> <text:span text:style-name="T2">= ((query[</text:span><text:span text:style-name="T4">10</text:span><text:span text:style-name="T2">]</text:span> <text:span text:style-name="T1">as</text:span> <text:span text:style-name="T3">u16</text:span><text:span text:style-name="T2">) &lt;&lt;</text:span> <text:span text:style-name="T4">8</text:span><text:span text:style-name="T2">) |</text:span> <text:span text:style-name="T2">query[</text:span><text:span text:style-name="T4">11</text:span><text:span text:style-name="T2">]</text:span> <text:span text:style-name="T1">as</text:span> <text:span text:style-name="T3">u16</text:span><text:span text:style-name="T2">;</text:span></text:p>
      <text:p text:style-name="P1"><text:s text:c="4"/><text:span text:style-name="T1">if</text:span> <text:span text:style-name="T2">ar_count</text:span> <text:span text:style-name="T2">==</text:span> <text:span text:style-name="T4">0</text:span> <text:span text:style-name="T2">{</text:span></text:p>
      <text:p text:style-name="P1"><text:s text:c="8"/><text:span text:style-name="T1">return</text:span> <text:span text:style-name="T2">None;</text:span></text:p>
      <text:p text:style-name="P1"><text:s text:c="4"/><text:span text:style-name="T2">}</text:span></text:p>
      <text:p text:style-name="P1"/>
      <text:p text:style-name="P1"><text:s text:c="4"/><text:span text:style-name="T7">// Skip the header and question section to find additional records</text:span></text:p>
      <text:p text:style-name="P1"><text:s text:c="4"/><text:span text:style-name="T1">let mut</text:span> <text:span text:style-name="T2">pos</text:span> <text:span text:style-name="T2">=</text:span> <text:span text:style-name="T4">12</text:span><text:span text:style-name="T2">;</text:span></text:p>
      <text:p text:style-name="P1"/>
      <text:p text:style-name="P1"><text:s text:c="4"/><text:span text:style-name="T7">// Skip QNAME</text:span></text:p>
      <text:p text:style-name="P1"><text:s text:c="4"/><text:span text:style-name="T1">loop</text:span> <text:span text:style-name="T2">{</text:span></text:p>
      <text:p text:style-name="P1"><text:s text:c="8"/><text:span text:style-name="T1">if</text:span> <text:span text:style-name="T2">pos</text:span> <text:span text:style-name="T2">&gt;=</text:span> <text:span text:style-name="T2">query.</text:span><text:span text:style-name="T5">len</text:span><text:span text:style-name="T2">() {</text:span></text:p>
      <text:p text:style-name="P1"><text:s text:c="12"/><text:span text:style-name="T1">return</text:span> <text:span text:style-name="T2">None;</text:span></text:p>
      <text:p text:style-name="P1"><text:s text:c="8"/><text:span text:style-name="T2">}</text:span></text:p>
      <text:p text:style-name="P1"/>
      <text:p text:style-name="P1"><text:s text:c="8"/><text:span text:style-name="T1">let</text:span> <text:span text:style-name="T2">len</text:span> <text:span text:style-name="T2">=</text:span> <text:span text:style-name="T2">query[pos]</text:span> <text:span text:style-name="T1">as</text:span> <text:span text:style-name="T3">usize</text:span><text:span text:style-name="T2">;</text:span></text:p>
      <text:p text:style-name="P1"><text:s text:c="8"/><text:span text:style-name="T1">if</text:span> <text:span text:style-name="T2">len</text:span> <text:span text:style-name="T2">==</text:span> <text:span text:style-name="T4">0</text:span> <text:span text:style-name="T2">{</text:span></text:p>
      <text:p text:style-name="P1"><text:span text:style-name="T2"><text:s text:c="12"/>pos</text:span> <text:span text:style-name="T2">+=</text:span> <text:span text:style-name="T4">1</text:span><text:span text:style-name="T2">;</text:span></text:p>
      <text:p text:style-name="P1"><text:s text:c="12"/><text:span text:style-name="T1">break</text:span><text:span text:style-name="T2">;</text:span></text:p>
      <text:p text:style-name="P1"><text:s text:c="8"/><text:span text:style-name="T2">}</text:span></text:p>
      <text:p text:style-name="P1"/>
      <text:p text:style-name="P1"><text:span text:style-name="T2"><text:s text:c="8"/>pos</text:span> <text:span text:style-name="T2">+=</text:span> <text:span text:style-name="T2">len</text:span> <text:span text:style-name="T2">+</text:span> <text:span text:style-name="T4">1</text:span><text:span text:style-name="T2">;</text:span></text:p>
      <text:p text:style-name="P1"><text:s text:c="4"/><text:span text:style-name="T2">}</text:span></text:p>
      <text:p text:style-name="P1"/>
      <text:p text:style-name="P1"><text:s text:c="4"/><text:span text:style-name="T7">// Skip QTYPE and QCLASS</text:span></text:p>
      <text:p text:style-name="P1"><text:span text:style-name="T2"><text:s text:c="4"/>pos</text:span> <text:span text:style-name="T2">+=</text:span> <text:span text:style-name="T4">4</text:span><text:span text:style-name="T2">;</text:span></text:p>
      <text:p text:style-name="P1"/>
      <text:p text:style-name="P1"><text:s text:c="4"/><text:span text:style-name="T7">// Look for OPT record</text:span></text:p>
      <text:p text:style-name="P1"><text:s text:c="4"/><text:span text:style-name="T1">for</text:span> <text:span text:style-name="T2">_</text:span> <text:span text:style-name="T1">in</text:span> <text:span text:style-name="T4">0</text:span><text:span text:style-name="T2">..ar_count</text:span> <text:span text:style-name="T2">{</text:span></text:p>
      <text:p text:style-name="P1"><text:s text:c="8"/><text:span text:style-name="T1">if</text:span> <text:span text:style-name="T2">pos</text:span> <text:span text:style-name="T2">+</text:span> <text:span text:style-name="T4">2</text:span> <text:span text:style-name="T2">&gt;=</text:span> <text:span text:style-name="T2">query.</text:span><text:span text:style-name="T5">len</text:span><text:span text:style-name="T2">() {</text:span></text:p>
      <text:p text:style-name="P1"><text:s text:c="12"/><text:span text:style-name="T1">return</text:span> <text:span text:style-name="T2">None;</text:span></text:p>
      <text:p text:style-name="P1"><text:s text:c="8"/><text:span text:style-name="T2">}</text:span></text:p>
      <text:p text:style-name="P1"/>
      <text:p text:style-name="P1"><text:s text:c="8"/><text:span text:style-name="T7">// Check for root domain (0x00) and OPT record type (0x0029)</text:span></text:p>
      <text:p text:style-name="P1"><text:s text:c="8"/><text:span text:style-name="T1">if</text:span> <text:span text:style-name="T2">query[pos] ==</text:span> <text:span text:style-name="T4">0x00</text:span> <text:span text:style-name="T2">&amp;&amp;</text:span> <text:span text:style-name="T2">pos</text:span> <text:span text:style-name="T2">+</text:span> <text:span text:style-name="T4">5</text:span> <text:span text:style-name="T2">&lt;</text:span> <text:span text:style-name="T2">query.</text:span><text:span text:style-name="T5">len</text:span><text:span text:style-name="T2">() &amp;&amp;</text:span> <text:span text:style-name="T2">query[pos+</text:span><text:span text:style-name="T4">1</text:span><text:span text:style-name="T2">] ==</text:span> <text:span text:style-name="T4">0x00</text:span> <text:span text:style-name="T2">&amp;&amp;</text:span> <text:span text:style-name="T2">query[pos+</text:span><text:span text:style-name="T4">2</text:span><text:span text:style-name="T2">] ==</text:span> <text:span text:style-name="T4">0x29</text:span> <text:span text:style-name="T2">{</text:span></text:p>
      <text:p text:style-name="P1"><text:s text:c="12"/><text:span text:style-name="T7">// Extract UDP payload size (CLASS field in OPT)</text:span></text:p>
      <text:p text:style-name="P1"><text:s text:c="12"/><text:span text:style-name="T1">if</text:span> <text:span text:style-name="T2">pos</text:span> <text:span text:style-name="T2">+</text:span> <text:span text:style-name="T4">4</text:span> <text:span text:style-name="T2">&lt;</text:span> <text:span text:style-name="T2">query.</text:span><text:span text:style-name="T5">len</text:span><text:span text:style-name="T2">() {</text:span></text:p>
      <text:p text:style-name="P1"><text:s text:c="16"/><text:span text:style-name="T1">return</text:span> <text:span text:style-name="T5">Some</text:span><text:span text:style-name="T2">(((query[pos+</text:span><text:span text:style-name="T4">3</text:span><text:span text:style-name="T2">]</text:span> <text:span text:style-name="T1">as</text:span> <text:span text:style-name="T3">u16</text:span><text:span text:style-name="T2">) &lt;&lt;</text:span> <text:span text:style-name="T4">8</text:span><text:span text:style-name="T2">) |</text:span> <text:span text:style-name="T2">query[pos+</text:span><text:span text:style-name="T4">4</text:span><text:span text:style-name="T2">]</text:span> <text:span text:style-name="T1">as</text:span> <text:span text:style-name="T3">u16</text:span><text:span text:style-name="T2">);</text:span></text:p>
      <text:p text:style-name="P1"><text:s text:c="12"/><text:span text:style-name="T2">}</text:span></text:p>
      <text:p text:style-name="P1"><text:s text:c="12"/><text:span text:style-name="T1">return</text:span> <text:span text:style-name="T5">Some</text:span><text:span text:style-name="T2">(</text:span><text:span text:style-name="T4">4096</text:span><text:span text:style-name="T2">);</text:span> <text:span text:style-name="T7">// Default if we can't read it</text:span></text:p>
      <text:p text:style-name="P1"><text:s text:c="8"/><text:span text:style-name="T2">}</text:span></text:p>
      <text:p text:style-name="P1"/>
      <text:p text:style-name="P1"><text:s text:c="8"/><text:span text:style-name="T7">// Skip this record (simplified approach)</text:span></text:p>
      <text:p text:style-name="P1"><text:span text:style-name="T2"><text:s text:c="8"/>pos</text:span> <text:span text:style-name="T2">+=</text:span> <text:span text:style-name="T4">1</text:span><text:span text:style-name="T2">;</text:span></text:p>
      <text:p text:style-name="P1"/>
      <text:p text:style-name="P1"><text:s text:c="8"/><text:span text:style-name="T7">// Find the end of the name field</text:span></text:p>
      <text:p text:style-name="P1"><text:s text:c="8"/><text:span text:style-name="T1">while</text:span> <text:span text:style-name="T2">pos</text:span> <text:span text:style-name="T2">&lt;</text:span> <text:span text:style-name="T2">query.</text:span><text:span text:style-name="T5">len</text:span><text:span text:style-name="T2">() &amp;&amp;</text:span> <text:span text:style-name="T2">query[pos] !=</text:span> <text:span text:style-name="T4">0</text:span> <text:span text:style-name="T2">{</text:span></text:p>
      <text:p text:style-name="P1"><text:s text:c="12"/><text:span text:style-name="T7">// Handle compression pointers</text:span></text:p>
      <text:p text:style-name="P1"><text:s text:c="12"/><text:span text:style-name="T1">if</text:span> <text:span text:style-name="T2">(query[pos] &amp;</text:span> <text:span text:style-name="T4">0xC0</text:span><text:span text:style-name="T2">) ==</text:span> <text:span text:style-name="T4">0xC0</text:span> <text:span text:style-name="T2">{</text:span></text:p>
      <text:p text:style-name="P1"><text:span text:style-name="T2"><text:s text:c="16"/>pos</text:span> <text:span text:style-name="T2">+=</text:span> <text:span text:style-name="T4">2</text:span><text:span text:style-name="T2">;</text:span></text:p>
      <text:p text:style-name="P1"><text:s text:c="16"/><text:span text:style-name="T1">break</text:span><text:span text:style-name="T2">;</text:span></text:p>
      <text:p text:style-name="P1"><text:s text:c="12"/><text:span text:style-name="T2">}</text:span></text:p>
      <text:p text:style-name="P1"/>
      <text:p text:style-name="P1"><text:s text:c="12"/><text:span text:style-name="T7">// Regular label</text:span></text:p>
      <text:p text:style-name="P1"><text:s text:c="12"/><text:span text:style-name="T1">let</text:span> <text:span text:style-name="T2">label_len</text:span> <text:span text:style-name="T2">=</text:span> <text:span text:style-name="T2">query[pos]</text:span> <text:span text:style-name="T1">as</text:span> <text:span text:style-name="T3">usize</text:span><text:span text:style-name="T2">;</text:span></text:p>
      <text:p text:style-name="P1"><text:span text:style-name="T2"><text:s text:c="12"/>pos</text:span> <text:span text:style-name="T2">+=</text:span> <text:span text:style-name="T2">label_len</text:span> <text:span text:style-name="T2">+</text:span> <text:span text:style-name="T4">1</text:span><text:span text:style-name="T2">;</text:span></text:p>
      <text:p text:style-name="P1"><text:s text:c="8"/><text:span text:style-name="T2">}</text:span></text:p>
      <text:p text:style-name="P1"/>
      <text:p text:style-name="P1"><text:s text:c="8"/><text:span text:style-name="T7">// Skip type, class, TTL, and RDLENGTH + RDATA</text:span></text:p>
      <text:p text:style-name="P1"><text:s text:c="8"/><text:span text:style-name="T1">if</text:span> <text:span text:style-name="T2">pos</text:span> <text:span text:style-name="T2">+</text:span> <text:span text:style-name="T4">10</text:span> <text:span text:style-name="T2">&lt;=</text:span> <text:span text:style-name="T2">query.</text:span><text:span text:style-name="T5">len</text:span><text:span text:style-name="T2">() {</text:span></text:p>
      <text:p text:style-name="P1"><text:s text:c="12"/><text:span text:style-name="T1">let</text:span> <text:span text:style-name="T2">rd_length</text:span> <text:span text:style-name="T2">= ((query[pos+</text:span><text:span text:style-name="T4">8</text:span><text:span text:style-name="T2">]</text:span> <text:span text:style-name="T1">as</text:span> <text:span text:style-name="T3">u16</text:span><text:span text:style-name="T2">) &lt;&lt;</text:span> <text:span text:style-name="T4">8</text:span><text:span text:style-name="T2">) |</text:span> <text:span text:style-name="T2">query[pos+</text:span><text:span text:style-name="T4">9</text:span><text:span text:style-name="T2">]</text:span> <text:span text:style-name="T1">as</text:span> <text:span text:style-name="T3">u16</text:span><text:span text:style-name="T2">;</text:span></text:p>
      <text:p text:style-name="P1"><text:span text:style-name="T2"><text:s text:c="12"/>pos</text:span> <text:span text:style-name="T2">+=</text:span> <text:span text:style-name="T4">10</text:span> <text:span text:style-name="T2">+</text:span> <text:span text:style-name="T2">rd_length</text:span> <text:span text:style-name="T1">as</text:span> <text:span text:style-name="T3">usize</text:span><text:span text:style-name="T2">;</text:span></text:p>
      <text:p text:style-name="P1"><text:s text:c="8"/><text:span text:style-name="T2">}</text:span> <text:span text:style-name="T1">else</text:span> <text:span text:style-name="T2">{</text:span></text:p>
      <text:p text:style-name="P1"><text:s text:c="12"/><text:span text:style-name="T1">return</text:span> <text:span text:style-name="T2">None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pan text:style-name="T2"><text:s text:c="4"/>None</text:span></text:p>
      <text:p text:style-name="P1"><text:span text:style-name="T2">}</text:span></text:p>
      <text:p text:style-name="P1"/>
      <text:p text:style-name="P1"><text:span text:style-name="T1">fn</text:span> <text:span text:style-name="T5">extract_do_bit</text:span><text:span text:style-name="T2">(query: &amp;[</text:span><text:span text:style-name="T3">u8</text:span><text:span text:style-name="T2">]) -&gt;</text:span> <text:span text:style-name="T2">bool</text:span> <text:span text:style-name="T2">{</text:span></text:p>
      <text:p text:style-name="P1"><text:s text:c="4"/><text:span text:style-name="T7">// The DO bit is the highest bit in the second byte of the OPT record flags</text:span></text:p>
      <text:p text:style-name="P1"><text:s text:c="4"/><text:span text:style-name="T7">// Find the OPT record first (Type = 41 = 0x29)</text:span></text:p>
      <text:p text:style-name="P1"><text:soft-page-break/><text:s text:c="4"/><text:span text:style-name="T1">let mut</text:span> <text:span text:style-name="T2">pos</text:span> <text:span text:style-name="T2">=</text:span> <text:span text:style-name="T4">12</text:span><text:span text:style-name="T2">;</text:span> <text:span text:style-name="T7">// Skip header</text:span></text:p>
      <text:p text:style-name="P1"/>
      <text:p text:style-name="P1"><text:s text:c="4"/><text:span text:style-name="T7">// Skip question section</text:span></text:p>
      <text:p text:style-name="P1"><text:s text:c="4"/><text:span text:style-name="T1">while</text:span> <text:span text:style-name="T2">pos</text:span> <text:span text:style-name="T2">&lt;</text:span> <text:span text:style-name="T2">query.</text:span><text:span text:style-name="T5">len</text:span><text:span text:style-name="T2">() &amp;&amp;</text:span> <text:span text:style-name="T2">query[pos] !=</text:span> <text:span text:style-name="T4">0</text:span> <text:span text:style-name="T2">{</text:span></text:p>
      <text:p text:style-name="P1"><text:span text:style-name="T2"><text:s text:c="8"/>pos</text:span> <text:span text:style-name="T2">+=</text:span> <text:span text:style-name="T4">1</text:span><text:span text:style-name="T2">;</text:span></text:p>
      <text:p text:style-name="P1"><text:s text:c="4"/><text:span text:style-name="T2">}</text:span></text:p>
      <text:p text:style-name="P1"><text:span text:style-name="T2"><text:s text:c="4"/>pos</text:span> <text:span text:style-name="T2">+=</text:span> <text:span text:style-name="T4">5</text:span><text:span text:style-name="T2">;</text:span> <text:span text:style-name="T7">// Skip null terminator (1) + QTYPE (2) + QCLASS (2)</text:span></text:p>
      <text:p text:style-name="P1"/>
      <text:p text:style-name="P1"><text:s text:c="4"/><text:span text:style-name="T7">// Look for OPT record</text:span></text:p>
      <text:p text:style-name="P1"><text:s text:c="4"/><text:span text:style-name="T1">while</text:span> <text:span text:style-name="T2">pos</text:span> <text:span text:style-name="T2">+</text:span> <text:span text:style-name="T4">11</text:span> <text:span text:style-name="T2">&lt;=</text:span> <text:span text:style-name="T2">query.</text:span><text:span text:style-name="T5">len</text:span><text:span text:style-name="T2">() {</text:span></text:p>
      <text:p text:style-name="P1"><text:s text:c="8"/><text:span text:style-name="T1">if</text:span> <text:span text:style-name="T2">query[pos] ==</text:span> <text:span text:style-name="T4">0</text:span> <text:span text:style-name="T2">&amp;&amp;</text:span> <text:span text:style-name="T7">// Root domain name</text:span></text:p>
      <text:p text:style-name="P1"><text:span text:style-name="T2"><text:s text:c="12"/>query[pos</text:span> <text:span text:style-name="T2">+</text:span> <text:span text:style-name="T4">1</text:span><text:span text:style-name="T2">] ==</text:span> <text:span text:style-name="T4">0</text:span> <text:span text:style-name="T2">&amp;&amp;</text:span> <text:span text:style-name="T2">query[pos</text:span> <text:span text:style-name="T2">+</text:span> <text:span text:style-name="T4">2</text:span><text:span text:style-name="T2">] ==</text:span> <text:span text:style-name="T4">0x29</text:span> <text:span text:style-name="T2">{</text:span> <text:span text:style-name="T7">// Type OPT</text:span></text:p>
      <text:p text:style-name="P1"><text:s text:c="12"/><text:span text:style-name="T7">// The DO bit is in the flags section, 9 bytes after the start of the OPT record</text:span></text:p>
      <text:p text:style-name="P1"><text:s text:c="12"/><text:span text:style-name="T1">return</text:span> <text:span text:style-name="T2">pos</text:span> <text:span text:style-name="T2">+</text:span> <text:span text:style-name="T4">9</text:span> <text:span text:style-name="T2">&lt;</text:span> <text:span text:style-name="T2">query.</text:span><text:span text:style-name="T5">len</text:span><text:span text:style-name="T2">() &amp;&amp; (query[pos</text:span> <text:span text:style-name="T2">+</text:span> <text:span text:style-name="T4">9</text:span><text:span text:style-name="T2">] &amp;</text:span> <text:span text:style-name="T4">0x80</text:span><text:span text:style-name="T2">) !=</text:span> <text:span text:style-name="T4">0</text:span><text:span text:style-name="T2">;</text:span></text:p>
      <text:p text:style-name="P1"><text:s text:c="8"/><text:span text:style-name="T2">}</text:span></text:p>
      <text:p text:style-name="P1"><text:s text:c="8"/><text:span text:style-name="T7">// Skip this record</text:span></text:p>
      <text:p text:style-name="P1"><text:s text:c="8"/><text:span text:style-name="T1">if</text:span> <text:span text:style-name="T2">pos</text:span> <text:span text:style-name="T2">+</text:span> <text:span text:style-name="T4">10</text:span> <text:span text:style-name="T2">&gt;=</text:span> <text:span text:style-name="T2">query.</text:span><text:span text:style-name="T5">len</text:span><text:span text:style-name="T2">() {</text:span> <text:span text:style-name="T1">break</text:span><text:span text:style-name="T2">; }</text:span></text:p>
      <text:p text:style-name="P1"><text:s text:c="8"/><text:span text:style-name="T1">let</text:span> <text:span text:style-name="T2">rdlength</text:span> <text:span text:style-name="T2">= ((query[pos</text:span> <text:span text:style-name="T2">+</text:span> <text:span text:style-name="T4">8</text:span><text:span text:style-name="T2">]</text:span> <text:span text:style-name="T1">as</text:span> <text:span text:style-name="T3">usize</text:span><text:span text:style-name="T2">) &lt;&lt;</text:span> <text:span text:style-name="T4">8</text:span><text:span text:style-name="T2">) |</text:span> <text:span text:style-name="T2">query[pos</text:span> <text:span text:style-name="T2">+</text:span> <text:span text:style-name="T4">9</text:span><text:span text:style-name="T2">]</text:span> <text:span text:style-name="T1">as</text:span> <text:span text:style-name="T3">usize</text:span><text:span text:style-name="T2">;</text:span></text:p>
      <text:p text:style-name="P1"><text:span text:style-name="T2"><text:s text:c="8"/>pos</text:span> <text:span text:style-name="T2">+=</text:span> <text:span text:style-name="T4">10</text:span> <text:span text:style-name="T2">+</text:span> <text:span text:style-name="T2">rdlength;</text:span></text:p>
      <text:p text:style-name="P1"><text:s text:c="4"/><text:span text:style-name="T2">}</text:span></text:p>
      <text:p text:style-name="P1"/>
      <text:p text:style-name="P1"><text:s text:c="4"/><text:span text:style-name="T1">false</text:span> <text:span text:style-name="T7">// No OPT record found or no DO bit set</text:span></text:p>
      <text:p text:style-name="P1"><text:span text:style-name="T2">}</text:span></text:p>
      <text:p text:style-name="P1"/>
      <text:p text:style-name="P1"><text:span text:style-name="T7">/// Helper function to encode domain names</text:span></text:p>
      <text:p text:style-name="P1"><text:span text:style-name="T1">fn</text:span> <text:span text:style-name="T5">encode_dns_name</text:span><text:span text:style-name="T2">(name: &amp;</text:span><text:span text:style-name="T3">str</text:span><text:span text:style-name="T2">) -&gt;</text:span> <text:span text:style-name="T2">Vec&lt;</text:span><text:span text:style-name="T3">u8</text:span><text:span text:style-name="T2">&gt; {</text:span></text:p>
      <text:p text:style-name="P1"><text:s text:c="4"/><text:span text:style-name="T1">let mut</text:span> <text:span text:style-name="T2">out</text:span> <text:span text:style-name="T2">=</text:span> <text:span text:style-name="T2">Vec::</text:span><text:span text:style-name="T5">new</text:span><text:span text:style-name="T2">();</text:span></text:p>
      <text:p text:style-name="P1"><text:s text:c="4"/><text:span text:style-name="T1">for</text:span> <text:span text:style-name="T2">part</text:span> <text:span text:style-name="T1">in</text:span> <text:span text:style-name="T2">name.</text:span><text:span text:style-name="T5">trim_end_matches</text:span><text:span text:style-name="T2">('.').</text:span><text:span text:style-name="T5">split</text:span><text:span text:style-name="T2">('.') {</text:span></text:p>
      <text:p text:style-name="P1"><text:s text:c="8"/><text:span text:style-name="T1">if</text:span> <text:span text:style-name="T2">part.</text:span><text:span text:style-name="T5">len</text:span><text:span text:style-name="T2">() &gt;</text:span> <text:span text:style-name="T4">63</text:span> <text:span text:style-name="T2">{</text:span></text:p>
      <text:p text:style-name="P1"><text:s text:c="12"/><text:span text:style-name="T1">continue</text:span><text:span text:style-name="T2">;</text:span> <text:span text:style-name="T7">// Skip invalid labels</text:span></text:p>
      <text:p text:style-name="P1"><text:s text:c="8"/><text:span text:style-name="T2">}</text:span></text:p>
      <text:p text:style-name="P1"><text:span text:style-name="T2"><text:s text:c="8"/>out.</text:span><text:span text:style-name="T5">push</text:span><text:span text:style-name="T2">(part.</text:span><text:span text:style-name="T5">len</text:span><text:span text:style-name="T2">()</text:span> <text:span text:style-name="T1">as</text:span> <text:span text:style-name="T3">u8</text:span><text:span text:style-name="T2">);</text:span></text:p>
      <text:p text:style-name="P1"><text:span text:style-name="T2"><text:s text:c="8"/>out.</text:span><text:span text:style-name="T5">extend_from_slice</text:span><text:span text:style-name="T2">(part.</text:span><text:span text:style-name="T5">as_bytes</text:span><text:span text:style-name="T2">());</text:span></text:p>
      <text:p text:style-name="P1"><text:s text:c="4"/><text:span text:style-name="T2">}</text:span></text:p>
      <text:p text:style-name="P1"><text:span text:style-name="T2"><text:s text:c="4"/>out.</text:span><text:span text:style-name="T5">push</text:span><text:span text:style-name="T2">(</text:span><text:span text:style-name="T4">0</text:span><text:span text:style-name="T2">);</text:span> <text:span text:style-name="T7">// Null terminator</text:span></text:p>
      <text:p text:style-name="P1"><text:span text:style-name="T2"><text:s text:c="4"/>out</text:span></text:p>
      <text:p text:style-name="P1"><text:span text:style-name="T2">}</text:span></text:p>
      <text:p text:style-name="P1"/>
      <text:p text:style-name="P1"><text:span text:style-name="T7">// Add this new struct to properly track zone information</text:span></text:p>
      <text:p text:style-name="P1"><text:span text:style-name="T2">#[</text:span><text:span text:style-name="T5">derive</text:span><text:span text:style-name="T2">(Debug,</text:span> <text:span text:style-name="T2">Clone)]</text:span></text:p>
      <text:p text:style-name="P1"><text:span text:style-name="T3">struct</text:span> <text:span text:style-name="T2">ZoneInfo</text:span> <text:span text:style-name="T2">{</text:span></text:p>
      <text:p text:style-name="P1"><text:span text:style-name="T2"><text:s text:c="4"/>name:</text:span> <text:span text:style-name="T2">String,</text:span></text:p>
      <text:p text:style-name="P1"><text:span text:style-name="T2"><text:s text:c="4"/>ns_records:</text:span> <text:span text:style-name="T2">Vec&lt;String&gt;,</text:span></text:p>
      <text:p text:style-name="P1"><text:span text:style-name="T2"><text:s text:c="4"/>soa_record:</text:span> <text:span text:style-name="T2">Option&lt;String&gt;,</text:span></text:p>
      <text:p text:style-name="P1"><text:span text:style-name="T2">}</text:span></text:p>
      <text:p text:style-name="P1"/>
      <text:p text:style-name="P1"><text:span text:style-name="T7">// Add this function to extract zones from database</text:span></text:p>
      <text:p text:style-name="P1"><text:span text:style-name="T1">fn</text:span> <text:span text:style-name="T5">get_authoritative_zones</text:span><text:span text:style-name="T2">(db_path: &amp;</text:span><text:span text:style-name="T3">str</text:span><text:span text:style-name="T2">) -&gt;</text:span> <text:span text:style-name="T2">Vec&lt;ZoneInfo&gt; {</text:span></text:p>
      <text:p text:style-name="P1"><text:s text:c="4"/><text:span text:style-name="T1">let mut</text:span> <text:span text:style-name="T2">zones</text:span> <text:span text:style-name="T2">=</text:span> <text:span text:style-name="T2">Vec::</text:span><text:span text:style-name="T5">new</text:span><text:span text:style-name="T2">();</text:span></text:p>
      <text:p text:style-name="P1"/>
      <text:p text:style-name="P1"><text:s text:c="4"/><text:span text:style-name="T1">if let</text:span> <text:span text:style-name="T5">Ok</text:span><text:span text:style-name="T2">(conn) =</text:span> <text:span text:style-name="T2">Connection::</text:span><text:span text:style-name="T5">open</text:span><text:span text:style-name="T2">(db_path) {</text:span></text:p>
      <text:p text:style-name="P1"><text:s text:c="8"/><text:span text:style-name="T7">// Find all domains with NS records (these are zones)</text:span></text:p>
      <text:p text:style-name="P1"><text:s text:c="8"/><text:span text:style-name="T1">if let</text:span> <text:span text:style-name="T5">Ok</text:span><text:span text:style-name="T2">(</text:span><text:span text:style-name="T1">mut</text:span> <text:span text:style-name="T2">stmt) =</text:span> <text:span text:style-name="T2">conn.</text:span><text:span text:style-name="T5">prepare</text:span><text:span text:style-name="T2">(</text:span></text:p>
      <text:p text:style-name="P1"><text:s text:c="12"/><text:span text:style-name="T6">"SELECT DISTINCT domain FROM dns_records WHERE record_type = 'NS'"</text:span></text:p>
      <text:p text:style-name="P1"><text:s text:c="8"/><text:span text:style-name="T2">) {</text:span></text:p>
      <text:p text:style-name="P1"><text:s text:c="12"/><text:span text:style-name="T1">if let</text:span> <text:span text:style-name="T5">Ok</text:span><text:span text:style-name="T2">(rows) =</text:span> <text:span text:style-name="T2">stmt.</text:span><text:span text:style-name="T5">query_map</text:span><text:span text:style-name="T2">([], |row| {</text:span></text:p>
      <text:p text:style-name="P1"><text:s text:c="16"/><text:span text:style-name="T5">Ok</text:span><text:span text:style-name="T2">(row.get::&lt;_,</text:span> <text:span text:style-name="T2">String&gt;(</text:span><text:span text:style-name="T4">0</text:span><text:span text:style-name="T2">)?)</text:span></text:p>
      <text:p text:style-name="P1"><text:s text:c="12"/><text:span text:style-name="T2">}) {</text:span></text:p>
      <text:p text:style-name="P1"><text:s text:c="16"/><text:span text:style-name="T1">for</text:span> <text:span text:style-name="T2">domain_result</text:span> <text:span text:style-name="T1">in</text:span> <text:span text:style-name="T2">rows</text:span> <text:span text:style-name="T2">{</text:span></text:p>
      <text:p text:style-name="P1"><text:s text:c="20"/><text:span text:style-name="T1">if let</text:span> <text:span text:style-name="T5">Ok</text:span><text:span text:style-name="T2">(domain) =</text:span> <text:span text:style-name="T2">domain_result</text:span> <text:span text:style-name="T2">{</text:span></text:p>
      <text:p text:style-name="P1"><text:s text:c="24"/><text:span text:style-name="T1">let mut</text:span> <text:span text:style-name="T2">zone_info</text:span> <text:span text:style-name="T2">=</text:span> <text:span text:style-name="T2">ZoneInfo</text:span> <text:span text:style-name="T2">{</text:span></text:p>
      <text:p text:style-name="P1"><text:span text:style-name="T2"><text:s text:c="28"/>name:</text:span> <text:span text:style-name="T2">domain.</text:span><text:span text:style-name="T5">clone</text:span><text:span text:style-name="T2">(),</text:span></text:p>
      <text:p text:style-name="P1"><text:span text:style-name="T2"><text:s text:c="28"/>ns_records:</text:span> <text:span text:style-name="T2">Vec::</text:span><text:span text:style-name="T5">new</text:span><text:span text:style-name="T2">(),</text:span></text:p>
      <text:p text:style-name="P1"><text:span text:style-name="T2"><text:s text:c="28"/>soa_record:</text:span> <text:span text:style-name="T2">None,</text:span></text:p>
      <text:p text:style-name="P1"><text:s text:c="24"/><text:span text:style-name="T2">};</text:span></text:p>
      <text:p text:style-name="P1"/>
      <text:p text:style-name="P1"><text:s text:c="24"/><text:span text:style-name="T7">// Get NS records for this zone</text:span></text:p>
      <text:p text:style-name="P1"><text:s text:c="24"/><text:span text:style-name="T1">if let</text:span> <text:span text:style-name="T5">Ok</text:span><text:span text:style-name="T2">(</text:span><text:span text:style-name="T1">mut</text:span> <text:span text:style-name="T2">ns_stmt) =</text:span> <text:span text:style-name="T2">conn.</text:span><text:span text:style-name="T5">prepare</text:span><text:span text:style-name="T2">(</text:span></text:p>
      <text:p text:style-name="P1"><text:s text:c="28"/><text:span text:style-name="T6">"SELECT value FROM dns_records WHERE domain = ? AND record_type = 'NS'"</text:span></text:p>
      <text:p text:style-name="P1"><text:s text:c="24"/><text:span text:style-name="T2">) {</text:span></text:p>
      <text:p text:style-name="P1"><text:s text:c="28"/><text:span text:style-name="T1">if let</text:span> <text:span text:style-name="T5">Ok</text:span><text:span text:style-name="T2">(ns_rows) =</text:span> <text:span text:style-name="T2">ns_stmt.</text:span><text:span text:style-name="T5">query_map</text:span><text:span text:style-name="T2">([&amp;domain], |row| {</text:span></text:p>
      <text:p text:style-name="P1"><text:s text:c="32"/><text:span text:style-name="T5">Ok</text:span><text:span text:style-name="T2">(row.get::&lt;_,</text:span> <text:span text:style-name="T2">String&gt;(</text:span><text:span text:style-name="T4">0</text:span><text:span text:style-name="T2">)?)</text:span></text:p>
      <text:p text:style-name="P1"><text:s text:c="28"/><text:span text:style-name="T2">}) {</text:span></text:p>
      <text:p text:style-name="P1"><text:span text:style-name="T2"><text:s text:c="32"/>zone_info.ns_records</text:span> <text:span text:style-name="T2">=</text:span> <text:span text:style-name="T2">ns_rows.</text:span><text:span text:style-name="T5">filter_map</text:span><text:span text:style-name="T2">(Result::ok).</text:span><text:span text:style-name="T5">collect</text:span><text:span text:style-name="T2">();</text:span></text:p>
      <text:p text:style-name="P1"><text:s text:c="28"/><text:span text:style-name="T2">}</text:span></text:p>
      <text:p text:style-name="P1"><text:s text:c="24"/><text:span text:style-name="T2">}</text:span></text:p>
      <text:p text:style-name="P1"/>
      <text:p text:style-name="P1"><text:s text:c="24"/><text:span text:style-name="T7">// Get SOA record if exists</text:span></text:p>
      <text:p text:style-name="P1"><text:soft-page-break/><text:s text:c="24"/><text:span text:style-name="T1">if let</text:span> <text:span text:style-name="T5">Ok</text:span><text:span text:style-name="T2">(</text:span><text:span text:style-name="T1">mut</text:span> <text:span text:style-name="T2">soa_stmt) =</text:span> <text:span text:style-name="T2">conn.</text:span><text:span text:style-name="T5">prepare</text:span><text:span text:style-name="T2">(</text:span></text:p>
      <text:p text:style-name="P1"><text:s text:c="28"/><text:span text:style-name="T6">"SELECT value FROM dns_records WHERE domain = ? AND record_type = 'SOA' LIMIT 1"</text:span></text:p>
      <text:p text:style-name="P1"><text:s text:c="24"/><text:span text:style-name="T2">) {</text:span></text:p>
      <text:p text:style-name="P1"><text:s text:c="28"/><text:span text:style-name="T1">if let</text:span> <text:span text:style-name="T5">Ok</text:span><text:span text:style-name="T2">(</text:span><text:span text:style-name="T1">mut</text:span> <text:span text:style-name="T2">soa_rows) =</text:span> <text:span text:style-name="T2">soa_stmt.</text:span><text:span text:style-name="T5">query_map</text:span><text:span text:style-name="T2">([&amp;domain], |row| {</text:span></text:p>
      <text:p text:style-name="P1"><text:s text:c="32"/><text:span text:style-name="T5">Ok</text:span><text:span text:style-name="T2">(row.get::&lt;_,</text:span> <text:span text:style-name="T2">String&gt;(</text:span><text:span text:style-name="T4">0</text:span><text:span text:style-name="T2">)?)</text:span></text:p>
      <text:p text:style-name="P1"><text:s text:c="28"/><text:span text:style-name="T2">}) {</text:span></text:p>
      <text:p text:style-name="P1"><text:span text:style-name="T2"><text:s text:c="32"/>zone_info.soa_record</text:span> <text:span text:style-name="T2">=</text:span> <text:span text:style-name="T2">soa_rows.</text:span><text:span text:style-name="T5">next</text:span><text:span text:style-name="T2">().</text:span><text:span text:style-name="T5">and_then</text:span><text:span text:style-name="T2">(|r|</text:span> <text:span text:style-name="T2">r.</text:span><text:span text:style-name="T5">ok</text:span><text:span text:style-name="T2">());</text:span></text:p>
      <text:p text:style-name="P1"><text:s text:c="28"/><text:span text:style-name="T2">}</text:span></text:p>
      <text:p text:style-name="P1"><text:s text:c="24"/><text:span text:style-name="T2">}</text:span></text:p>
      <text:p text:style-name="P1"/>
      <text:p text:style-name="P1"><text:span text:style-name="T2"><text:s text:c="24"/>zones.</text:span><text:span text:style-name="T5">push</text:span><text:span text:style-name="T2">(zone_info);</text:span></text:p>
      <text:p text:style-name="P1"><text:s text:c="20"/><text:span text:style-name="T2">}</text:span></text:p>
      <text:p text:style-name="P1"><text:s text:c="16"/><text:span text:style-name="T2">}</text:span></text:p>
      <text:p text:style-name="P1"><text:s text:c="12"/><text:span text:style-name="T2">}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Add default zone information from config</text:span></text:p>
      <text:p text:style-name="P1"><text:s text:c="4"/><text:span text:style-name="T1">if</text:span> <text:span text:style-name="T2">zones.</text:span><text:span text:style-name="T5">is_empty</text:span><text:span text:style-name="T2">() {</text:span></text:p>
      <text:p text:style-name="P1"><text:s text:c="8"/><text:span text:style-name="T1">if let</text:span> <text:span text:style-name="T5">Ok</text:span><text:span text:style-name="T2">(config) =</text:span> <text:span text:style-name="T2">ServerConfig::</text:span><text:span text:style-name="T5">from_env</text:span><text:span text:style-name="T2">() {</text:span></text:p>
      <text:p text:style-name="P1"><text:s text:c="12"/><text:span text:style-name="T1">let</text:span> <text:span text:style-name="T2">default_zone</text:span> <text:span text:style-name="T2">=</text:span> <text:span text:style-name="T2">ZoneInfo</text:span> <text:span text:style-name="T2">{</text:span></text:p>
      <text:p text:style-name="P1"><text:span text:style-name="T2"><text:s text:c="16"/>name:</text:span> <text:span text:style-name="T2">config.default_domain.</text:span><text:span text:style-name="T5">clone</text:span><text:span text:style-name="T2">(),</text:span></text:p>
      <text:p text:style-name="P1"><text:span text:style-name="T2"><text:s text:c="16"/>ns_records:</text:span> <text:span text:style-name="T2">config.ns_records.</text:span><text:span text:style-name="T5">clone</text:span><text:span text:style-name="T2">(),</text:span></text:p>
      <text:p text:style-name="P1"><text:span text:style-name="T2"><text:s text:c="16"/>soa_record:</text:span> <text:span text:style-name="T5">Some</text:span><text:span text:style-name="T2">(</text:span><text:span text:style-name="T5">format!</text:span><text:span text:style-name="T2">(</text:span></text:p>
      <text:p text:style-name="P1"><text:s text:c="20"/><text:span text:style-name="T6">"</text:span><text:span text:style-name="T3">{}</text:span> <text:span text:style-name="T6">hostmaster.</text:span><text:span text:style-name="T3">{}</text:span> <text:span text:style-name="T6">1 10800 3600 604800 86400"</text:span><text:span text:style-name="T2">,</text:span></text:p>
      <text:p text:style-name="P1"><text:span text:style-name="T2"><text:s text:c="20"/>config.ns_records.</text:span><text:span text:style-name="T5">first</text:span><text:span text:style-name="T2">().</text:span><text:span text:style-name="T5">unwrap_or</text:span><text:span text:style-name="T2">(&amp;String::</text:span><text:span text:style-name="T5">from</text:span><text:span text:style-name="T2">(</text:span><text:span text:style-name="T6">"ns1.example.com."</text:span><text:span text:style-name="T2">)),</text:span></text:p>
      <text:p text:style-name="P1"><text:span text:style-name="T2"><text:s text:c="20"/>config.default_domain</text:span></text:p>
      <text:p text:style-name="P1"><text:s text:c="16"/><text:span text:style-name="T2">)),</text:span></text:p>
      <text:p text:style-name="P1"><text:s text:c="12"/><text:span text:style-name="T2">};</text:span></text:p>
      <text:p text:style-name="P1"><text:span text:style-name="T2"><text:s text:c="12"/>zones.</text:span><text:span text:style-name="T5">push</text:span><text:span text:style-name="T2">(default_zone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pan text:style-name="T2"><text:s text:c="4"/>zones</text:span></text:p>
      <text:p text:style-name="P1"><text:span text:style-name="T2">}</text:span></text:p>
      <text:p text:style-name="P1"/>
      <text:p text:style-name="P1"><text:span text:style-name="T7">// Find the closest parent zone for a given domain</text:span></text:p>
      <text:p text:style-name="P1"><text:span text:style-name="T1">fn</text:span> <text:span text:style-name="T5">find_closest_parent_zone</text:span><text:span text:style-name="T2">(domain: &amp;</text:span><text:span text:style-name="T3">str</text:span><text:span text:style-name="T2">,</text:span> <text:span text:style-name="T2">zones: &amp;[ZoneInfo]) -&gt;</text:span> <text:span text:style-name="T2">Option&lt;ZoneInfo&gt; {</text:span></text:p>
      <text:p text:style-name="P1"><text:s text:c="4"/><text:span text:style-name="T1">let</text:span> <text:span text:style-name="T2">domain_parts:</text:span> <text:span text:style-name="T2">Vec&lt;&amp;</text:span><text:span text:style-name="T3">str</text:span><text:span text:style-name="T2">&gt; =</text:span> <text:span text:style-name="T2">domain.</text:span><text:span text:style-name="T5">split</text:span><text:span text:style-name="T2">('.').</text:span><text:span text:style-name="T5">collect</text:span><text:span text:style-name="T2">();</text:span></text:p>
      <text:p text:style-name="P1"/>
      <text:p text:style-name="P1"><text:s text:c="4"/><text:span text:style-name="T7">// Try progressively shorter parent domains</text:span></text:p>
      <text:p text:style-name="P1"><text:s text:c="4"/><text:span text:style-name="T1">for</text:span> <text:span text:style-name="T2">i</text:span> <text:span text:style-name="T1">in</text:span> <text:span text:style-name="T4">0</text:span><text:span text:style-name="T2">..domain_parts.</text:span><text:span text:style-name="T5">len</text:span><text:span text:style-name="T2">() {</text:span></text:p>
      <text:p text:style-name="P1"><text:s text:c="8"/><text:span text:style-name="T1">let</text:span> <text:span text:style-name="T2">candidate</text:span> <text:span text:style-name="T2">=</text:span> <text:span text:style-name="T2">domain_parts[i..].</text:span><text:span text:style-name="T5">join</text:span><text:span text:style-name="T2">(</text:span><text:span text:style-name="T6">"."</text:span><text:span text:style-name="T2">);</text:span></text:p>
      <text:p text:style-name="P1"/>
      <text:p text:style-name="P1"><text:s text:c="8"/><text:span text:style-name="T7">// Exact match</text:span></text:p>
      <text:p text:style-name="P1"><text:s text:c="8"/><text:span text:style-name="T1">if let</text:span> <text:span text:style-name="T5">Some</text:span><text:span text:style-name="T2">(zone) =</text:span> <text:span text:style-name="T2">zones.</text:span><text:span text:style-name="T5">iter</text:span><text:span text:style-name="T2">().</text:span><text:span text:style-name="T5">find</text:span><text:span text:style-name="T2">(|z|</text:span> <text:span text:style-name="T2">z.name</text:span> <text:span text:style-name="T2">==</text:span> <text:span text:style-name="T2">candidate) {</text:span></text:p>
      <text:p text:style-name="P1"><text:s text:c="12"/><text:span text:style-name="T1">return</text:span> <text:span text:style-name="T5">Some</text:span><text:span text:style-name="T2">(zone.</text:span><text:span text:style-name="T5">clone</text:span><text:span text:style-name="T2">()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Check if domain is a subdomain of any zone we're authoritative for</text:span></text:p>
      <text:p text:style-name="P1"><text:s text:c="4"/><text:span text:style-name="T1">for</text:span> <text:span text:style-name="T2">zone</text:span> <text:span text:style-name="T1">in</text:span> <text:span text:style-name="T2">zones</text:span> <text:span text:style-name="T2">{</text:span></text:p>
      <text:p text:style-name="P1"><text:s text:c="8"/><text:span text:style-name="T1">if</text:span> <text:span text:style-name="T2">domain.</text:span><text:span text:style-name="T5">ends_with</text:span><text:span text:style-name="T2">(&amp;</text:span><text:span text:style-name="T5">format!</text:span><text:span text:style-name="T2">(</text:span><text:span text:style-name="T6">".</text:span><text:span text:style-name="T3">{}</text:span><text:span text:style-name="T6">"</text:span><text:span text:style-name="T2">,</text:span> <text:span text:style-name="T2">zone.name)) {</text:span></text:p>
      <text:p text:style-name="P1"><text:s text:c="12"/><text:span text:style-name="T1">return</text:span> <text:span text:style-name="T5">Some</text:span><text:span text:style-name="T2">(zone.</text:span><text:span text:style-name="T5">clone</text:span><text:span text:style-name="T2">()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If no match found, return None - we are not authoritative for this domain</text:span></text:p>
      <text:p text:style-name="P1"><text:span text:style-name="T2"><text:s text:c="4"/>None</text:span></text:p>
      <text:p text:style-name="P1"><text:span text:style-name="T2">}</text:span></text:p>
      <text:p text:style-name="P1"/>
      <text:p text:style-name="P1"><text:span text:style-name="T7">// Improved NXDOMAIN response builder with proper authority section</text:span></text:p>
      <text:p text:style-name="P1"><text:span text:style-name="T7">// Modified build_nxdomain_response function to correctly handle authority</text:span></text:p>
      <text:p text:style-name="P1"><text:span text:style-name="T1">fn</text:span> <text:span text:style-name="T5">build_nxdomain_response</text:span><text:span text:style-name="T2">(query: &amp;[</text:span><text:span text:style-name="T3">u8</text:span><text:span text:style-name="T2">],</text:span> <text:span text:style-name="T2">authoritative:</text:span> <text:span text:style-name="T2">bool) -&gt;</text:span> <text:span text:style-name="T2">Option&lt;Vec&lt;</text:span><text:span text:style-name="T3">u8</text:span><text:span text:style-name="T2">&gt;&gt; {</text:span></text:p>
      <text:p text:style-name="P1"><text:s text:c="4"/><text:span text:style-name="T1">let mut</text:span> <text:span text:style-name="T2">resp</text:span> <text:span text:style-name="T2">=</text:span> <text:span text:style-name="T2">Vec::</text:span><text:span text:style-name="T5">with_capacity</text:span><text:span text:style-name="T2">(</text:span><text:span text:style-name="T4">512</text:span><text:span text:style-name="T2">);</text:span></text:p>
      <text:p text:style-name="P1"><text:span text:style-name="T2"><text:s text:c="4"/>resp.</text:span><text:span text:style-name="T5">extend_from_slice</text:span><text:span text:style-name="T2">(&amp;query[</text:span><text:span text:style-name="T4">0</text:span><text:span text:style-name="T2">..</text:span><text:span text:style-name="T4">2</text:span><text:span text:style-name="T2">]);</text:span> <text:span text:style-name="T7">// Transaction ID</text:span></text:p>
      <text:p text:style-name="P1"/>
      <text:p text:style-name="P1"><text:s text:c="4"/><text:span text:style-name="T7">// Extract domain from query for authority section reference</text:span></text:p>
      <text:p text:style-name="P1"><text:s text:c="4"/><text:span text:style-name="T1">let</text:span> <text:span text:style-name="T2">domain</text:span> <text:span text:style-name="T2">=</text:span> <text:span text:style-name="T1">match</text:span> <text:span text:style-name="T5">extract_domain</text:span><text:span text:style-name="T2">(query) {</text:span></text:p>
      <text:p text:style-name="P1"><text:s text:c="8"/><text:span text:style-name="T5">Some</text:span><text:span text:style-name="T2">(d) =&gt;</text:span> <text:span text:style-name="T2">d,</text:span></text:p>
      <text:p text:style-name="P1"><text:span text:style-name="T2"><text:s text:c="8"/>None</text:span> <text:span text:style-name="T2">=&gt;</text:span> <text:span text:style-name="T1">return</text:span> <text:span text:style-name="T2">None,</text:span></text:p>
      <text:p text:style-name="P1"><text:s text:c="4"/><text:span text:style-name="T2">};</text:span></text:p>
      <text:p text:style-name="P1"/>
      <text:p text:style-name="P1"><text:s text:c="4"/><text:span text:style-name="T7">// Get zones we're authoritative for</text:span></text:p>
      <text:p text:style-name="P1"><text:s text:c="4"/><text:span text:style-name="T1">let</text:span> <text:span text:style-name="T2">config</text:span> <text:span text:style-name="T2">=</text:span> <text:span text:style-name="T1">match</text:span> <text:span text:style-name="T2">ServerConfig::</text:span><text:span text:style-name="T5">from_env</text:span><text:span text:style-name="T2">() {</text:span></text:p>
      <text:p text:style-name="P1"><text:s text:c="8"/><text:span text:style-name="T5">Ok</text:span><text:span text:style-name="T2">(c) =&gt;</text:span> <text:span text:style-name="T2">c,</text:span></text:p>
      <text:p text:style-name="P1"><text:s text:c="8"/><text:span text:style-name="T5">Err</text:span><text:span text:style-name="T2">(_) =&gt;</text:span> <text:span text:style-name="T1">return</text:span> <text:span text:style-name="T2">None,</text:span></text:p>
      <text:p text:style-name="P1"><text:soft-page-break/><text:s text:c="4"/><text:span text:style-name="T2">};</text:span></text:p>
      <text:p text:style-name="P1"/>
      <text:p text:style-name="P1"><text:s text:c="4"/><text:span text:style-name="T1">let</text:span> <text:span text:style-name="T2">zones</text:span> <text:span text:style-name="T2">=</text:span> <text:span text:style-name="T5">get_authoritative_zones</text:span><text:span text:style-name="T2">(&amp;config.db_path);</text:span></text:p>
      <text:p text:style-name="P1"><text:s text:c="4"/><text:span text:style-name="T1">let</text:span> <text:span text:style-name="T2">parent_zone</text:span> <text:span text:style-name="T2">=</text:span> <text:span text:style-name="T5">find_closest_parent_zone</text:span><text:span text:style-name="T2">(&amp;domain, &amp;zones);</text:span></text:p>
      <text:p text:style-name="P1"/>
      <text:p text:style-name="P1"><text:s text:c="4"/><text:span text:style-name="T7">// Determine if we're actually authoritative for this domain</text:span></text:p>
      <text:p text:style-name="P1"><text:s text:c="4"/><text:span text:style-name="T1">let</text:span> <text:span text:style-name="T2">is_authoritative</text:span> <text:span text:style-name="T2">=</text:span> <text:span text:style-name="T2">parent_zone.</text:span><text:span text:style-name="T5">is_some</text:span><text:span text:style-name="T2">() &amp;&amp;</text:span> <text:span text:style-name="T2">authoritative;</text:span></text:p>
      <text:p text:style-name="P1"/>
      <text:p text:style-name="P1"><text:s text:c="4"/><text:span text:style-name="T7">// Get original flags but set QR bit and preserve RD</text:span></text:p>
      <text:p text:style-name="P1"><text:s text:c="4"/><text:span text:style-name="T1">let</text:span> <text:span text:style-name="T2">flags1</text:span> <text:span text:style-name="T2">=</text:span> <text:span text:style-name="T4">0x80</text:span> <text:span text:style-name="T2">| (query[</text:span><text:span text:style-name="T4">2</text:span><text:span text:style-name="T2">] &amp;</text:span> <text:span text:style-name="T4">0x01</text:span><text:span text:style-name="T2">);</text:span> <text:span text:style-name="T7">// QR=1, OPCODE=0, AA=0, TC=0, RD=preserved</text:span></text:p>
      <text:p text:style-name="P1"><text:s text:c="4"/><text:span text:style-name="T1">let</text:span> <text:span text:style-name="T2">flags2</text:span> <text:span text:style-name="T2">=</text:span> <text:span text:style-name="T4">0x83</text:span><text:span text:style-name="T2">;</text:span> <text:span text:style-name="T7">// RA=1, Z=0, RCODE=3 (NXDOMAIN)</text:span></text:p>
      <text:p text:style-name="P1"/>
      <text:p text:style-name="P1"><text:span text:style-name="T2"><text:s text:c="4"/>resp.</text:span><text:span text:style-name="T5">extend_from_slice</text:span><text:span text:style-name="T2">(&amp;[</text:span></text:p>
      <text:p text:style-name="P1"><text:s text:c="8"/><text:span text:style-name="T1">if</text:span> <text:span text:style-name="T2">is_authoritative</text:span> <text:span text:style-name="T2">{</text:span> <text:span text:style-name="T2">flags1</text:span> <text:span text:style-name="T2">|</text:span> <text:span text:style-name="T4">0x04</text:span> <text:span text:style-name="T2">}</text:span> <text:span text:style-name="T1">else</text:span> <text:span text:style-name="T2">{</text:span> <text:span text:style-name="T2">flags1</text:span> <text:span text:style-name="T2">},</text:span> <text:span text:style-name="T7">// Set AA bit ONLY if truly authoritative</text:span></text:p>
      <text:p text:style-name="P1"><text:span text:style-name="T2"><text:s text:c="8"/>flags2,</text:span></text:p>
      <text:p text:style-name="P1"><text:s text:c="4"/><text:span text:style-name="T2">]);</text:span></text:p>
      <text:p text:style-name="P1"/>
      <text:p text:style-name="P1"><text:s text:c="4"/><text:span text:style-name="T7">// Determine record counts for header</text:span></text:p>
      <text:p text:style-name="P1"><text:s text:c="4"/><text:span text:style-name="T1">let</text:span> <text:span text:style-name="T2">ns_count</text:span> <text:span text:style-name="T2">=</text:span> <text:span text:style-name="T1">if</text:span> <text:span text:style-name="T2">is_authoritative</text:span> <text:span text:style-name="T2">{</text:span></text:p>
      <text:p text:style-name="P1"><text:span text:style-name="T2"><text:s text:c="8"/>parent_zone.</text:span><text:span text:style-name="T5">as_ref</text:span><text:span text:style-name="T2">().</text:span><text:span text:style-name="T5">map</text:span><text:span text:style-name="T2">(|z|</text:span> <text:span text:style-name="T2">z.ns_records.</text:span><text:span text:style-name="T5">len</text:span><text:span text:style-name="T2">()).</text:span><text:span text:style-name="T5">unwrap_or</text:span><text:span text:style-name="T2">(</text:span><text:span text:style-name="T4">0</text:span><text:span text:style-name="T2">)</text:span></text:p>
      <text:p text:style-name="P1"><text:s text:c="4"/><text:span text:style-name="T2">}</text:span> <text:span text:style-name="T1">else</text:span> <text:span text:style-name="T2">{</text:span></text:p>
      <text:p text:style-name="P1"><text:s text:c="8"/><text:span text:style-name="T4">0</text:span></text:p>
      <text:p text:style-name="P1"><text:s text:c="4"/><text:span text:style-name="T2">};</text:span></text:p>
      <text:p text:style-name="P1"/>
      <text:p text:style-name="P1"><text:s text:c="4"/><text:span text:style-name="T1">let</text:span> <text:span text:style-name="T2">soa_count</text:span> <text:span text:style-name="T2">=</text:span> <text:span text:style-name="T1">if</text:span> <text:span text:style-name="T2">is_authoritative</text:span> <text:span text:style-name="T2">&amp;&amp;</text:span> <text:span text:style-name="T2">parent_zone.</text:span><text:span text:style-name="T5">as_ref</text:span><text:span text:style-name="T2">().</text:span><text:span text:style-name="T5">and_then</text:span><text:span text:style-name="T2">(|z|</text:span> <text:span text:style-name="T2">z.soa_record.</text:span><text:span text:style-name="T5">as_ref</text:span><text:span text:style-name="T2">()).</text:span><text:span text:style-name="T5">is_some</text:span><text:span text:style-name="T2">() {</text:span></text:p>
      <text:p text:style-name="P1"><text:s text:c="8"/><text:span text:style-name="T4">1</text:span></text:p>
      <text:p text:style-name="P1"><text:s text:c="4"/><text:span text:style-name="T2">}</text:span> <text:span text:style-name="T1">else</text:span> <text:span text:style-name="T2">{</text:span></text:p>
      <text:p text:style-name="P1"><text:s text:c="8"/><text:span text:style-name="T4">0</text:span></text:p>
      <text:p text:style-name="P1"><text:s text:c="4"/><text:span text:style-name="T2">};</text:span></text:p>
      <text:p text:style-name="P1"/>
      <text:p text:style-name="P1"><text:s text:c="4"/><text:span text:style-name="T1">let</text:span> <text:span text:style-name="T2">authority_count</text:span> <text:span text:style-name="T2">=</text:span> <text:span text:style-name="T2">ns_count</text:span> <text:span text:style-name="T2">+</text:span> <text:span text:style-name="T2">soa_count;</text:span></text:p>
      <text:p text:style-name="P1"/>
      <text:p text:style-name="P1"><text:span text:style-name="T2"><text:s text:c="4"/>resp.</text:span><text:span text:style-name="T5">extend_from_slice</text:span><text:span text:style-name="T2">(&amp;query[</text:span><text:span text:style-name="T4">4</text:span><text:span text:style-name="T2">..</text:span><text:span text:style-name="T4">6</text:span><text:span text:style-name="T2">]);</text:span> <text:span text:style-name="T7">// QDCOUNT</text:span></text:p>
      <text:p text:style-name="P1"><text:span text:style-name="T2"><text:s text:c="4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ANCOUNT</text:span></text:p>
      <text:p text:style-name="P1"><text:span text:style-name="T2"><text:s text:c="4"/>resp.</text:span><text:span text:style-name="T5">extend_from_slice</text:span><text:span text:style-name="T2">(&amp;(authority_count</text:span> <text:span text:style-name="T1">as</text:span> <text:span text:style-name="T3">u16</text:span><text:span text:style-name="T2">).</text:span><text:span text:style-name="T5">to_be_bytes</text:span><text:span text:style-name="T2">());</text:span> <text:span text:style-name="T7">// NSCOUNT</text:span></text:p>
      <text:p text:style-name="P1"/>
      <text:p text:style-name="P1"><text:s text:c="4"/><text:span text:style-name="T7">// Check for EDNS</text:span></text:p>
      <text:p text:style-name="P1"><text:s text:c="4"/><text:span text:style-name="T1">let</text:span> <text:span text:style-name="T2">has_edns</text:span> <text:span text:style-name="T2">=</text:span> <text:span text:style-name="T5">has_opt_record</text:span><text:span text:style-name="T2">(query);</text:span></text:p>
      <text:p text:style-name="P1"><text:span text:style-name="T2"><text:s text:c="4"/>resp.</text:span><text:span text:style-name="T5">extend_from_slice</text:span><text:span text:style-name="T2">(&amp;(</text:span><text:span text:style-name="T1">if</text:span> <text:span text:style-name="T2">has_edns</text:span> <text:span text:style-name="T2">{</text:span> <text:span text:style-name="T4">1u16</text:span> <text:span text:style-name="T2">}</text:span> <text:span text:style-name="T1">else</text:span> <text:span text:style-name="T2">{</text:span> <text:span text:style-name="T4">0u16</text:span> <text:span text:style-name="T2">}).</text:span><text:span text:style-name="T5">to_be_bytes</text:span><text:span text:style-name="T2">());</text:span> <text:span text:style-name="T7">// ARCOUNT</text:span></text:p>
      <text:p text:style-name="P1"/>
      <text:p text:style-name="P1"><text:s text:c="4"/><text:span text:style-name="T7">// Question Section</text:span></text:p>
      <text:p text:style-name="P1"><text:s text:c="4"/><text:span text:style-name="T1">let</text:span> <text:span text:style-name="T2">qname_end</text:span> <text:span text:style-name="T2">=</text:span> <text:span text:style-name="T2">query[</text:span><text:span text:style-name="T4">12</text:span><text:span text:style-name="T2">..].</text:span><text:span text:style-name="T5">iter</text:span><text:span text:style-name="T2">().</text:span><text:span text:style-name="T5">position</text:span><text:span text:style-name="T2">(|&amp;b|</text:span> <text:span text:style-name="T2">b</text:span> <text:span text:style-name="T2">==</text:span> <text:span text:style-name="T4">0</text:span><text:span text:style-name="T2">);</text:span></text:p>
      <text:p text:style-name="P1"><text:s text:c="4"/><text:span text:style-name="T1">if let</text:span> <text:span text:style-name="T5">Some</text:span><text:span text:style-name="T2">(end) =</text:span> <text:span text:style-name="T2">qname_end</text:span> <text:span text:style-name="T2">{</text:span></text:p>
      <text:p text:style-name="P1"><text:s text:c="8"/><text:span text:style-name="T1">if</text:span> <text:span text:style-name="T4">12</text:span> <text:span text:style-name="T2">+</text:span> <text:span text:style-name="T2">end</text:span> <text:span text:style-name="T2">+</text:span> <text:span text:style-name="T4">5</text:span> <text:span text:style-name="T2">&lt;=</text:span> <text:span text:style-name="T2">query.</text:span><text:span text:style-name="T5">len</text:span><text:span text:style-name="T2">() {</text:span></text:p>
      <text:p text:style-name="P1"><text:span text:style-name="T2"><text:s text:c="12"/>resp.</text:span><text:span text:style-name="T5">extend_from_slice</text:span><text:span text:style-name="T2">(&amp;query[</text:span><text:span text:style-name="T4">12</text:span><text:span text:style-name="T2">..</text:span><text:span text:style-name="T4">12</text:span> <text:span text:style-name="T2">+</text:span> <text:span text:style-name="T2">end</text:span> <text:span text:style-name="T2">+</text:span> <text:span text:style-name="T4">5</text:span><text:span text:style-name="T2">]);</text:span></text:p>
      <text:p text:style-name="P1"><text:s text:c="8"/><text:span text:style-name="T2">}</text:span> <text:span text:style-name="T1">else</text:span> <text:span text:style-name="T2">{</text:span></text:p>
      <text:p text:style-name="P1"><text:s text:c="12"/><text:span text:style-name="T1">return</text:span> <text:span text:style-name="T2">None;</text:span></text:p>
      <text:p text:style-name="P1"><text:s text:c="8"/><text:span text:style-name="T2">}</text:span></text:p>
      <text:p text:style-name="P1"><text:s text:c="4"/><text:span text:style-name="T2">}</text:span> <text:span text:style-name="T1">else</text:span> <text:span text:style-name="T2">{</text:span></text:p>
      <text:p text:style-name="P1"><text:s text:c="8"/><text:span text:style-name="T1">return</text:span> <text:span text:style-name="T2">None;</text:span></text:p>
      <text:p text:style-name="P1"><text:s text:c="4"/><text:span text:style-name="T2">}</text:span></text:p>
      <text:p text:style-name="P1"/>
      <text:p text:style-name="P1"><text:s text:c="4"/><text:span text:style-name="T7">// Add Authority Section if we're authoritative</text:span></text:p>
      <text:p text:style-name="P1"><text:s text:c="4"/><text:span text:style-name="T1">if</text:span> <text:span text:style-name="T2">is_authoritative</text:span> <text:span text:style-name="T2">&amp;&amp;</text:span> <text:span text:style-name="T2">parent_zone.</text:span><text:span text:style-name="T5">is_some</text:span><text:span text:style-name="T2">() {</text:span></text:p>
      <text:p text:style-name="P1"><text:s text:c="8"/><text:span text:style-name="T1">let</text:span> <text:span text:style-name="T2">zone</text:span> <text:span text:style-name="T2">=</text:span> <text:span text:style-name="T2">parent_zone.</text:span><text:span text:style-name="T5">unwrap</text:span><text:span text:style-name="T2">();</text:span></text:p>
      <text:p text:style-name="P1"><text:s text:c="8"/><text:span text:style-name="T1">let</text:span> <text:span text:style-name="T2">zone_name</text:span> <text:span text:style-name="T2">=</text:span> <text:span text:style-name="T5">encode_dns_name</text:span><text:span text:style-name="T2">(&amp;zone.name);</text:span></text:p>
      <text:p text:style-name="P1"/>
      <text:p text:style-name="P1"><text:s text:c="8"/><text:span text:style-name="T7">// Add SOA record if available (recommended by RFC 2308)</text:span></text:p>
      <text:p text:style-name="P1"><text:s text:c="8"/><text:span text:style-name="T1">if let</text:span> <text:span text:style-name="T5">Some</text:span><text:span text:style-name="T2">(soa) =</text:span> <text:span text:style-name="T2">zone.soa_record</text:span> <text:span text:style-name="T2">{</text:span></text:p>
      <text:p text:style-name="P1"><text:s text:c="12"/><text:span text:style-name="T7">// Name of the zone</text:span></text:p>
      <text:p text:style-name="P1"><text:span text:style-name="T2"><text:s text:c="12"/>resp.</text:span><text:span text:style-name="T5">extend_from_slice</text:span><text:span text:style-name="T2">(&amp;zone_name);</text:span></text:p>
      <text:p text:style-name="P1"/>
      <text:p text:style-name="P1"><text:s text:c="12"/><text:span text:style-name="T7">// Type SOA (0x0006)</text:span></text:p>
      <text:p text:style-name="P1"><text:span text:style-name="T2"><text:s text:c="12"/>resp.</text:span><text:span text:style-name="T5">extend_from_slice</text:span><text:span text:style-name="T2">(&amp;[</text:span><text:span text:style-name="T4">0x00</text:span><text:span text:style-name="T2">,</text:span> <text:span text:style-name="T4">0x06</text:span><text:span text:style-name="T2">]);</text:span></text:p>
      <text:p text:style-name="P1"/>
      <text:p text:style-name="P1"><text:s text:c="12"/><text:span text:style-name="T7">// Class IN (0x0001)</text:span></text:p>
      <text:p text:style-name="P1"><text:span text:style-name="T2"><text:s text:c="12"/>resp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12"/><text:span text:style-name="T7">// TTL</text:span></text:p>
      <text:p text:style-name="P1"><text:span text:style-name="T2"><text:s text:c="12"/>resp.</text:span><text:span text:style-name="T5">extend_from_slice</text:span><text:span text:style-name="T2">(&amp;(DEFAULT_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Parse and encode SOA record</text:span></text:p>
      <text:p text:style-name="P1"><text:s text:c="12"/><text:span text:style-name="T1">let</text:span> <text:span text:style-name="T2">soa_parts:</text:span> <text:span text:style-name="T2">Vec&lt;&amp;</text:span><text:span text:style-name="T3">str</text:span><text:span text:style-name="T2">&gt; =</text:span> <text:span text:style-name="T2">soa.</text:span><text:span text:style-name="T5">split_whitespace</text:span><text:span text:style-name="T2">().</text:span><text:span text:style-name="T5">collect</text:span><text:span text:style-name="T2">();</text:span></text:p>
      <text:p text:style-name="P1"><text:s text:c="12"/><text:span text:style-name="T1">if</text:span> <text:span text:style-name="T2">soa_parts.</text:span><text:span text:style-name="T5">len</text:span><text:span text:style-name="T2">() &gt;=</text:span> <text:span text:style-name="T4">7</text:span> <text:span text:style-name="T2">{</text:span></text:p>
      <text:p text:style-name="P1"><text:s text:c="16"/><text:span text:style-name="T7">// MNAME (primary nameserver)</text:span></text:p>
      <text:p text:style-name="P1"><text:s text:c="16"/><text:span text:style-name="T1">let</text:span> <text:span text:style-name="T2">mname</text:span> <text:span text:style-name="T2">=</text:span> <text:span text:style-name="T5">encode_dns_name</text:span><text:span text:style-name="T2">(soa_parts[</text:span><text:span text:style-name="T4">0</text:span><text:span text:style-name="T2">]);</text:span></text:p>
      <text:p text:style-name="P1"><text:soft-page-break/><text:s text:c="16"/><text:span text:style-name="T7">// RNAME (responsible person mailbox)</text:span></text:p>
      <text:p text:style-name="P1"><text:s text:c="16"/><text:span text:style-name="T1">let</text:span> <text:span text:style-name="T2">rname</text:span> <text:span text:style-name="T2">=</text:span> <text:span text:style-name="T5">encode_dns_name</text:span><text:span text:style-name="T2">(soa_parts[</text:span><text:span text:style-name="T4">1</text:span><text:span text:style-name="T2">]);</text:span></text:p>
      <text:p text:style-name="P1"/>
      <text:p text:style-name="P1"><text:s text:c="16"/><text:span text:style-name="T7">// Calculate RDLENGTH (mname + rname + 5 x 32-bit integers)</text:span></text:p>
      <text:p text:style-name="P1"><text:s text:c="16"/><text:span text:style-name="T1">let</text:span> <text:span text:style-name="T2">rdlength</text:span> <text:span text:style-name="T2">=</text:span> <text:span text:style-name="T2">mname.</text:span><text:span text:style-name="T5">len</text:span><text:span text:style-name="T2">() +</text:span> <text:span text:style-name="T2">rname.</text:span><text:span text:style-name="T5">len</text:span><text:span text:style-name="T2">() +</text:span> <text:span text:style-name="T4">20</text:span><text:span text:style-name="T2">;</text:span></text:p>
      <text:p text:style-name="P1"><text:span text:style-name="T2"><text:s text:c="16"/>resp.</text:span><text:span text:style-name="T5">extend_from_slice</text:span><text:span text:style-name="T2">(&amp;(rdlength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16"/><text:span text:style-name="T7">// Add MNAME and RNAME</text:span></text:p>
      <text:p text:style-name="P1"><text:span text:style-name="T2"><text:s text:c="16"/>resp.</text:span><text:span text:style-name="T5">extend_from_slice</text:span><text:span text:style-name="T2">(&amp;mname);</text:span></text:p>
      <text:p text:style-name="P1"><text:span text:style-name="T2"><text:s text:c="16"/>resp.</text:span><text:span text:style-name="T5">extend_from_slice</text:span><text:span text:style-name="T2">(&amp;rname);</text:span></text:p>
      <text:p text:style-name="P1"/>
      <text:p text:style-name="P1"><text:s text:c="16"/><text:span text:style-name="T7">// Add the 5 SOA integers (SERIAL, REFRESH, RETRY, EXPIRE, MINIMUM)</text:span></text:p>
      <text:p text:style-name="P1"><text:s text:c="16"/><text:span text:style-name="T1">for</text:span> <text:span text:style-name="T2">i</text:span> <text:span text:style-name="T1">in</text:span> <text:span text:style-name="T4">2</text:span><text:span text:style-name="T2">..</text:span><text:span text:style-name="T4">7</text:span> <text:span text:style-name="T2">{</text:span></text:p>
      <text:p text:style-name="P1"><text:s text:c="20"/><text:span text:style-name="T1">if let</text:span> <text:span text:style-name="T5">Ok</text:span><text:span text:style-name="T2">(val) =</text:span> <text:span text:style-name="T2">soa_parts[i].parse::&lt;</text:span><text:span text:style-name="T3">u32</text:span><text:span text:style-name="T2">&gt;() {</text:span></text:p>
      <text:p text:style-name="P1"><text:span text:style-name="T2"><text:s text:c="24"/>resp.</text:span><text:span text:style-name="T5">extend_from_slice</text:span><text:span text:style-name="T2">(&amp;val.</text:span><text:span text:style-name="T5">to_be_bytes</text:span><text:span text:style-name="T2">());</text:span></text:p>
      <text:p text:style-name="P1"><text:s text:c="20"/><text:span text:style-name="T2">}</text:span> <text:span text:style-name="T1">else</text:span> <text:span text:style-name="T2">{</text:span></text:p>
      <text:p text:style-name="P1"><text:s text:c="24"/><text:span text:style-name="T7">// Default values if parsing fails</text:span></text:p>
      <text:p text:style-name="P1"><text:span text:style-name="T2"><text:s text:c="24"/>resp.</text:span><text:span text:style-name="T5">extend_from_slice</text:span><text:span text:style-name="T2">(&amp;</text:span><text:span text:style-name="T1">match</text:span> <text:span text:style-name="T2">i</text:span> <text:span text:style-name="T2">{</text:span></text:p>
      <text:p text:style-name="P1"><text:s text:c="28"/><text:span text:style-name="T4">2</text:span> <text:span text:style-name="T2">=&gt;</text:span> <text:span text:style-name="T4">1u32</text:span><text:span text:style-name="T2">,</text:span> <text:span text:style-name="T7">// SERIAL</text:span></text:p>
      <text:p text:style-name="P1"><text:s text:c="28"/><text:span text:style-name="T4">3</text:span> <text:span text:style-name="T2">=&gt;</text:span> <text:span text:style-name="T4">10800u32</text:span><text:span text:style-name="T2">,</text:span> <text:span text:style-name="T7">// REFRESH</text:span></text:p>
      <text:p text:style-name="P1"><text:s text:c="28"/><text:span text:style-name="T4">4</text:span> <text:span text:style-name="T2">=&gt;</text:span> <text:span text:style-name="T4">3600u32</text:span><text:span text:style-name="T2">,</text:span> <text:span text:style-name="T7">// RETRY</text:span></text:p>
      <text:p text:style-name="P1"><text:s text:c="28"/><text:span text:style-name="T4">5</text:span> <text:span text:style-name="T2">=&gt;</text:span> <text:span text:style-name="T4">604800u32</text:span><text:span text:style-name="T2">,</text:span> <text:span text:style-name="T7">// EXPIRE</text:span></text:p>
      <text:p text:style-name="P1"><text:span text:style-name="T2"><text:s text:c="28"/>_</text:span> <text:span text:style-name="T2">=&gt;</text:span> <text:span text:style-name="T4">86400u32</text:span><text:span text:style-name="T2">,</text:span> <text:span text:style-name="T7">// MINIMUM</text:span></text:p>
      <text:p text:style-name="P1"><text:s text:c="24"/><text:span text:style-name="T2">}.</text:span><text:span text:style-name="T5">to_be_bytes</text:span><text:span text:style-name="T2">());</text:span></text:p>
      <text:p text:style-name="P1"><text:s text:c="20"/><text:span text:style-name="T2">}</text:span></text:p>
      <text:p text:style-name="P1"><text:s text:c="16"/><text:span text:style-name="T2">}</text:span></text:p>
      <text:p text:style-name="P1"><text:s text:c="12"/><text:span text:style-name="T2">}</text:span> <text:span text:style-name="T1">else</text:span> <text:span text:style-name="T2">{</text:span></text:p>
      <text:p text:style-name="P1"><text:s text:c="16"/><text:span text:style-name="T7">// If SOA format is invalid, add a minimal valid SOA record</text:span></text:p>
      <text:p text:style-name="P1"><text:s text:c="16"/><text:span text:style-name="T1">let</text:span> <text:span text:style-name="T2">mname</text:span> <text:span text:style-name="T2">=</text:span> <text:span text:style-name="T5">encode_dns_name</text:span><text:span text:style-name="T2">(&amp;zone.ns_records.</text:span><text:span text:style-name="T5">first</text:span><text:span text:style-name="T2">().</text:span><text:span text:style-name="T5">cloned</text:span><text:span text:style-name="T2">().</text:span><text:span text:style-name="T5">unwrap_or_else</text:span><text:span text:style-name="T2">(||</text:span> <text:span text:style-name="T6">"ns1.example.com."</text:span><text:span text:style-name="T2">.</text:span><text:span text:style-name="T5">to_string</text:span><text:span text:style-name="T2">()));</text:span></text:p>
      <text:p text:style-name="P1"><text:s text:c="16"/><text:span text:style-name="T1">let</text:span> <text:span text:style-name="T2">rname</text:span> <text:span text:style-name="T2">=</text:span> <text:span text:style-name="T5">encode_dns_name</text:span><text:span text:style-name="T2">(&amp;</text:span><text:span text:style-name="T5">format!</text:span><text:span text:style-name="T2">(</text:span><text:span text:style-name="T6">"hostmaster.</text:span><text:span text:style-name="T3">{}</text:span><text:span text:style-name="T6">"</text:span><text:span text:style-name="T2">,</text:span> <text:span text:style-name="T2">zone.name));</text:span></text:p>
      <text:p text:style-name="P1"/>
      <text:p text:style-name="P1"><text:s text:c="16"/><text:span text:style-name="T7">// Calculate RDLENGTH</text:span></text:p>
      <text:p text:style-name="P1"><text:s text:c="16"/><text:span text:style-name="T1">let</text:span> <text:span text:style-name="T2">rdlength</text:span> <text:span text:style-name="T2">=</text:span> <text:span text:style-name="T2">mname.</text:span><text:span text:style-name="T5">len</text:span><text:span text:style-name="T2">() +</text:span> <text:span text:style-name="T2">rname.</text:span><text:span text:style-name="T5">len</text:span><text:span text:style-name="T2">() +</text:span> <text:span text:style-name="T4">20</text:span><text:span text:style-name="T2">;</text:span></text:p>
      <text:p text:style-name="P1"><text:span text:style-name="T2"><text:s text:c="16"/>resp.</text:span><text:span text:style-name="T5">extend_from_slice</text:span><text:span text:style-name="T2">(&amp;(rdlength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/>
      <text:p text:style-name="P1"><text:s text:c="16"/><text:span text:style-name="T7">// MNAME and RNAME</text:span></text:p>
      <text:p text:style-name="P1"><text:span text:style-name="T2"><text:s text:c="16"/>resp.</text:span><text:span text:style-name="T5">extend_from_slice</text:span><text:span text:style-name="T2">(&amp;mname);</text:span></text:p>
      <text:p text:style-name="P1"><text:span text:style-name="T2"><text:s text:c="16"/>resp.</text:span><text:span text:style-name="T5">extend_from_slice</text:span><text:span text:style-name="T2">(&amp;rname);</text:span></text:p>
      <text:p text:style-name="P1"/>
      <text:p text:style-name="P1"><text:s text:c="16"/><text:span text:style-name="T7">// SOA integers with reasonable defaults</text:span></text:p>
      <text:p text:style-name="P1"><text:span text:style-name="T2"><text:s text:c="16"/>resp.</text:span><text:span text:style-name="T5">extend_from_slice</text:span><text:span text:style-name="T2">(&amp;</text:span><text:span text:style-name="T4">1u32</text:span><text:span text:style-name="T2">.</text:span><text:span text:style-name="T5">to_be_bytes</text:span><text:span text:style-name="T2">());</text:span> <text:span text:style-name="T7">// SERIAL</text:span></text:p>
      <text:p text:style-name="P1"><text:span text:style-name="T2"><text:s text:c="16"/>resp.</text:span><text:span text:style-name="T5">extend_from_slice</text:span><text:span text:style-name="T2">(&amp;</text:span><text:span text:style-name="T4">10800u32</text:span><text:span text:style-name="T2">.</text:span><text:span text:style-name="T5">to_be_bytes</text:span><text:span text:style-name="T2">());</text:span> <text:span text:style-name="T7">// REFRESH</text:span></text:p>
      <text:p text:style-name="P1"><text:span text:style-name="T2"><text:s text:c="16"/>resp.</text:span><text:span text:style-name="T5">extend_from_slice</text:span><text:span text:style-name="T2">(&amp;</text:span><text:span text:style-name="T4">3600u32</text:span><text:span text:style-name="T2">.</text:span><text:span text:style-name="T5">to_be_bytes</text:span><text:span text:style-name="T2">());</text:span> <text:span text:style-name="T7">// RETRY</text:span></text:p>
      <text:p text:style-name="P1"><text:span text:style-name="T2"><text:s text:c="16"/>resp.</text:span><text:span text:style-name="T5">extend_from_slice</text:span><text:span text:style-name="T2">(&amp;</text:span><text:span text:style-name="T4">604800u32</text:span><text:span text:style-name="T2">.</text:span><text:span text:style-name="T5">to_be_bytes</text:span><text:span text:style-name="T2">());</text:span> <text:span text:style-name="T7">// EXPIRE</text:span></text:p>
      <text:p text:style-name="P1"><text:span text:style-name="T2"><text:s text:c="16"/>resp.</text:span><text:span text:style-name="T5">extend_from_slice</text:span><text:span text:style-name="T2">(&amp;</text:span><text:span text:style-name="T4">86400u32</text:span><text:span text:style-name="T2">.</text:span><text:span text:style-name="T5">to_be_bytes</text:span><text:span text:style-name="T2">());</text:span> <text:span text:style-name="T7">// MINIMUM</text:span></text:p>
      <text:p text:style-name="P1"><text:s text:c="12"/><text:span text:style-name="T2">}</text:span></text:p>
      <text:p text:style-name="P1"><text:s text:c="8"/><text:span text:style-name="T2">}</text:span></text:p>
      <text:p text:style-name="P1"/>
      <text:p text:style-name="P1"><text:s text:c="8"/><text:span text:style-name="T7">// Add NS records</text:span></text:p>
      <text:p text:style-name="P1"><text:s text:c="8"/><text:span text:style-name="T1">for</text:span> <text:span text:style-name="T2">ns</text:span> <text:span text:style-name="T1">in</text:span> <text:span text:style-name="T2">&amp;zone.ns_records</text:span> <text:span text:style-name="T2">{</text:span></text:p>
      <text:p text:style-name="P1"><text:s text:c="12"/><text:span text:style-name="T7">// Name of the zone</text:span></text:p>
      <text:p text:style-name="P1"><text:span text:style-name="T2"><text:s text:c="12"/>resp.</text:span><text:span text:style-name="T5">extend_from_slice</text:span><text:span text:style-name="T2">(&amp;zone_name);</text:span></text:p>
      <text:p text:style-name="P1"/>
      <text:p text:style-name="P1"><text:s text:c="12"/><text:span text:style-name="T7">// Type NS (0x0002)</text:span></text:p>
      <text:p text:style-name="P1"><text:span text:style-name="T2"><text:s text:c="12"/>resp.</text:span><text:span text:style-name="T5">extend_from_slice</text:span><text:span text:style-name="T2">(&amp;[</text:span><text:span text:style-name="T4">0x00</text:span><text:span text:style-name="T2">,</text:span> <text:span text:style-name="T4">0x02</text:span><text:span text:style-name="T2">]);</text:span></text:p>
      <text:p text:style-name="P1"/>
      <text:p text:style-name="P1"><text:s text:c="12"/><text:span text:style-name="T7">// Class IN (0x0001)</text:span></text:p>
      <text:p text:style-name="P1"><text:span text:style-name="T2"><text:s text:c="12"/>resp.</text:span><text:span text:style-name="T5">extend_from_slice</text:span><text:span text:style-name="T2">(&amp;[</text:span><text:span text:style-name="T4">0x00</text:span><text:span text:style-name="T2">,</text:span> <text:span text:style-name="T4">0x01</text:span><text:span text:style-name="T2">]);</text:span></text:p>
      <text:p text:style-name="P1"/>
      <text:p text:style-name="P1"><text:s text:c="12"/><text:span text:style-name="T7">// TTL</text:span></text:p>
      <text:p text:style-name="P1"><text:span text:style-name="T2"><text:s text:c="12"/>resp.</text:span><text:span text:style-name="T5">extend_from_slice</text:span><text:span text:style-name="T2">(&amp;(DEFAULT_TTL</text:span> <text:span text:style-name="T1">as</text:span> <text:span text:style-name="T3">u32</text:span><text:span text:style-name="T2">).</text:span><text:span text:style-name="T5">to_be_bytes</text:span><text:span text:style-name="T2">());</text:span></text:p>
      <text:p text:style-name="P1"/>
      <text:p text:style-name="P1"><text:s text:c="12"/><text:span text:style-name="T7">// RDLENGTH and RDATA (NS name)</text:span></text:p>
      <text:p text:style-name="P1"><text:s text:c="12"/><text:span text:style-name="T1">let</text:span> <text:span text:style-name="T2">ns_data</text:span> <text:span text:style-name="T2">=</text:span> <text:span text:style-name="T5">encode_dns_name</text:span><text:span text:style-name="T2">(ns);</text:span></text:p>
      <text:p text:style-name="P1"><text:span text:style-name="T2"><text:s text:c="12"/>resp.</text:span><text:span text:style-name="T5">extend_from_slice</text:span><text:span text:style-name="T2">(&amp;(ns_data.</text:span><text:span text:style-name="T5">len</text:span><text:span text:style-name="T2">()</text:span> <text:span text:style-name="T1">as</text:span> <text:span text:style-name="T3">u16</text:span><text:span text:style-name="T2">).</text:span><text:span text:style-name="T5">to_be_bytes</text:span><text:span text:style-name="T2">());</text:span></text:p>
      <text:p text:style-name="P1"><text:span text:style-name="T2"><text:s text:c="12"/>resp.</text:span><text:span text:style-name="T5">extend_from_slice</text:span><text:span text:style-name="T2">(&amp;ns_data);</text:span></text:p>
      <text:p text:style-name="P1"><text:s text:c="8"/><text:span text:style-name="T2">}</text:span></text:p>
      <text:p text:style-name="P1"><text:s text:c="4"/><text:span text:style-name="T2">}</text:span></text:p>
      <text:p text:style-name="P1"/>
      <text:p text:style-name="P1"><text:s text:c="4"/><text:span text:style-name="T7">// Also need to fix the generate_dns_response function to check for proper authority</text:span></text:p>
      <text:p text:style-name="P1"><text:s text:c="4"/><text:span text:style-name="T7">// This part would go in generate_dns_response:</text:span></text:p>
      <text:p text:style-name="P1"><text:s text:c="4"/><text:span text:style-name="T7">/*</text:span></text:p>
      <text:p text:style-name="P1"><text:span text:style-name="T7"><text:s text:c="4"/>// If not authoritative for this domain, don't set the AA flag</text:span></text:p>
      <text:p text:style-name="P1"><text:span text:style-name="T7"><text:s text:c="4"/>if !config.authoritative || find_closest_parent_zone(&amp;domain, &amp;get_authoritative_zones(&amp;config.db_path)).is_none() {</text:span></text:p>
      <text:p text:style-name="P1"><text:span text:style-name="T7"><text:s text:c="8"/>// Remove the AA flag when forwarding</text:span></text:p>
      <text:p text:style-name="P1"><text:span text:style-name="T7"><text:s text:c="8"/>return build_forwarded_response(query, &amp;config.forwarders).await;</text:span></text:p>
      <text:p text:style-name="P1"><text:soft-page-break/><text:span text:style-name="T7"><text:s text:c="4"/>}</text:span></text:p>
      <text:p text:style-name="P1"><text:span text:style-name="T7"><text:s text:c="4"/>*/</text:span></text:p>
      <text:p text:style-name="P1"/>
      <text:p text:style-name="P1"><text:s text:c="4"/><text:span text:style-name="T7">// Handle EDNS in NXDOMAIN response</text:span></text:p>
      <text:p text:style-name="P1"><text:s text:c="4"/><text:span text:style-name="T1">if</text:span> <text:span text:style-name="T2">has_edns</text:span> <text:span text:style-name="T2">{</text:span></text:p>
      <text:p text:style-name="P1"><text:s text:c="8"/><text:span text:style-name="T1">let</text:span> <text:span text:style-name="T2">opt_payload_size</text:span> <text:span text:style-name="T2">=</text:span> <text:span text:style-name="T5">extract_edns_payload_size</text:span><text:span text:style-name="T2">(query).</text:span><text:span text:style-name="T5">unwrap_or</text:span><text:span text:style-name="T2">(</text:span><text:span text:style-name="T4">4096</text:span><text:span text:style-name="T2">);</text:span></text:p>
      <text:p text:style-name="P1"/>
      <text:p text:style-name="P1"><text:s text:c="8"/><text:span text:style-name="T7">// Copy DO bit if present in request</text:span></text:p>
      <text:p text:style-name="P1"><text:s text:c="8"/><text:span text:style-name="T1">let</text:span> <text:span text:style-name="T2">do_bit</text:span> <text:span text:style-name="T2">=</text:span> <text:span text:style-name="T5">extract_do_bit</text:span><text:span text:style-name="T2">(query);</text:span></text:p>
      <text:p text:style-name="P1"/>
      <text:p text:style-name="P1"><text:s text:c="8"/><text:span text:style-name="T7">// Add OPT record for EDNS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]);</text:span> <text:span text:style-name="T7">// Root domain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,</text:span> <text:span text:style-name="T4">0x29</text:span><text:span text:style-name="T2">]);</text:span> <text:span text:style-name="T7">// TYPE OPT</text:span></text:p>
      <text:p text:style-name="P1"><text:span text:style-name="T2"><text:s text:c="8"/>resp.</text:span><text:span text:style-name="T5">extend_from_slice</text:span><text:span text:style-name="T2">(&amp;opt_payload_size.</text:span><text:span text:style-name="T5">to_be_bytes</text:span><text:span text:style-name="T2">());</text:span> <text:span text:style-name="T7">// UDP payload size from request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]);</text:span> <text:span text:style-name="T7">// Extended RCODE</text:span></text:p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]);</text:span> <text:span text:style-name="T7">// EDNS version</text:span></text:p>
      <text:p text:style-name="P1"/>
      <text:p text:style-name="P1"><text:s text:c="8"/><text:span text:style-name="T1">if</text:span> <text:span text:style-name="T2">do_bit</text:span> <text:span text:style-name="T2">{</text:span></text:p>
      <text:p text:style-name="P1"><text:span text:style-name="T2"><text:s text:c="12"/>resp.</text:span><text:span text:style-name="T5">extend_from_slice</text:span><text:span text:style-name="T2">(&amp;[</text:span><text:span text:style-name="T4">0x80</text:span><text:span text:style-name="T2">,</text:span> <text:span text:style-name="T4">0x00</text:span><text:span text:style-name="T2">]);</text:span> <text:span text:style-name="T7">// Flags with DO bit set</text:span></text:p>
      <text:p text:style-name="P1"><text:s text:c="8"/><text:span text:style-name="T2">}</text:span> <text:span text:style-name="T1">else</text:span> <text:span text:style-name="T2">{</text:span></text:p>
      <text:p text:style-name="P1"><text:span text:style-name="T2"><text:s text:c="12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Flags with DO bit clear</text:span></text:p>
      <text:p text:style-name="P1"><text:s text:c="8"/><text:span text:style-name="T2">}</text:span></text:p>
      <text:p text:style-name="P1"/>
      <text:p text:style-name="P1"><text:span text:style-name="T2"><text:s text:c="8"/>resp.</text:span><text:span text:style-name="T5">extend_from_slice</text:span><text:span text:style-name="T2">(&amp;[</text:span><text:span text:style-name="T4">0x00</text:span><text:span text:style-name="T2">,</text:span> <text:span text:style-name="T4">0x00</text:span><text:span text:style-name="T2">]);</text:span> <text:span text:style-name="T7">// RDATA length</text:span></text:p>
      <text:p text:style-name="P1"><text:s text:c="4"/><text:span text:style-name="T2">}</text:span></text:p>
      <text:p text:style-name="P1"/>
      <text:p text:style-name="P1"><text:s text:c="4"/><text:span text:style-name="T5">Some</text:span><text:span text:style-name="T2">(resp)</text:span></text:p>
      <text:p text:style-name="P1"><text:span text:style-name="T2">}</text:span></text:p>
      <text:p text:style-name="P1"/>
      <text:p text:style-name="P1"><text:span text:style-name="T7">// Add SOA record support to the database initialization</text:span></text:p>
      <text:p text:style-name="P1"><text:span text:style-name="T1">fn</text:span> <text:span text:style-name="T5">init_db</text:span><text:span text:style-name="T2">(db_path: &amp;</text:span><text:span text:style-name="T3">str</text:span><text:span text:style-name="T2">,</text:span> <text:span text:style-name="T2">default_domain: &amp;</text:span><text:span text:style-name="T3">str</text:span><text:span text:style-name="T2">,</text:span> <text:span text:style-name="T2">default_ip: &amp;</text:span><text:span text:style-name="T3">str</text:span><text:span text:style-name="T2">) -&gt;</text:span> <text:span text:style-name="T2">Result&lt;(),</text:span> <text:span text:style-name="T2">DnsError&gt; {</text:span></text:p>
      <text:p text:style-name="P1"><text:s text:c="4"/><text:span text:style-name="T1">let</text:span> <text:span text:style-name="T2">conn</text:span> <text:span text:style-name="T2">=</text:span> <text:span text:style-name="T2">Connection::</text:span><text:span text:style-name="T5">open</text:span><text:span text:style-name="T2">(db_path)?;</text:span></text:p>
      <text:p text:style-name="P1"/>
      <text:p text:style-name="P1"><text:s text:c="4"/><text:span text:style-name="T7">// Updated schema to allow multiple NS records</text:span></text:p>
      <text:p text:style-name="P1"><text:span text:style-name="T2"><text:s text:c="4"/>conn.</text:span><text:span text:style-name="T5">execute</text:span><text:span text:style-name="T2">(</text:span></text:p>
      <text:p text:style-name="P1"><text:s text:c="8"/><text:span text:style-name="T6">"CREATE TABLE IF NOT EXISTS dns_records (</text:span></text:p>
      <text:p text:style-name="P1"><text:span text:style-name="T6"><text:s text:c="12"/>domain TEXT NOT NULL,</text:span></text:p>
      <text:p text:style-name="P1"><text:span text:style-name="T6"><text:s text:c="12"/>record_type TEXT NOT NULL CHECK(record_type IN (</text:span></text:p>
      <text:p text:style-name="P1"><text:span text:style-name="T6"><text:s text:c="16"/>'A','AAAA','MX','TXT','NS','CNAME','PTR','SOA',</text:span></text:p>
      <text:p text:style-name="P1"><text:span text:style-name="T6"><text:s text:c="16"/>'SRV','CAA','NAPTR','DS','DNSKEY','RRSIG','NSEC',</text:span></text:p>
      <text:p text:style-name="P1"><text:span text:style-name="T6"><text:s text:c="16"/>'TLSA','SSHFP'</text:span></text:p>
      <text:p text:style-name="P1"><text:span text:style-name="T6"><text:s text:c="12"/>)),</text:span></text:p>
      <text:p text:style-name="P1"><text:span text:style-name="T6"><text:s text:c="12"/>value TEXT NOT NULL,</text:span></text:p>
      <text:p text:style-name="P1"><text:span text:style-name="T6"><text:s text:c="12"/>ttl INTEGER DEFAULT 3600,</text:span></text:p>
      <text:p text:style-name="P1"><text:span text:style-name="T6"><text:s text:c="12"/>PRIMARY KEY (domain, record_type, value) <text:s/>-- Now allows multiple NS records</text:span></text:p>
      <text:p text:style-name="P1"><text:span text:style-name="T6"><text:s text:c="8"/>) WITHOUT ROWID"</text:span><text:span text:style-name="T2">,</text:span></text:p>
      <text:p text:style-name="P1"><text:s text:c="8"/><text:span text:style-name="T2">[],</text:span></text:p>
      <text:p text:style-name="P1"><text:s text:c="4"/><text:span text:style-name="T2">)?;</text:span></text:p>
      <text:p text:style-name="P1"/>
      <text:p text:style-name="P1"><text:s text:c="4"/><text:span text:style-name="T1">let</text:span> <text:span text:style-name="T2">count:</text:span> <text:span text:style-name="T3">i64</text:span> <text:span text:style-name="T2">=</text:span> <text:span text:style-name="T2">conn.</text:span><text:span text:style-name="T5">query_row</text:span><text:span text:style-name="T2">(</text:span><text:span text:style-name="T6">"SELECT COUNT(*) FROM dns_records"</text:span><text:span text:style-name="T2">, [], |row|</text:span> <text:span text:style-name="T2">row.</text:span><text:span text:style-name="T5">get</text:span><text:span text:style-name="T2">(</text:span><text:span text:style-name="T4">0</text:span><text:span text:style-name="T2">))?;</text:span></text:p>
      <text:p text:style-name="P1"/>
      <text:p text:style-name="P1"><text:s text:c="4"/><text:span text:style-name="T1">if</text:span> <text:span text:style-name="T2">count</text:span> <text:span text:style-name="T2">==</text:span> <text:span text:style-name="T4">0</text:span> <text:span text:style-name="T2">&amp;&amp; !default_ip.</text:span><text:span text:style-name="T5">is_empty</text:span><text:span text:style-name="T2">() {</text:span></text:p>
      <text:p text:style-name="P1"><text:s text:c="8"/><text:span text:style-name="T1">let</text:span> <text:span text:style-name="T2">mail_domain</text:span> <text:span text:style-name="T2">=</text:span> <text:span text:style-name="T5">format!</text:span><text:span text:style-name="T2">(</text:span><text:span text:style-name="T6">"mail.</text:span><text:span text:style-name="T3">{}</text:span><text:span text:style-name="T6">"</text:span><text:span text:style-name="T2">,</text:span> <text:span text:style-name="T2">default_domain);</text:span></text:p>
      <text:p text:style-name="P1"><text:s text:c="8"/><text:span text:style-name="T1">let</text:span> <text:span text:style-name="T2">ns1</text:span> <text:span text:style-name="T2">=</text:span> <text:span text:style-name="T5">format!</text:span><text:span text:style-name="T2">(</text:span><text:span text:style-name="T6">"ns1.</text:span><text:span text:style-name="T3">{}</text:span><text:span text:style-name="T6">"</text:span><text:span text:style-name="T2">,</text:span> <text:span text:style-name="T2">default_domain);</text:span></text:p>
      <text:p text:style-name="P1"><text:s text:c="8"/><text:span text:style-name="T1">let</text:span> <text:span text:style-name="T2">ns2</text:span> <text:span text:style-name="T2">=</text:span> <text:span text:style-name="T5">format!</text:span><text:span text:style-name="T2">(</text:span><text:span text:style-name="T6">"ns2.</text:span><text:span text:style-name="T3">{}</text:span><text:span text:style-name="T6">"</text:span><text:span text:style-name="T2">,</text:span> <text:span text:style-name="T2">default_domain);</text:span></text:p>
      <text:p text:style-name="P1"><text:s text:c="8"/><text:span text:style-name="T1">let</text:span> <text:span text:style-name="T2">soa_record</text:span> <text:span text:style-name="T2">=</text:span> <text:span text:style-name="T5">format!</text:span><text:span text:style-name="T2">(</text:span><text:span text:style-name="T6">"</text:span><text:span text:style-name="T3">{}</text:span> <text:span text:style-name="T6">hostmaster.</text:span><text:span text:style-name="T3">{}</text:span> <text:span text:style-name="T6">1 10800 3600 604800 86400"</text:span><text:span text:style-name="T2">,</text:span> <text:span text:style-name="T2">ns1,</text:span> <text:span text:style-name="T2">default_domain);</text:span></text:p>
      <text:p text:style-name="P1"/>
      <text:p text:style-name="P1"><text:span text:style-name="T2"><text:s text:c="8"/>conn.</text:span><text:span text:style-name="T5">execute_batch</text:span><text:span text:style-name="T2">(</text:span></text:p>
      <text:p text:style-name="P1"><text:s text:c="12"/><text:span text:style-name="T2">&amp;</text:span><text:span text:style-name="T5">format!</text:span><text:span text:style-name="T2">(</text:span></text:p>
      <text:p text:style-name="P1"><text:span text:style-name="T2"><text:s text:c="16"/>r</text:span><text:span text:style-name="T6">#"</text:span></text:p>
      <text:p text:style-name="P1"><text:span text:style-name="T6"><text:s text:c="16"/>INSERT OR IGNORE INTO dns_records VALUES('</text:span><text:span text:style-name="T3">{0}</text:span><text:span text:style-name="T6">', 'A', ?, 3600);</text:span></text:p>
      <text:p text:style-name="P1"><text:span text:style-name="T6"><text:s text:c="16"/>INSERT OR IGNORE INTO dns_records VALUES('www.</text:span><text:span text:style-name="T3">{0}</text:span><text:span text:style-name="T6">', 'A', ?, 3600);</text:span></text:p>
      <text:p text:style-name="P1"><text:span text:style-name="T6"><text:s text:c="16"/>INSERT OR IGNORE INTO dns_records VALUES('api.</text:span><text:span text:style-name="T3">{0}</text:span><text:span text:style-name="T6">', 'A', ?, 3600);</text:span></text:p>
      <text:p text:style-name="P1"><text:span text:style-name="T6"><text:s text:c="16"/>INSERT OR IGNORE INTO dns_records VALUES('mail.</text:span><text:span text:style-name="T3">{0}</text:span><text:span text:style-name="T6">', 'A', ?, 3600);</text:span></text:p>
      <text:p text:style-name="P1"><text:span text:style-name="T6"><text:s text:c="16"/>INSERT OR IGNORE INTO dns_records VALUES('ns1.</text:span><text:span text:style-name="T3">{0}</text:span><text:span text:style-name="T6">', 'A', ?, 3600);</text:span></text:p>
      <text:p text:style-name="P1"><text:span text:style-name="T6"><text:s text:c="16"/>INSERT OR IGNORE INTO dns_records VALUES('ns2.</text:span><text:span text:style-name="T3">{0}</text:span><text:span text:style-name="T6">', 'A', ?, 3600);</text:span></text:p>
      <text:p text:style-name="P1"><text:span text:style-name="T6"><text:s text:c="16"/>INSERT OR IGNORE INTO dns_records VALUES('</text:span><text:span text:style-name="T3">{0}</text:span><text:span text:style-name="T6">', 'MX', '10</text:span> <text:span text:style-name="T3">{1}</text:span><text:span text:style-name="T6">', 3600);</text:span></text:p>
      <text:p text:style-name="P1"><text:span text:style-name="T6"><text:s text:c="16"/>INSERT OR IGNORE INTO dns_records VALUES('</text:span><text:span text:style-name="T3">{0}</text:span><text:span text:style-name="T6">', 'TXT', '\"v=spf1 a mx ~all\"', 3600);</text:span></text:p>
      <text:p text:style-name="P1"><text:span text:style-name="T6"><text:s text:c="16"/>INSERT OR IGNORE INTO dns_records VALUES('</text:span><text:span text:style-name="T3">{0}</text:span><text:span text:style-name="T6">', 'NS', '</text:span><text:span text:style-name="T3">{2}</text:span><text:span text:style-name="T6">', 3600);</text:span></text:p>
      <text:p text:style-name="P1"><text:span text:style-name="T6"><text:s text:c="16"/>INSERT OR IGNORE INTO dns_records VALUES('</text:span><text:span text:style-name="T3">{0}</text:span><text:span text:style-name="T6">', 'NS', '</text:span><text:span text:style-name="T3">{3}</text:span><text:span text:style-name="T6">', 3600);</text:span></text:p>
      <text:p text:style-name="P1"><text:span text:style-name="T6"><text:s text:c="16"/>INSERT OR IGNORE INTO dns_records VALUES('</text:span><text:span text:style-name="T3">{0}</text:span><text:span text:style-name="T6">', 'SOA', '</text:span><text:span text:style-name="T3">{4}</text:span><text:span text:style-name="T6">', 3600);</text:span></text:p>
      <text:p text:style-name="P1"><text:span text:style-name="T6"><text:s text:c="16"/>"#</text:span><text:span text:style-name="T2">,</text:span></text:p>
      <text:p text:style-name="P1"><text:span text:style-name="T2"><text:s text:c="16"/>default_domain,</text:span> <text:span text:style-name="T2">mail_domain,</text:span> <text:span text:style-name="T2">ns1,</text:span> <text:span text:style-name="T2">ns2,</text:span> <text:span text:style-name="T2">soa_record</text:span></text:p>
      <text:p text:style-name="P1"><text:s text:c="12"/><text:span text:style-name="T2">),</text:span></text:p>
      <text:p text:style-name="P1"><text:s text:c="8"/><text:span text:style-name="T2">)?;</text:span></text:p>
      <text:p text:style-name="P1"><text:s text:c="4"/><text:span text:style-name="T2">}</text:span></text:p>
      <text:p text:style-name="P1"/>
      <text:p text:style-name="P1"><text:soft-page-break/><text:s text:c="4"/><text:span text:style-name="T5">Ok</text:span><text:span text:style-name="T2">(())</text:span></text:p>
      <text:p text:style-name="P1"><text:span text:style-name="T2">}</text:span></text:p>
      <text:p text:style-name="P1"/>
      <text:p text:style-name="P1"><text:span text:style-name="T7">// List line of the code: main.rs /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5T12:32:15.237617961</dc:date>
    <meta:editing-duration>PT3M47S</meta:editing-duration>
    <meta:editing-cycles>1</meta:editing-cycles>
    <meta:document-statistic meta:table-count="0" meta:image-count="0" meta:object-count="0" meta:page-count="22" meta:paragraph-count="1363" meta:word-count="5538" meta:character-count="52039" meta:non-whitespace-character-count="36930"/>
    <meta:generator>LibreOffice/25.2.3.2$Linux_X86_64 LibreOffice_project/520$Build-2</meta:generator>
  </office:meta>
</office:document-meta>
</file>